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1CF00000096BB83C7452903B274.png" manifest:media-type="image/png"/>
  <manifest:file-entry manifest:full-path="Pictures/1000020100000158000000D21D8509D49A937650.png" manifest:media-type="image/png"/>
  <manifest:file-entry manifest:full-path="Pictures/10000201000001780000008FF9BE4636D1E33597.png" manifest:media-type="image/png"/>
  <manifest:file-entry manifest:full-path="Pictures/10000201000003610000017E21013940B4277E47.png" manifest:media-type="image/png"/>
  <manifest:file-entry manifest:full-path="Pictures/100002010000031C000001C4329E7692F7853142.png" manifest:media-type="image/png"/>
  <manifest:file-entry manifest:full-path="Pictures/10000201000002A7000001CF475E2A375A2090CE.png" manifest:media-type="image/png"/>
  <manifest:file-entry manifest:full-path="Pictures/100002010000030C00000124006DAC2FBB7CD3FF.png" manifest:media-type="image/png"/>
  <manifest:file-entry manifest:full-path="Pictures/100002010000028000000111AEEBFC063E3B808C.png" manifest:media-type="image/png"/>
  <manifest:file-entry manifest:full-path="Pictures/10000201000003360000021B6C9B0CE71E24F2D4.png" manifest:media-type="image/png"/>
  <manifest:file-entry manifest:full-path="Pictures/10000201000003E60000007E0A604F2905AC2457.png" manifest:media-type="image/png"/>
  <manifest:file-entry manifest:full-path="Pictures/100002010000034E000001EC8E82BCEA3394DFE1.png" manifest:media-type="image/png"/>
  <manifest:file-entry manifest:full-path="Pictures/100002010000014B00000093FF5AEA0985AFAADD.png" manifest:media-type="image/png"/>
  <manifest:file-entry manifest:full-path="Pictures/100002010000014900000086E9B5701410B14CB3.png" manifest:media-type="image/png"/>
  <manifest:file-entry manifest:full-path="Pictures/10000201000003E5000000E98D0C3D8DD8D9102D.png" manifest:media-type="image/png"/>
  <manifest:file-entry manifest:full-path="Pictures/10000201000000FD0000006E902F68E31799BB11.png" manifest:media-type="image/png"/>
  <manifest:file-entry manifest:full-path="Pictures/100002010000012F00000076C27CA7122FA7B53C.png" manifest:media-type="image/png"/>
  <manifest:file-entry manifest:full-path="Pictures/10000201000001110000009903FF1C5944DE21F0.png" manifest:media-type="image/png"/>
  <manifest:file-entry manifest:full-path="Pictures/1000020100000100000000824C3D2AF35FE60532.png" manifest:media-type="image/png"/>
  <manifest:file-entry manifest:full-path="Pictures/100002010000015300000083C1BB4D29D3F2FA02.png" manifest:media-type="image/png"/>
  <manifest:file-entry manifest:full-path="Pictures/100002010000023F00000113DEF089BC29FA8D08.png" manifest:media-type="image/png"/>
  <manifest:file-entry manifest:full-path="Pictures/100002010000010F0000005F29EAADE66413FAE9.png" manifest:media-type="image/png"/>
  <manifest:file-entry manifest:full-path="Pictures/10000201000002E9000001945A05F640025B04CF.png" manifest:media-type="image/png"/>
  <manifest:file-entry manifest:full-path="Pictures/1000020100000186000000DBEA06B5A551678DC9.png" manifest:media-type="image/png"/>
  <manifest:file-entry manifest:full-path="Pictures/10000201000001DB000001393FC9405CEC7E0CBA.png" manifest:media-type="image/png"/>
  <manifest:file-entry manifest:full-path="Pictures/10000201000003100000018AC713B092A00510D4.png" manifest:media-type="image/png"/>
  <manifest:file-entry manifest:full-path="Pictures/10000201000003BD000001D9557A001F1FB58524.png" manifest:media-type="image/png"/>
  <manifest:file-entry manifest:full-path="Pictures/10000201000002A0000001E98652A1FE3A50D249.png" manifest:media-type="image/png"/>
  <manifest:file-entry manifest:full-path="Pictures/1000020100000373000001F404B5A5E0251A1B96.png" manifest:media-type="image/png"/>
  <manifest:file-entry manifest:full-path="Pictures/10000201000003EE0000015C5A4112858BC8CC4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Menlo" svg:font-family="Menlo, monospace"/>
    <style:font-face style:name="Open Sans1" svg:font-family="'Open Sans', Helvetica, sans-serif"/>
    <style:font-face style:name="Open Sans" svg:font-family="'Open Sans', Verdana, Geneva, sans-serif, sans-serif"/>
    <style:font-face style:name="monospace" svg:font-family="monospace, monospace"/>
    <style:font-face style:name="Droid Sans Devanagari1" svg:font-family="'Droid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fo:font-weight="bold" officeooo:rsid="0063da88" officeooo:paragraph-rsid="0063da88" style:font-weight-asian="bold" style:font-weight-complex="bold"/>
    </style:style>
    <style:style style:name="P2" style:family="paragraph" style:parent-style-name="Text_20_body">
      <style:text-properties officeooo:rsid="0156d2ad" officeooo:paragraph-rsid="01577feb"/>
    </style:style>
    <style:style style:name="P3" style:family="paragraph" style:parent-style-name="Text_20_body">
      <style:text-properties fo:font-variant="normal" fo:text-transform="none" fo:color="#333333" style:font-name="monospace" fo:letter-spacing="normal" fo:font-style="normal" fo:font-weight="bold" officeooo:rsid="0157cfc4" officeooo:paragraph-rsid="0157cfc4" style:font-weight-asian="bold" style:font-weight-complex="bold"/>
    </style:style>
    <style:style style:name="P4" style:family="paragraph" style:parent-style-name="Text_20_body">
      <style:text-properties fo:font-variant="normal" fo:text-transform="none" fo:color="#333333" style:font-name="monospace" fo:letter-spacing="normal" fo:font-style="normal" fo:font-weight="normal" officeooo:rsid="01577feb" officeooo:paragraph-rsid="01577feb"/>
    </style:style>
    <style:style style:name="P5" style:family="paragraph" style:parent-style-name="Text_20_body">
      <style:text-properties fo:font-variant="normal" fo:text-transform="none" fo:color="#333333" style:font-name="Menlo" fo:font-size="9pt" fo:letter-spacing="normal" fo:font-style="normal" fo:font-weight="bold" officeooo:paragraph-rsid="016eb164"/>
    </style:style>
    <style:style style:name="P6" style:family="paragraph" style:parent-style-name="Text_20_body">
      <style:text-properties fo:font-variant="normal" fo:text-transform="none" fo:color="#333333" style:font-name="Menlo" fo:font-size="9pt" fo:letter-spacing="normal" fo:font-style="normal" fo:font-weight="bold" officeooo:rsid="0172ce10" officeooo:paragraph-rsid="0172ce10"/>
    </style:style>
    <style:style style:name="P7" style:family="paragraph" style:parent-style-name="Text_20_body">
      <style:text-properties fo:font-variant="normal" fo:text-transform="none" fo:color="#333333" style:font-name="Menlo" fo:font-size="9pt" fo:letter-spacing="normal" fo:font-style="normal" fo:font-weight="bold" officeooo:rsid="0174549a" officeooo:paragraph-rsid="0174549a"/>
    </style:style>
    <style:style style:name="P8" style:family="paragraph" style:parent-style-name="Text_20_body">
      <style:text-properties fo:font-variant="normal" fo:text-transform="none" fo:color="#333333" style:font-name="Menlo" fo:font-size="9pt" fo:letter-spacing="normal" fo:font-style="normal" fo:font-weight="bold" officeooo:paragraph-rsid="0174549a"/>
    </style:style>
    <style:style style:name="P9" style:family="paragraph" style:parent-style-name="Text_20_body">
      <style:text-properties fo:font-variant="normal" fo:text-transform="none" fo:color="#333333" style:font-name="Menlo" fo:font-size="9pt" fo:letter-spacing="normal" fo:font-style="normal" fo:font-weight="bold" officeooo:rsid="017a5072" officeooo:paragraph-rsid="017a5072"/>
    </style:style>
    <style:style style:name="P10" style:family="paragraph" style:parent-style-name="Text_20_body">
      <style:text-properties fo:font-variant="normal" fo:text-transform="none" fo:color="#333333" style:font-name="Menlo" fo:font-size="9pt" fo:letter-spacing="normal" fo:font-style="normal" fo:font-weight="bold" officeooo:rsid="0182bb15" officeooo:paragraph-rsid="0182bb15"/>
    </style:style>
    <style:style style:name="P11" style:family="paragraph" style:parent-style-name="Text_20_body">
      <style:text-properties fo:font-variant="normal" fo:text-transform="none" fo:color="#333333" style:font-name="Menlo" fo:font-size="9pt" fo:letter-spacing="normal" fo:font-style="normal" fo:font-weight="bold" officeooo:rsid="01876c3f" officeooo:paragraph-rsid="01876c3f"/>
    </style:style>
    <style:style style:name="P12" style:family="paragraph" style:parent-style-name="Text_20_body">
      <style:text-properties fo:font-variant="normal" fo:text-transform="none" fo:color="#333333" style:font-name="Menlo" fo:font-size="9pt" fo:letter-spacing="normal" fo:font-style="normal" fo:font-weight="bold" officeooo:rsid="01bcf72f" officeooo:paragraph-rsid="01bcf72f" style:font-weight-asian="bold" style:font-weight-complex="bold"/>
    </style:style>
    <style:style style:name="P13" style:family="paragraph" style:parent-style-name="Text_20_body">
      <style:text-properties fo:font-variant="normal" fo:text-transform="none" fo:color="#333333" style:font-name="Menlo" fo:font-size="9pt" fo:letter-spacing="normal" fo:font-style="normal" fo:font-weight="bold" officeooo:rsid="01bdfd11" officeooo:paragraph-rsid="01bdfd11" style:font-weight-asian="bold" style:font-weight-complex="bold"/>
    </style:style>
    <style:style style:name="P14" style:family="paragraph" style:parent-style-name="Text_20_body">
      <style:text-properties fo:font-variant="normal" fo:text-transform="none" fo:color="#333333" style:font-name="Menlo" fo:font-size="9pt" fo:letter-spacing="normal" fo:font-style="normal" fo:font-weight="bold" officeooo:rsid="01d61216" officeooo:paragraph-rsid="01d61216" style:font-weight-asian="bold" style:font-weight-complex="bold"/>
    </style:style>
    <style:style style:name="P15" style:family="paragraph" style:parent-style-name="Text_20_body">
      <style:text-properties fo:font-variant="normal" fo:text-transform="none" fo:color="#333333" style:font-name="Menlo" fo:font-size="9pt" fo:letter-spacing="normal" fo:font-style="normal" fo:font-weight="bold" officeooo:rsid="01a105bb" officeooo:paragraph-rsid="01a105bb"/>
    </style:style>
    <style:style style:name="P16" style:family="paragraph" style:parent-style-name="Text_20_body">
      <style:text-properties fo:font-variant="normal" fo:text-transform="none" fo:color="#333333" style:font-name="Menlo" fo:font-size="9pt" fo:letter-spacing="normal" fo:font-style="normal" fo:font-weight="bold" officeooo:rsid="01a10a02" officeooo:paragraph-rsid="01a10a02"/>
    </style:style>
    <style:style style:name="P17" style:family="paragraph" style:parent-style-name="Text_20_body">
      <style:text-properties fo:font-variant="normal" fo:text-transform="none" fo:color="#333333" style:font-name="Menlo" fo:font-size="9pt" fo:letter-spacing="normal" fo:font-style="normal" fo:font-weight="bold" officeooo:rsid="01a43792" officeooo:paragraph-rsid="01a43792"/>
    </style:style>
    <style:style style:name="P18" style:family="paragraph" style:parent-style-name="Text_20_body">
      <style:text-properties fo:font-variant="normal" fo:text-transform="none" fo:color="#333333" style:font-name="Menlo" fo:font-size="9pt" fo:letter-spacing="normal" fo:font-style="normal" fo:font-weight="bold" officeooo:rsid="01a8e0e8" officeooo:paragraph-rsid="01a8e0e8"/>
    </style:style>
    <style:style style:name="P19" style:family="paragraph" style:parent-style-name="Text_20_body">
      <style:text-properties fo:font-variant="normal" fo:text-transform="none" fo:color="#333333" style:font-name="Menlo" fo:font-size="9pt" fo:letter-spacing="normal" fo:font-style="normal" fo:font-weight="bold" officeooo:rsid="01aa6a4c" officeooo:paragraph-rsid="01aa6a4c"/>
    </style:style>
    <style:style style:name="P20" style:family="paragraph" style:parent-style-name="Text_20_body">
      <style:text-properties fo:font-variant="normal" fo:text-transform="none" fo:color="#333333" style:font-name="Menlo" fo:font-size="9pt" fo:letter-spacing="normal" fo:font-style="normal" fo:font-weight="bold" officeooo:rsid="01b69fd0" officeooo:paragraph-rsid="01b69fd0"/>
    </style:style>
    <style:style style:name="P21" style:family="paragraph" style:parent-style-name="Text_20_body">
      <style:text-properties fo:font-variant="normal" fo:text-transform="none" fo:color="#333333" style:font-name="Menlo" fo:font-size="9pt" fo:letter-spacing="normal" fo:font-style="normal" fo:font-weight="bold" officeooo:rsid="01b6aab8" officeooo:paragraph-rsid="01b6aab8"/>
    </style:style>
    <style:style style:name="P22" style:family="paragraph" style:parent-style-name="Text_20_body">
      <style:text-properties fo:font-variant="normal" fo:text-transform="none" fo:color="#333333" style:font-name="Menlo" fo:font-size="9pt" fo:letter-spacing="normal" fo:font-style="normal" fo:font-weight="bold" officeooo:rsid="01b856e8" officeooo:paragraph-rsid="01b856e8"/>
    </style:style>
    <style:style style:name="P23" style:family="paragraph" style:parent-style-name="Text_20_body">
      <style:text-properties fo:font-variant="normal" fo:text-transform="none" fo:color="#333333" style:font-name="Menlo" fo:font-size="9pt" fo:letter-spacing="normal" fo:font-style="normal" fo:font-weight="bold" officeooo:rsid="01c5b8f2" officeooo:paragraph-rsid="01c5b8f2" fo:background-color="#fff200" style:font-weight-asian="bold" style:font-weight-complex="bold"/>
    </style:style>
    <style:style style:name="P24" style:family="paragraph" style:parent-style-name="Text_20_body">
      <style:text-properties fo:font-variant="normal" fo:text-transform="none" fo:color="#333333" style:font-name="Menlo" fo:font-size="9pt" fo:letter-spacing="normal" fo:font-style="normal" fo:font-weight="bold" officeooo:rsid="01c17be9" officeooo:paragraph-rsid="01c17be9"/>
    </style:style>
    <style:style style:name="P25" style:family="paragraph" style:parent-style-name="Text_20_body">
      <style:text-properties fo:font-variant="normal" fo:text-transform="none" fo:color="#333333" style:font-name="Menlo" fo:font-size="9pt" fo:letter-spacing="normal" fo:font-style="normal" fo:font-weight="normal" officeooo:rsid="0174549a" officeooo:paragraph-rsid="0174549a" style:font-weight-asian="normal" style:font-weight-complex="normal"/>
    </style:style>
    <style:style style:name="P26" style:family="paragraph" style:parent-style-name="Text_20_body">
      <style:text-properties fo:font-variant="normal" fo:text-transform="none" fo:color="#333333" style:font-name="Menlo" fo:font-size="9pt" fo:letter-spacing="normal" fo:font-style="normal" fo:font-weight="normal" officeooo:rsid="01876c3f" officeooo:paragraph-rsid="01876c3f" style:font-weight-asian="normal" style:font-weight-complex="normal"/>
    </style:style>
    <style:style style:name="P27" style:family="paragraph" style:parent-style-name="Text_20_body">
      <style:text-properties fo:font-variant="normal" fo:text-transform="none" fo:color="#333333" style:font-name="Menlo" fo:font-size="9pt" fo:letter-spacing="normal" fo:font-style="normal" fo:font-weight="normal" officeooo:rsid="0194280e" officeooo:paragraph-rsid="0194280e" style:font-weight-asian="normal" style:font-weight-complex="normal"/>
    </style:style>
    <style:style style:name="P28" style:family="paragraph" style:parent-style-name="Text_20_body">
      <style:text-properties fo:font-variant="normal" fo:text-transform="none" fo:color="#333333" style:font-name="Menlo" fo:font-size="9pt" fo:letter-spacing="normal" fo:font-style="normal" fo:font-weight="normal" officeooo:rsid="0194f0c6" officeooo:paragraph-rsid="0194f0c6" style:font-weight-asian="normal" style:font-weight-complex="normal"/>
    </style:style>
    <style:style style:name="P29" style:family="paragraph" style:parent-style-name="Text_20_body">
      <style:text-properties fo:font-variant="normal" fo:text-transform="none" fo:color="#333333" style:font-name="Menlo" fo:font-size="9pt" fo:letter-spacing="normal" fo:font-style="normal" fo:font-weight="normal" officeooo:rsid="0195162d" officeooo:paragraph-rsid="019c00d0" style:font-weight-asian="normal" style:font-weight-complex="normal"/>
    </style:style>
    <style:style style:name="P30" style:family="paragraph" style:parent-style-name="Text_20_body">
      <style:text-properties fo:font-variant="normal" fo:text-transform="none" fo:color="#333333" style:font-name="Menlo" fo:font-size="9pt" fo:letter-spacing="normal" fo:font-style="normal" fo:font-weight="normal" officeooo:rsid="0196e0ce" officeooo:paragraph-rsid="0196e0ce" style:font-weight-asian="normal" style:font-weight-complex="normal"/>
    </style:style>
    <style:style style:name="P31" style:family="paragraph" style:parent-style-name="Text_20_body">
      <style:text-properties fo:font-variant="normal" fo:text-transform="none" fo:color="#333333" style:font-name="Menlo" fo:font-size="9pt" fo:letter-spacing="normal" fo:font-style="normal" fo:font-weight="normal" officeooo:rsid="019ceea8" officeooo:paragraph-rsid="019ceea8" style:font-weight-asian="normal" style:font-weight-complex="normal"/>
    </style:style>
    <style:style style:name="P32" style:family="paragraph" style:parent-style-name="Text_20_body">
      <style:text-properties fo:font-variant="normal" fo:text-transform="none" fo:color="#333333" style:font-name="Menlo" fo:font-size="9pt" fo:letter-spacing="normal" fo:font-style="normal" fo:font-weight="normal" officeooo:rsid="019c00d0" officeooo:paragraph-rsid="019c00d0" style:font-weight-asian="normal" style:font-weight-complex="normal"/>
    </style:style>
    <style:style style:name="P33" style:family="paragraph" style:parent-style-name="Text_20_body">
      <style:text-properties fo:font-variant="normal" fo:text-transform="none" fo:color="#333333" style:font-name="Menlo" fo:font-size="9pt" fo:letter-spacing="normal" fo:font-style="normal" fo:font-weight="normal" officeooo:rsid="019f986b" officeooo:paragraph-rsid="019f986b" style:font-weight-asian="normal" style:font-weight-complex="normal"/>
    </style:style>
    <style:style style:name="P34" style:family="paragraph" style:parent-style-name="Text_20_body">
      <style:text-properties fo:font-variant="normal" fo:text-transform="none" fo:color="#333333" style:font-name="Menlo" fo:font-size="9pt" fo:letter-spacing="normal" fo:font-style="normal" fo:font-weight="normal" officeooo:rsid="01a3ceb9" officeooo:paragraph-rsid="01a3ceb9" style:font-weight-asian="normal" style:font-weight-complex="normal"/>
    </style:style>
    <style:style style:name="P35" style:family="paragraph" style:parent-style-name="Text_20_body">
      <style:text-properties fo:font-variant="normal" fo:text-transform="none" fo:color="#333333" style:font-name="Menlo" fo:font-size="9pt" fo:letter-spacing="normal" fo:font-style="normal" fo:font-weight="normal" officeooo:rsid="01b08eca" officeooo:paragraph-rsid="01b08eca" style:font-weight-asian="normal" style:font-weight-complex="normal"/>
    </style:style>
    <style:style style:name="P36" style:family="paragraph" style:parent-style-name="Text_20_body">
      <style:text-properties fo:font-variant="normal" fo:text-transform="none" fo:color="#333333" style:font-name="Menlo" fo:font-size="9pt" fo:letter-spacing="normal" fo:font-style="normal" fo:font-weight="normal" officeooo:rsid="01b21055" officeooo:paragraph-rsid="01b21055" style:font-weight-asian="normal" style:font-weight-complex="normal"/>
    </style:style>
    <style:style style:name="P37" style:family="paragraph" style:parent-style-name="Text_20_body">
      <style:text-properties fo:font-variant="normal" fo:text-transform="none" fo:color="#333333" style:font-name="Menlo" fo:font-size="9pt" fo:letter-spacing="normal" fo:font-style="normal" fo:font-weight="normal" officeooo:rsid="01bb6586" officeooo:paragraph-rsid="01b856e8" style:font-weight-asian="normal" style:font-weight-complex="normal"/>
    </style:style>
    <style:style style:name="P38" style:family="paragraph" style:parent-style-name="Text_20_body">
      <style:text-properties fo:font-variant="normal" fo:text-transform="none" fo:color="#333333" style:font-name="Menlo" fo:font-size="9pt" fo:letter-spacing="normal" fo:font-style="normal" fo:font-weight="normal" officeooo:rsid="01bb6586" officeooo:paragraph-rsid="01bdfd11" style:font-weight-asian="normal" style:font-weight-complex="normal"/>
    </style:style>
    <style:style style:name="P39" style:family="paragraph" style:parent-style-name="Text_20_body">
      <style:text-properties fo:font-variant="normal" fo:text-transform="none" fo:color="#333333" style:font-name="Menlo" fo:font-size="9pt" fo:letter-spacing="normal" fo:font-style="normal" fo:font-weight="normal" officeooo:rsid="01bcf72f" officeooo:paragraph-rsid="01bcf72f" style:font-weight-asian="normal" style:font-weight-complex="normal"/>
    </style:style>
    <style:style style:name="P40" style:family="paragraph" style:parent-style-name="Text_20_body">
      <style:text-properties fo:font-variant="normal" fo:text-transform="none" fo:color="#333333" style:font-name="Menlo" fo:font-size="9pt" fo:letter-spacing="normal" fo:font-style="normal" fo:font-weight="normal" officeooo:rsid="01bd16de" officeooo:paragraph-rsid="01b856e8" style:font-weight-asian="normal" style:font-weight-complex="normal"/>
    </style:style>
    <style:style style:name="P41" style:family="paragraph" style:parent-style-name="Text_20_body">
      <style:text-properties fo:font-variant="normal" fo:text-transform="none" fo:color="#333333" style:font-name="Menlo" fo:font-size="9pt" fo:letter-spacing="normal" fo:font-style="normal" fo:font-weight="normal" officeooo:rsid="01c01459" officeooo:paragraph-rsid="01c01459" style:font-weight-asian="normal" style:font-weight-complex="normal"/>
    </style:style>
    <style:style style:name="P42" style:family="paragraph" style:parent-style-name="Text_20_body">
      <style:text-properties fo:font-variant="normal" fo:text-transform="none" fo:color="#333333" style:font-name="Menlo" fo:font-size="9pt" fo:letter-spacing="normal" fo:font-style="normal" fo:font-weight="normal" officeooo:rsid="01c17be9" officeooo:paragraph-rsid="01c17be9" style:font-weight-asian="normal" style:font-weight-complex="normal"/>
    </style:style>
    <style:style style:name="P43" style:family="paragraph" style:parent-style-name="Text_20_body">
      <style:text-properties fo:font-variant="normal" fo:text-transform="none" fo:color="#333333" style:font-name="Menlo" fo:font-size="9pt" fo:letter-spacing="normal" fo:font-style="normal" fo:font-weight="normal" officeooo:rsid="01c5b8f2" officeooo:paragraph-rsid="01c5b8f2" style:font-weight-asian="normal" style:font-weight-complex="normal"/>
    </style:style>
    <style:style style:name="P44" style:family="paragraph" style:parent-style-name="Text_20_body">
      <style:text-properties fo:font-variant="normal" fo:text-transform="none" fo:color="#333333" style:font-name="Menlo" fo:font-size="9pt" fo:letter-spacing="normal" fo:font-style="normal" fo:font-weight="normal" officeooo:rsid="01caa6d0" officeooo:paragraph-rsid="01caa6d0" style:font-weight-asian="normal" style:font-weight-complex="normal"/>
    </style:style>
    <style:style style:name="P45" style:family="paragraph" style:parent-style-name="Text_20_body">
      <style:text-properties fo:font-variant="normal" fo:text-transform="none" fo:color="#333333" style:font-name="Menlo" fo:font-size="9pt" fo:letter-spacing="normal" fo:font-style="normal" fo:font-weight="normal" officeooo:rsid="01cddd7b" officeooo:paragraph-rsid="01cddd7b" style:font-weight-asian="normal" style:font-weight-complex="normal"/>
    </style:style>
    <style:style style:name="P46" style:family="paragraph" style:parent-style-name="Text_20_body">
      <style:text-properties fo:font-variant="normal" fo:text-transform="none" fo:color="#333333" style:font-name="Menlo" fo:font-size="9pt" fo:letter-spacing="normal" fo:font-style="normal" fo:font-weight="normal" officeooo:rsid="01d121c6" officeooo:paragraph-rsid="01d121c6" style:font-weight-asian="normal" style:font-weight-complex="normal"/>
    </style:style>
    <style:style style:name="P47" style:family="paragraph" style:parent-style-name="Text_20_body">
      <style:text-properties fo:font-variant="normal" fo:text-transform="none" fo:color="#333333" style:font-name="Menlo" fo:font-size="9pt" fo:letter-spacing="normal" fo:font-style="normal" fo:font-weight="normal" officeooo:rsid="01d833b8" officeooo:paragraph-rsid="01d833b8" style:font-weight-asian="normal" style:font-weight-complex="normal"/>
    </style:style>
    <style:style style:name="P48" style:family="paragraph" style:parent-style-name="Text_20_body">
      <style:text-properties fo:font-variant="normal" fo:text-transform="none" fo:color="#333333" style:font-name="Menlo" fo:font-size="9pt" fo:letter-spacing="normal" fo:font-style="normal" fo:font-weight="normal" officeooo:rsid="01da2de5" officeooo:paragraph-rsid="01da2de5" style:font-weight-asian="normal" style:font-weight-complex="normal"/>
    </style:style>
    <style:style style:name="P49" style:family="paragraph" style:parent-style-name="Text_20_body">
      <style:text-properties fo:font-variant="normal" fo:text-transform="none" fo:color="#333333" style:font-name="Menlo" fo:font-size="9pt" fo:letter-spacing="normal" fo:font-style="normal" fo:font-weight="normal" officeooo:rsid="01dd67d1" officeooo:paragraph-rsid="01dd67d1" style:font-weight-asian="normal" style:font-weight-complex="normal"/>
    </style:style>
    <style:style style:name="P50" style:family="paragraph" style:parent-style-name="Text_20_body">
      <style:text-properties fo:font-variant="normal" fo:text-transform="none" fo:color="#333333" style:font-name="Menlo" fo:font-size="9pt" fo:letter-spacing="normal" fo:font-style="normal" fo:font-weight="normal" officeooo:rsid="01de54e7" officeooo:paragraph-rsid="01de54e7" style:font-weight-asian="normal" style:font-weight-complex="normal"/>
    </style:style>
    <style:style style:name="P51" style:family="paragraph" style:parent-style-name="Text_20_body">
      <style:text-properties fo:font-variant="normal" fo:text-transform="none" fo:color="#333333" style:font-name="Menlo" fo:font-size="9pt" fo:letter-spacing="normal" fo:font-style="normal" fo:font-weight="normal" officeooo:rsid="01df4e1e" officeooo:paragraph-rsid="01df4e1e" style:font-weight-asian="normal" style:font-weight-complex="normal"/>
    </style:style>
    <style:style style:name="P52" style:family="paragraph" style:parent-style-name="Text_20_body">
      <style:text-properties fo:font-variant="normal" fo:text-transform="none" fo:color="#333333" style:font-name="Menlo" fo:font-size="9pt" fo:letter-spacing="normal" fo:font-style="normal" fo:font-weight="normal" officeooo:rsid="01e0b44b" officeooo:paragraph-rsid="01e0b44b" style:font-weight-asian="normal" style:font-weight-complex="normal"/>
    </style:style>
    <style:style style:name="P53" style:family="paragraph" style:parent-style-name="Text_20_body">
      <style:text-properties fo:font-variant="normal" fo:text-transform="none" fo:color="#333333" style:font-name="Menlo" fo:font-size="9pt" fo:letter-spacing="normal" fo:font-style="normal" fo:font-weight="normal" officeooo:rsid="01e20a56" officeooo:paragraph-rsid="01e20a56" style:font-weight-asian="normal" style:font-weight-complex="normal"/>
    </style:style>
    <style:style style:name="P54" style:family="paragraph" style:parent-style-name="Text_20_body">
      <style:text-properties fo:font-variant="normal" fo:text-transform="none" fo:color="#333333" style:font-name="Menlo" fo:font-size="9pt" fo:letter-spacing="normal" fo:font-style="normal" fo:font-weight="normal" officeooo:rsid="01e5d664" officeooo:paragraph-rsid="01e5d664" style:font-weight-asian="normal" style:font-weight-complex="normal"/>
    </style:style>
    <style:style style:name="P55" style:family="paragraph" style:parent-style-name="Text_20_body">
      <style:text-properties fo:font-variant="normal" fo:text-transform="none" fo:color="#333333" style:font-name="Menlo" fo:font-size="9pt" fo:letter-spacing="normal" fo:font-style="normal" fo:font-weight="normal" officeooo:rsid="01e5d664" officeooo:paragraph-rsid="01e73f0a" style:font-weight-asian="normal" style:font-weight-complex="normal"/>
    </style:style>
    <style:style style:name="P56" style:family="paragraph" style:parent-style-name="Text_20_body">
      <style:text-properties fo:font-variant="normal" fo:text-transform="none" fo:color="#333333" style:font-name="Menlo" fo:font-size="9pt" fo:letter-spacing="normal" fo:font-style="normal" fo:font-weight="normal" officeooo:rsid="01e6a66a" officeooo:paragraph-rsid="01e6a66a" style:font-weight-asian="normal" style:font-weight-complex="normal"/>
    </style:style>
    <style:style style:name="P57" style:family="paragraph" style:parent-style-name="Text_20_body">
      <style:text-properties fo:font-variant="normal" fo:text-transform="none" fo:color="#333333" style:font-name="Menlo" fo:font-size="9pt" fo:letter-spacing="normal" fo:font-style="normal" fo:font-weight="normal" officeooo:rsid="01e73f0a" officeooo:paragraph-rsid="01e73f0a" style:font-weight-asian="normal" style:font-weight-complex="normal"/>
    </style:style>
    <style:style style:name="P58" style:family="paragraph" style:parent-style-name="Text_20_body">
      <style:text-properties fo:font-variant="normal" fo:text-transform="none" fo:color="#333333" style:font-name="Menlo" fo:font-size="9pt" fo:letter-spacing="normal" fo:font-style="normal" fo:font-weight="normal" officeooo:rsid="01edb575" officeooo:paragraph-rsid="01edb575" style:font-weight-asian="normal" style:font-weight-complex="normal"/>
    </style:style>
    <style:style style:name="P59" style:family="paragraph" style:parent-style-name="Text_20_body">
      <style:text-properties fo:font-variant="normal" fo:text-transform="none" fo:color="#333333" style:font-name="Menlo" fo:font-size="9pt" fo:letter-spacing="normal" fo:font-style="normal" fo:font-weight="normal" officeooo:rsid="01b856e8" officeooo:paragraph-rsid="01b856e8" fo:background-color="#fff200" style:font-weight-asian="normal" style:font-weight-complex="normal"/>
    </style:style>
    <style:style style:name="P60" style:family="paragraph" style:parent-style-name="Text_20_body">
      <style:text-properties fo:font-variant="normal" fo:text-transform="none" fo:color="#333333" style:font-name="Menlo" fo:font-size="9pt" fo:letter-spacing="normal" fo:font-style="normal" fo:font-weight="normal" officeooo:paragraph-rsid="01e243ee"/>
    </style:style>
    <style:style style:name="P61" style:family="paragraph" style:parent-style-name="Text_20_body">
      <style:text-properties fo:font-variant="normal" fo:text-transform="none" fo:color="#333333" style:font-name="Lato" fo:font-size="10.5pt" fo:letter-spacing="normal" fo:font-style="normal" fo:font-weight="normal" officeooo:paragraph-rsid="00905e9f" fo:background-color="#fff200"/>
    </style:style>
    <style:style style:name="P62" style:family="paragraph" style:parent-style-name="Text_20_body">
      <style:text-properties fo:font-variant="normal" fo:text-transform="none" fo:color="#333333" style:font-name="Lato" fo:font-size="10.5pt" fo:letter-spacing="normal" fo:font-style="normal" fo:font-weight="normal" officeooo:rsid="0195162d" officeooo:paragraph-rsid="0195162d" style:font-weight-asian="normal" style:font-weight-complex="normal"/>
    </style:style>
    <style:style style:name="P63" style:family="paragraph" style:parent-style-name="Text_20_body">
      <style:text-properties fo:font-variant="normal" fo:text-transform="none" fo:color="#333333" style:font-name="Lato" fo:font-size="10.5pt" fo:letter-spacing="normal" fo:font-style="normal" fo:font-weight="bold" officeooo:rsid="017a5072" officeooo:paragraph-rsid="017a5072" style:font-weight-asian="bold" style:font-weight-complex="bold"/>
    </style:style>
    <style:style style:name="P64" style:family="paragraph" style:parent-style-name="Text_20_body">
      <style:text-properties fo:font-variant="normal" fo:text-transform="none" fo:color="#333333" style:font-name="Lato" fo:font-size="10.5pt" fo:letter-spacing="normal" fo:font-style="normal" fo:font-weight="bold" officeooo:rsid="01876c3f" officeooo:paragraph-rsid="01876c3f" style:font-weight-asian="bold" style:font-weight-complex="bold"/>
    </style:style>
    <style:style style:name="P65" style:family="paragraph" style:parent-style-name="Text_20_body">
      <style:text-properties fo:font-variant="normal" fo:text-transform="none" fo:color="#0074b5" style:font-name="Lato" fo:font-size="10.5pt" fo:letter-spacing="normal" fo:font-style="normal" fo:font-weight="normal" officeooo:paragraph-rsid="0005646b"/>
    </style:style>
    <style:style style:name="P66" style:family="paragraph" style:parent-style-name="Text_20_body">
      <style:text-properties fo:font-variant="normal" fo:text-transform="none" fo:color="#3c3c3c" style:font-name="Open Sans" fo:font-size="10.5pt" fo:letter-spacing="normal" fo:font-style="normal" fo:font-weight="normal" officeooo:paragraph-rsid="015151c3"/>
    </style:style>
    <style:style style:name="P67" style:family="paragraph" style:parent-style-name="Text_20_body">
      <style:text-properties fo:font-variant="normal" fo:text-transform="none" fo:color="#3c3c3c" style:font-name="Open Sans" fo:font-size="10.5pt" fo:letter-spacing="normal" fo:font-style="normal" fo:font-weight="normal" officeooo:rsid="014cbe59" officeooo:paragraph-rsid="014cbe59" style:font-weight-asian="normal" style:font-weight-complex="normal"/>
    </style:style>
    <style:style style:name="P68" style:family="paragraph" style:parent-style-name="Text_20_body">
      <style:text-properties fo:font-variant="normal" fo:text-transform="none" fo:color="#3c3c3c" style:font-name="Open Sans" fo:font-size="10.5pt" fo:letter-spacing="normal" fo:font-style="normal" fo:font-weight="normal" officeooo:rsid="0149e11a" officeooo:paragraph-rsid="014cbe59" style:font-weight-asian="normal" style:font-weight-complex="normal"/>
    </style:style>
    <style:style style:name="P69" style:family="paragraph" style:parent-style-name="Text_20_body">
      <style:text-properties fo:font-variant="normal" fo:text-transform="none" fo:color="#3c3c3c" style:font-name="Open Sans" fo:font-size="10.5pt" fo:letter-spacing="normal" fo:font-style="normal" fo:font-weight="normal" officeooo:rsid="013dd46d" officeooo:paragraph-rsid="013dd46d" style:font-weight-asian="normal" style:font-weight-complex="normal"/>
    </style:style>
    <style:style style:name="P70" style:family="paragraph" style:parent-style-name="Text_20_body">
      <style:text-properties fo:font-variant="normal" fo:text-transform="none" fo:color="#3c3c3c" style:font-name="Open Sans" fo:font-size="10.5pt" fo:letter-spacing="normal" fo:font-style="normal" fo:font-weight="normal" officeooo:rsid="013d859b" officeooo:paragraph-rsid="013d859b" style:font-weight-asian="normal" style:font-weight-complex="normal"/>
    </style:style>
    <style:style style:name="P71" style:family="paragraph" style:parent-style-name="Text_20_body">
      <style:text-properties fo:font-variant="normal" fo:text-transform="none" fo:color="#3c3c3c" style:font-name="Open Sans" fo:font-size="10.5pt" fo:letter-spacing="normal" fo:font-style="normal" fo:font-weight="normal" officeooo:rsid="013d84a3" officeooo:paragraph-rsid="013d84a3" style:font-weight-asian="normal" style:font-weight-complex="normal"/>
    </style:style>
    <style:style style:name="P72" style:family="paragraph" style:parent-style-name="Text_20_body">
      <style:text-properties fo:font-variant="normal" fo:text-transform="none" fo:color="#3c3c3c" style:font-name="Open Sans" fo:font-size="10.5pt" fo:letter-spacing="normal" fo:font-style="normal" fo:font-weight="normal" officeooo:rsid="013ba67e" officeooo:paragraph-rsid="013ba67e" style:font-weight-asian="normal" style:font-weight-complex="normal"/>
    </style:style>
    <style:style style:name="P73" style:family="paragraph" style:parent-style-name="Text_20_body">
      <style:text-properties fo:font-variant="normal" fo:text-transform="none" fo:color="#3c3c3c" style:font-name="Open Sans" fo:font-size="10.5pt" fo:letter-spacing="normal" fo:font-style="normal" fo:font-weight="normal" officeooo:rsid="013b8a5e" officeooo:paragraph-rsid="013b8a5e" style:font-weight-asian="normal" style:font-weight-complex="normal"/>
    </style:style>
    <style:style style:name="P74" style:family="paragraph" style:parent-style-name="Text_20_body">
      <style:text-properties fo:font-variant="normal" fo:text-transform="none" fo:color="#3c3c3c" style:font-name="Open Sans" fo:font-size="10.5pt" fo:letter-spacing="normal" fo:font-style="normal" fo:font-weight="normal" officeooo:rsid="013521cb" officeooo:paragraph-rsid="013521cb" style:font-weight-asian="normal" style:font-weight-complex="normal"/>
    </style:style>
    <style:style style:name="P75" style:family="paragraph" style:parent-style-name="Text_20_body">
      <style:text-properties fo:font-variant="normal" fo:text-transform="none" fo:color="#3c3c3c" style:font-name="Open Sans" fo:font-size="10.5pt" fo:letter-spacing="normal" fo:font-style="normal" fo:font-weight="normal" officeooo:rsid="0133d659" officeooo:paragraph-rsid="0133d659" style:font-weight-asian="normal" style:font-weight-complex="normal"/>
    </style:style>
    <style:style style:name="P76" style:family="paragraph" style:parent-style-name="Text_20_body">
      <style:text-properties fo:font-variant="normal" fo:text-transform="none" fo:color="#3c3c3c" style:font-name="Open Sans" fo:font-size="10.5pt" fo:letter-spacing="normal" fo:font-style="normal" fo:font-weight="normal" officeooo:rsid="0131f05a" officeooo:paragraph-rsid="0131f05a" style:font-weight-asian="normal" style:font-weight-complex="normal"/>
    </style:style>
    <style:style style:name="P77" style:family="paragraph" style:parent-style-name="Text_20_body">
      <style:text-properties fo:font-variant="normal" fo:text-transform="none" fo:color="#3c3c3c" style:font-name="Open Sans" fo:font-size="10.5pt" fo:letter-spacing="normal" fo:font-style="normal" fo:font-weight="normal" officeooo:rsid="012e067b" officeooo:paragraph-rsid="012e067b" style:font-weight-asian="normal" style:font-weight-complex="normal"/>
    </style:style>
    <style:style style:name="P78" style:family="paragraph" style:parent-style-name="Text_20_body">
      <style:text-properties fo:font-variant="normal" fo:text-transform="none" fo:color="#3c3c3c" style:font-name="Open Sans" fo:font-size="10.5pt" fo:letter-spacing="normal" fo:font-style="normal" fo:font-weight="normal" officeooo:rsid="012c4ba7" officeooo:paragraph-rsid="012c4ba7" style:font-weight-asian="normal" style:font-weight-complex="normal"/>
    </style:style>
    <style:style style:name="P79" style:family="paragraph" style:parent-style-name="Text_20_body">
      <style:text-properties fo:font-variant="normal" fo:text-transform="none" fo:color="#3c3c3c" style:font-name="Open Sans" fo:font-size="10.5pt" fo:letter-spacing="normal" fo:font-style="normal" fo:font-weight="normal" officeooo:rsid="01309d5d" officeooo:paragraph-rsid="01309d5d" style:font-weight-asian="normal" style:font-weight-complex="normal"/>
    </style:style>
    <style:style style:name="P80" style:family="paragraph" style:parent-style-name="Text_20_body">
      <style:text-properties fo:font-variant="normal" fo:text-transform="none" fo:color="#3c3c3c" style:font-name="Open Sans" fo:font-size="10.5pt" fo:letter-spacing="normal" fo:font-style="normal" fo:font-weight="normal" officeooo:rsid="012f8d3f" officeooo:paragraph-rsid="012f8d3f" style:font-weight-asian="normal" style:font-weight-complex="normal"/>
    </style:style>
    <style:style style:name="P81" style:family="paragraph" style:parent-style-name="Text_20_body">
      <style:text-properties fo:font-variant="normal" fo:text-transform="none" fo:color="#3c3c3c" style:font-name="Open Sans" fo:font-size="10.5pt" fo:letter-spacing="normal" fo:font-style="normal" fo:font-weight="normal" officeooo:rsid="012a0dfa" officeooo:paragraph-rsid="012a0dfa" style:font-weight-asian="normal" style:font-weight-complex="normal"/>
    </style:style>
    <style:style style:name="P82" style:family="paragraph" style:parent-style-name="Text_20_body">
      <style:text-properties fo:font-variant="normal" fo:text-transform="none" fo:color="#3c3c3c" style:font-name="Open Sans" fo:font-size="10.5pt" fo:letter-spacing="normal" fo:font-style="normal" fo:font-weight="normal" officeooo:rsid="012a00d6" officeooo:paragraph-rsid="012a00d6" style:font-weight-asian="normal" style:font-weight-complex="normal"/>
    </style:style>
    <style:style style:name="P83" style:family="paragraph" style:parent-style-name="Text_20_body">
      <style:text-properties fo:font-variant="normal" fo:text-transform="none" fo:color="#3c3c3c" style:font-name="Open Sans" fo:font-size="10.5pt" fo:letter-spacing="normal" fo:font-style="normal" fo:font-weight="normal" officeooo:rsid="01253366" officeooo:paragraph-rsid="01253366" style:font-weight-asian="normal" style:font-weight-complex="normal"/>
    </style:style>
    <style:style style:name="P84" style:family="paragraph" style:parent-style-name="Text_20_body">
      <style:text-properties fo:font-variant="normal" fo:text-transform="none" fo:color="#3c3c3c" style:font-name="Open Sans" fo:font-size="10.5pt" fo:letter-spacing="normal" fo:font-style="normal" fo:font-weight="normal" officeooo:rsid="012358eb" officeooo:paragraph-rsid="012358eb" style:font-weight-asian="normal" style:font-weight-complex="normal"/>
    </style:style>
    <style:style style:name="P85" style:family="paragraph" style:parent-style-name="Text_20_body">
      <style:text-properties fo:font-variant="normal" fo:text-transform="none" fo:color="#3c3c3c" style:font-name="Open Sans" fo:font-size="10.5pt" fo:letter-spacing="normal" fo:font-style="normal" fo:font-weight="normal" officeooo:rsid="0122a7dc" officeooo:paragraph-rsid="0122a7dc" style:font-weight-asian="normal" style:font-weight-complex="normal"/>
    </style:style>
    <style:style style:name="P86" style:family="paragraph" style:parent-style-name="Text_20_body">
      <style:text-properties fo:font-variant="normal" fo:text-transform="none" fo:color="#3c3c3c" style:font-name="Open Sans" fo:font-size="10.5pt" fo:letter-spacing="normal" fo:font-style="normal" fo:font-weight="normal" officeooo:rsid="011c0c33" officeooo:paragraph-rsid="011c0c33" style:font-weight-asian="normal" style:font-weight-complex="normal"/>
    </style:style>
    <style:style style:name="P87" style:family="paragraph" style:parent-style-name="Text_20_body">
      <style:text-properties fo:font-variant="normal" fo:text-transform="none" fo:color="#3c3c3c" style:font-name="Open Sans" fo:font-size="10.5pt" fo:letter-spacing="normal" fo:font-style="normal" fo:font-weight="normal" officeooo:rsid="011b15df" officeooo:paragraph-rsid="011b15df" style:font-weight-asian="normal" style:font-weight-complex="normal"/>
    </style:style>
    <style:style style:name="P88" style:family="paragraph" style:parent-style-name="Text_20_body">
      <style:text-properties fo:font-variant="normal" fo:text-transform="none" fo:color="#3c3c3c" style:font-name="Open Sans" fo:font-size="10.5pt" fo:letter-spacing="normal" fo:font-style="normal" fo:font-weight="normal" officeooo:rsid="01188e18" officeooo:paragraph-rsid="01188e18" style:font-weight-asian="normal" style:font-weight-complex="normal"/>
    </style:style>
    <style:style style:name="P89" style:family="paragraph" style:parent-style-name="Text_20_body">
      <style:text-properties fo:font-variant="normal" fo:text-transform="none" fo:color="#3c3c3c" style:font-name="Open Sans" fo:font-size="10.5pt" fo:letter-spacing="normal" fo:font-style="normal" fo:font-weight="normal" officeooo:rsid="011813c8" officeooo:paragraph-rsid="011813c8" style:font-weight-asian="normal" style:font-weight-complex="normal"/>
    </style:style>
    <style:style style:name="P90" style:family="paragraph" style:parent-style-name="Text_20_body">
      <style:text-properties fo:font-variant="normal" fo:text-transform="none" fo:color="#3c3c3c" style:font-name="Open Sans" fo:font-size="10.5pt" fo:letter-spacing="normal" fo:font-style="normal" fo:font-weight="normal" officeooo:rsid="00de5e78" officeooo:paragraph-rsid="00cce27d" style:font-weight-asian="normal" style:font-weight-complex="normal"/>
    </style:style>
    <style:style style:name="P91" style:family="paragraph" style:parent-style-name="Text_20_body">
      <style:text-properties fo:font-variant="normal" fo:text-transform="none" fo:color="#3c3c3c" style:font-name="Open Sans" fo:font-size="10.5pt" fo:letter-spacing="normal" fo:font-style="normal" fo:font-weight="normal" officeooo:rsid="010c60d5" officeooo:paragraph-rsid="010c60d5" style:font-weight-asian="normal" style:font-weight-complex="normal"/>
    </style:style>
    <style:style style:name="P92" style:family="paragraph" style:parent-style-name="Text_20_body">
      <style:text-properties fo:font-variant="normal" fo:text-transform="none" fo:color="#3c3c3c" style:font-name="Open Sans" fo:font-size="10.5pt" fo:letter-spacing="normal" fo:font-style="normal" fo:font-weight="normal" officeooo:rsid="010eb245" officeooo:paragraph-rsid="010eb245" style:font-weight-asian="normal" style:font-weight-complex="normal"/>
    </style:style>
    <style:style style:name="P93" style:family="paragraph" style:parent-style-name="Text_20_body">
      <style:text-properties fo:font-variant="normal" fo:text-transform="none" fo:color="#3c3c3c" style:font-name="Open Sans" fo:font-size="10.5pt" fo:letter-spacing="normal" fo:font-style="normal" fo:font-weight="normal" officeooo:rsid="00f7ba43" officeooo:paragraph-rsid="00f7ba43" style:font-weight-asian="normal" style:font-weight-complex="normal"/>
    </style:style>
    <style:style style:name="P94" style:family="paragraph" style:parent-style-name="Text_20_body">
      <style:text-properties fo:font-variant="normal" fo:text-transform="none" fo:color="#3c3c3c" style:font-name="Open Sans" fo:font-size="10.5pt" fo:letter-spacing="normal" fo:font-style="normal" fo:font-weight="normal" officeooo:rsid="00f7ba43" officeooo:paragraph-rsid="010b6981" style:font-weight-asian="normal" style:font-weight-complex="normal"/>
    </style:style>
    <style:style style:name="P95" style:family="paragraph" style:parent-style-name="Text_20_body">
      <style:text-properties fo:font-variant="normal" fo:text-transform="none" fo:color="#3c3c3c" style:font-name="Open Sans" fo:font-size="10.5pt" fo:letter-spacing="normal" fo:font-style="normal" fo:font-weight="normal" officeooo:rsid="010980a6" officeooo:paragraph-rsid="010b6981" style:font-weight-asian="normal" style:font-weight-complex="normal"/>
    </style:style>
    <style:style style:name="P96" style:family="paragraph" style:parent-style-name="Text_20_body">
      <style:text-properties fo:font-variant="normal" fo:text-transform="none" fo:color="#3c3c3c" style:font-name="Open Sans" fo:font-size="10.5pt" fo:letter-spacing="normal" fo:font-style="normal" fo:font-weight="normal" officeooo:rsid="010980a6" officeooo:paragraph-rsid="010980a6" style:font-weight-asian="normal" style:font-weight-complex="normal"/>
    </style:style>
    <style:style style:name="P97" style:family="paragraph" style:parent-style-name="Text_20_body">
      <style:text-properties fo:font-variant="normal" fo:text-transform="none" fo:color="#3c3c3c" style:font-name="Open Sans" fo:font-size="10.5pt" fo:letter-spacing="normal" fo:font-style="normal" fo:font-weight="normal" officeooo:rsid="010710ea" officeooo:paragraph-rsid="010710ea" style:font-weight-asian="normal" style:font-weight-complex="normal"/>
    </style:style>
    <style:style style:name="P98" style:family="paragraph" style:parent-style-name="Text_20_body">
      <style:text-properties fo:font-variant="normal" fo:text-transform="none" fo:color="#3c3c3c" style:font-name="Open Sans" fo:font-size="10.5pt" fo:letter-spacing="normal" fo:font-style="normal" fo:font-weight="normal" officeooo:rsid="0106a9a0" officeooo:paragraph-rsid="0106a9a0" style:font-weight-asian="normal" style:font-weight-complex="normal"/>
    </style:style>
    <style:style style:name="P99" style:family="paragraph" style:parent-style-name="Text_20_body">
      <style:text-properties fo:font-variant="normal" fo:text-transform="none" fo:color="#3c3c3c" style:font-name="Open Sans" fo:font-size="10.5pt" fo:letter-spacing="normal" fo:font-style="normal" fo:font-weight="normal" officeooo:rsid="0105a6bf" officeooo:paragraph-rsid="0105a6bf" style:font-weight-asian="normal" style:font-weight-complex="normal"/>
    </style:style>
    <style:style style:name="P100" style:family="paragraph" style:parent-style-name="Text_20_body">
      <style:text-properties fo:font-variant="normal" fo:text-transform="none" fo:color="#3c3c3c" style:font-name="Open Sans" fo:font-size="10.5pt" fo:letter-spacing="normal" fo:font-style="normal" fo:font-weight="normal" officeooo:rsid="01040f4c" officeooo:paragraph-rsid="01040f4c" style:font-weight-asian="normal" style:font-weight-complex="normal"/>
    </style:style>
    <style:style style:name="P101" style:family="paragraph" style:parent-style-name="Text_20_body">
      <style:text-properties fo:font-variant="normal" fo:text-transform="none" fo:color="#3c3c3c" style:font-name="Open Sans" fo:font-size="10.5pt" fo:letter-spacing="normal" fo:font-style="normal" fo:font-weight="normal" officeooo:rsid="0103191e" officeooo:paragraph-rsid="0103191e" style:font-weight-asian="normal" style:font-weight-complex="normal"/>
    </style:style>
    <style:style style:name="P102" style:family="paragraph" style:parent-style-name="Text_20_body">
      <style:text-properties fo:font-variant="normal" fo:text-transform="none" fo:color="#3c3c3c" style:font-name="Open Sans" fo:font-size="10.5pt" fo:letter-spacing="normal" fo:font-style="normal" fo:font-weight="normal" officeooo:rsid="00d28cab" officeooo:paragraph-rsid="00d28cab" style:font-weight-asian="normal" style:font-weight-complex="normal"/>
    </style:style>
    <style:style style:name="P103" style:family="paragraph" style:parent-style-name="Text_20_body">
      <style:text-properties fo:font-variant="normal" fo:text-transform="none" fo:color="#3c3c3c" style:font-name="Open Sans" fo:font-size="10.5pt" fo:letter-spacing="normal" fo:font-style="normal" fo:font-weight="normal" officeooo:rsid="00d28cab" officeooo:paragraph-rsid="00d1d050" style:font-weight-asian="normal" style:font-weight-complex="normal"/>
    </style:style>
    <style:style style:name="P104" style:family="paragraph" style:parent-style-name="Text_20_body">
      <style:text-properties fo:font-variant="normal" fo:text-transform="none" fo:color="#3c3c3c" style:font-name="Open Sans" fo:font-size="10.5pt" fo:letter-spacing="normal" fo:font-style="normal" fo:font-weight="normal" officeooo:rsid="00d1d050" officeooo:paragraph-rsid="00d1d050" style:font-weight-asian="normal" style:font-weight-complex="normal"/>
    </style:style>
    <style:style style:name="P105" style:family="paragraph" style:parent-style-name="Text_20_body">
      <style:text-properties fo:font-variant="normal" fo:text-transform="none" fo:color="#3c3c3c" style:font-name="Open Sans" fo:font-size="10.5pt" fo:letter-spacing="normal" fo:font-style="normal" fo:font-weight="normal" officeooo:rsid="00ced715" officeooo:paragraph-rsid="00cce27d" style:font-weight-asian="normal" style:font-weight-complex="normal"/>
    </style:style>
    <style:style style:name="P106" style:family="paragraph" style:parent-style-name="Text_20_body">
      <style:text-properties fo:font-variant="normal" fo:text-transform="none" fo:color="#3c3c3c" style:font-name="Open Sans" fo:font-size="10.5pt" fo:letter-spacing="normal" fo:font-style="normal" fo:font-weight="normal" officeooo:rsid="00bb88ea" officeooo:paragraph-rsid="00bb88ea" style:font-weight-asian="normal" style:font-weight-complex="normal"/>
    </style:style>
    <style:style style:name="P107" style:family="paragraph" style:parent-style-name="Text_20_body">
      <style:text-properties fo:font-variant="normal" fo:text-transform="none" fo:color="#3c3c3c" style:font-name="Open Sans" fo:font-size="10.5pt" fo:letter-spacing="normal" fo:font-style="normal" fo:font-weight="normal" officeooo:rsid="00be5bd9" officeooo:paragraph-rsid="00be5bd9" style:font-weight-asian="normal" style:font-weight-complex="normal"/>
    </style:style>
    <style:style style:name="P108" style:family="paragraph" style:parent-style-name="Text_20_body">
      <style:text-properties fo:font-variant="normal" fo:text-transform="none" fo:color="#3c3c3c" style:font-name="Open Sans" fo:font-size="10.5pt" fo:letter-spacing="normal" fo:font-style="normal" fo:font-weight="normal" officeooo:rsid="00b7cf58" officeooo:paragraph-rsid="00b7cf58" style:font-weight-asian="normal" style:font-weight-complex="normal"/>
    </style:style>
    <style:style style:name="P109" style:family="paragraph" style:parent-style-name="Text_20_body">
      <style:text-properties fo:font-variant="normal" fo:text-transform="none" fo:color="#3c3c3c" style:font-name="Open Sans" fo:font-size="10.5pt" fo:letter-spacing="normal" fo:font-style="normal" fo:font-weight="normal" officeooo:rsid="00b0987b" officeooo:paragraph-rsid="00aeeb0e" style:font-weight-asian="normal" style:font-weight-complex="normal"/>
    </style:style>
    <style:style style:name="P110" style:family="paragraph" style:parent-style-name="Text_20_body">
      <style:text-properties fo:font-variant="normal" fo:text-transform="none" fo:color="#3c3c3c" style:font-name="Open Sans" fo:font-size="10.5pt" fo:letter-spacing="normal" fo:font-style="normal" fo:font-weight="normal" officeooo:paragraph-rsid="01294b21"/>
    </style:style>
    <style:style style:name="P111" style:family="paragraph" style:parent-style-name="Text_20_body">
      <style:text-properties fo:font-variant="normal" fo:text-transform="none" fo:color="#3c3c3c" style:font-name="Open Sans" fo:font-size="10.5pt" fo:letter-spacing="normal" fo:font-style="normal" fo:font-weight="normal" officeooo:rsid="009c123f" officeooo:paragraph-rsid="009c123f"/>
    </style:style>
    <style:style style:name="P112" style:family="paragraph" style:parent-style-name="Text_20_body">
      <style:text-properties fo:font-variant="normal" fo:text-transform="none" fo:color="#3c3c3c" style:font-name="Open Sans" fo:font-size="10.5pt" fo:letter-spacing="normal" fo:font-style="normal" fo:font-weight="normal" officeooo:rsid="009840d3" officeooo:paragraph-rsid="009840d3"/>
    </style:style>
    <style:style style:name="P113" style:family="paragraph" style:parent-style-name="Text_20_body">
      <style:text-properties fo:font-variant="normal" fo:text-transform="none" fo:color="#3c3c3c" style:font-name="Open Sans" fo:font-size="10.5pt" fo:letter-spacing="normal" fo:font-style="normal" fo:font-weight="bold" officeooo:paragraph-rsid="015151c3" style:font-weight-asian="bold" style:font-weight-complex="bold"/>
    </style:style>
    <style:style style:name="P114" style:family="paragraph" style:parent-style-name="Text_20_body">
      <style:text-properties fo:font-variant="normal" fo:text-transform="none" fo:color="#3c3c3c" style:font-name="Open Sans" fo:font-size="10.5pt" fo:letter-spacing="normal" fo:font-style="normal" fo:font-weight="bold" officeooo:rsid="01450153" officeooo:paragraph-rsid="01450153" style:font-weight-asian="bold" style:font-weight-complex="bold"/>
    </style:style>
    <style:style style:name="P115" style:family="paragraph" style:parent-style-name="Text_20_body">
      <style:text-properties fo:font-variant="normal" fo:text-transform="none" fo:color="#3c3c3c" style:font-name="Open Sans" fo:font-size="10.5pt" fo:letter-spacing="normal" fo:font-style="normal" fo:font-weight="bold" officeooo:rsid="0133aa6a" officeooo:paragraph-rsid="0133aa6a" style:font-weight-asian="bold" style:font-weight-complex="bold"/>
    </style:style>
    <style:style style:name="P116" style:family="paragraph" style:parent-style-name="Text_20_body">
      <style:text-properties fo:font-variant="normal" fo:text-transform="none" fo:color="#3c3c3c" style:font-name="Open Sans" fo:font-size="10.5pt" fo:letter-spacing="normal" fo:font-style="normal" fo:font-weight="bold" officeooo:rsid="01253366" officeooo:paragraph-rsid="01253366" style:font-weight-asian="bold" style:font-weight-complex="bold"/>
    </style:style>
    <style:style style:name="P117" style:family="paragraph" style:parent-style-name="Text_20_body">
      <style:text-properties fo:font-variant="normal" fo:text-transform="none" fo:color="#3c3c3c" style:font-name="Open Sans" fo:font-size="10.5pt" fo:letter-spacing="normal" fo:font-style="normal" fo:font-weight="bold" officeooo:rsid="011c0c33" officeooo:paragraph-rsid="011c0c33" style:font-weight-asian="bold" style:font-weight-complex="bold"/>
    </style:style>
    <style:style style:name="P118" style:family="paragraph" style:parent-style-name="Text_20_body">
      <style:text-properties fo:font-variant="normal" fo:text-transform="none" fo:color="#3c3c3c" style:font-name="Open Sans" fo:font-size="10.5pt" fo:letter-spacing="normal" fo:font-style="normal" fo:font-weight="bold" officeooo:rsid="010c60d5" officeooo:paragraph-rsid="010b6981" style:font-weight-asian="bold" style:font-weight-complex="bold"/>
    </style:style>
    <style:style style:name="P119" style:family="paragraph" style:parent-style-name="Text_20_body">
      <style:text-properties fo:font-variant="normal" fo:text-transform="none" fo:color="#3c3c3c" style:text-line-through-style="none" style:text-line-through-type="none" style:font-name="Open Sans" fo:font-size="10.5pt" fo:letter-spacing="normal" fo:font-style="normal" style:text-underline-style="none" fo:font-weight="normal" officeooo:rsid="00d807ab" officeooo:paragraph-rsid="00d28cab" style:font-weight-asian="normal" style:font-weight-complex="normal"/>
    </style:style>
    <style:style style:name="P120" style:family="paragraph" style:parent-style-name="Text_20_body">
      <style:text-properties fo:font-variant="normal" fo:text-transform="none" fo:color="#aaaaaa" style:font-name="Lato" fo:font-size="10.5pt" fo:letter-spacing="normal" fo:font-style="normal" fo:font-weight="normal" officeooo:paragraph-rsid="01450153"/>
    </style:style>
    <style:style style:name="P121" style:family="paragraph" style:parent-style-name="Text_20_body">
      <style:text-properties fo:font-variant="normal" fo:text-transform="none" fo:color="#666666" style:font-name="Open Sans1" fo:font-size="12pt" fo:letter-spacing="normal" fo:font-style="normal" fo:font-weight="normal" officeooo:rsid="017a0536" officeooo:paragraph-rsid="0174549a" style:font-weight-asian="normal" style:font-weight-complex="normal"/>
    </style:style>
    <style:style style:name="P122" style:family="paragraph" style:parent-style-name="Text_20_body">
      <style:text-properties fo:font-variant="normal" fo:text-transform="none" fo:color="#666666" style:font-name="Open Sans1" fo:font-size="12pt" fo:letter-spacing="normal" fo:font-style="normal" fo:font-weight="normal" officeooo:rsid="017a0536" officeooo:paragraph-rsid="017a5072" style:font-weight-asian="normal" style:font-weight-complex="normal"/>
    </style:style>
    <style:style style:name="P123" style:family="paragraph" style:parent-style-name="Text_20_body">
      <style:text-properties fo:font-weight="bold" officeooo:rsid="015a496f" officeooo:paragraph-rsid="015a496f" style:font-weight-asian="bold" style:font-weight-complex="bold"/>
    </style:style>
    <style:style style:name="P124" style:family="paragraph" style:parent-style-name="Text_20_body">
      <style:text-properties fo:font-weight="bold" officeooo:rsid="00d1d050" officeooo:paragraph-rsid="00d1d050" style:font-weight-asian="bold" style:font-weight-complex="bold"/>
    </style:style>
    <style:style style:name="P125" style:family="paragraph" style:parent-style-name="Text_20_body">
      <style:text-properties fo:font-weight="bold" officeooo:rsid="00c51fa5" officeooo:paragraph-rsid="00c51fa5" style:font-weight-asian="bold" style:font-weight-complex="bold"/>
    </style:style>
    <style:style style:name="P126" style:family="paragraph" style:parent-style-name="Text_20_body">
      <style:text-properties fo:font-weight="bold" officeooo:rsid="00c2365e" officeooo:paragraph-rsid="00c2365e" style:font-weight-asian="bold" style:font-weight-complex="bold"/>
    </style:style>
    <style:style style:name="P127" style:family="paragraph" style:parent-style-name="Text_20_body">
      <style:text-properties fo:font-weight="bold" officeooo:rsid="00ba0c72" officeooo:paragraph-rsid="00bc78fa" style:font-weight-asian="bold" style:font-weight-complex="bold"/>
    </style:style>
    <style:style style:name="P128" style:family="paragraph" style:parent-style-name="Text_20_body">
      <style:text-properties fo:font-weight="bold" officeooo:rsid="00ba0c72" officeooo:paragraph-rsid="00ba0c72" style:font-weight-asian="bold" style:font-weight-complex="bold"/>
    </style:style>
    <style:style style:name="P129" style:family="paragraph" style:parent-style-name="Text_20_body">
      <style:text-properties fo:font-weight="bold" officeooo:rsid="00b7cf58" officeooo:paragraph-rsid="00b7cf58" style:font-weight-asian="bold" style:font-weight-complex="bold"/>
    </style:style>
    <style:style style:name="P130" style:family="paragraph" style:parent-style-name="Text_20_body">
      <style:text-properties fo:font-weight="bold" officeooo:rsid="00b26595" officeooo:paragraph-rsid="00b26595" style:font-weight-asian="bold" style:font-weight-complex="bold"/>
    </style:style>
    <style:style style:name="P131" style:family="paragraph" style:parent-style-name="Text_20_body">
      <style:text-properties fo:font-weight="bold" officeooo:rsid="00ad0aac" officeooo:paragraph-rsid="00aeeb0e" style:font-weight-asian="bold" style:font-weight-complex="bold"/>
    </style:style>
    <style:style style:name="P132" style:family="paragraph" style:parent-style-name="Text_20_body">
      <style:text-properties fo:font-weight="bold" officeooo:rsid="00a52155" officeooo:paragraph-rsid="00a52155" style:font-weight-asian="bold" style:font-weight-complex="bold"/>
    </style:style>
    <style:style style:name="P133" style:family="paragraph" style:parent-style-name="Text_20_body">
      <style:text-properties fo:font-weight="bold" officeooo:rsid="00a4d981" officeooo:paragraph-rsid="00a4d981" style:font-weight-asian="bold" style:font-weight-complex="bold"/>
    </style:style>
    <style:style style:name="P134" style:family="paragraph" style:parent-style-name="Text_20_body">
      <style:text-properties fo:font-weight="bold" officeooo:rsid="00a3c071" officeooo:paragraph-rsid="00a3c071" style:font-weight-asian="bold" style:font-weight-complex="bold"/>
    </style:style>
    <style:style style:name="P135" style:family="paragraph" style:parent-style-name="Text_20_body">
      <style:text-properties fo:font-weight="bold" officeooo:rsid="009d96c0" officeooo:paragraph-rsid="009d96c0" style:font-weight-asian="bold" style:font-weight-complex="bold"/>
    </style:style>
    <style:style style:name="P136" style:family="paragraph" style:parent-style-name="Text_20_body">
      <style:text-properties fo:font-weight="bold" officeooo:rsid="009b3954" officeooo:paragraph-rsid="009b3954" style:font-weight-asian="bold" style:font-weight-complex="bold"/>
    </style:style>
    <style:style style:name="P137" style:family="paragraph" style:parent-style-name="Text_20_body">
      <style:text-properties fo:font-weight="bold" officeooo:rsid="006ae368" officeooo:paragraph-rsid="006ae368" style:font-weight-asian="bold" style:font-weight-complex="bold"/>
    </style:style>
    <style:style style:name="P138" style:family="paragraph" style:parent-style-name="Text_20_body">
      <style:text-properties fo:font-weight="bold" officeooo:rsid="005a13b4" officeooo:paragraph-rsid="005a13b4" style:font-weight-asian="bold" style:font-weight-complex="bold"/>
    </style:style>
    <style:style style:name="P139" style:family="paragraph" style:parent-style-name="Text_20_body">
      <style:text-properties fo:font-weight="bold" officeooo:rsid="00139b52" officeooo:paragraph-rsid="00139b52" style:font-weight-asian="bold" style:font-weight-complex="bold"/>
    </style:style>
    <style:style style:name="P140" style:family="paragraph" style:parent-style-name="Text_20_body">
      <style:text-properties fo:font-weight="bold" officeooo:rsid="006cc9b6" officeooo:paragraph-rsid="006ae368" style:font-weight-asian="bold" style:font-weight-complex="bold"/>
    </style:style>
    <style:style style:name="P141" style:family="paragraph" style:parent-style-name="Text_20_body">
      <style:text-properties officeooo:paragraph-rsid="015a9e7f"/>
    </style:style>
    <style:style style:name="P142" style:family="paragraph" style:parent-style-name="Text_20_body">
      <style:text-properties officeooo:paragraph-rsid="01639c26"/>
    </style:style>
    <style:style style:name="P143" style:family="paragraph" style:parent-style-name="Text_20_body">
      <style:text-properties officeooo:paragraph-rsid="0169a464"/>
    </style:style>
    <style:style style:name="P144" style:family="paragraph" style:parent-style-name="Text_20_body">
      <style:text-properties officeooo:paragraph-rsid="016b22ed"/>
    </style:style>
    <style:style style:name="P145" style:family="paragraph" style:parent-style-name="Text_20_body">
      <style:text-properties officeooo:paragraph-rsid="016eb164"/>
    </style:style>
    <style:style style:name="P146" style:family="paragraph" style:parent-style-name="Text_20_body">
      <style:text-properties officeooo:paragraph-rsid="01577feb"/>
    </style:style>
    <style:style style:name="P147" style:family="paragraph" style:parent-style-name="Text_20_body">
      <style:text-properties officeooo:paragraph-rsid="01450153"/>
    </style:style>
    <style:style style:name="P148" style:family="paragraph" style:parent-style-name="Text_20_body">
      <style:text-properties officeooo:rsid="010710ea" officeooo:paragraph-rsid="010710ea"/>
    </style:style>
    <style:style style:name="P149" style:family="paragraph" style:parent-style-name="Text_20_body">
      <style:text-properties officeooo:rsid="01040f4c" officeooo:paragraph-rsid="01040f4c"/>
    </style:style>
    <style:style style:name="P150" style:family="paragraph" style:parent-style-name="Text_20_body">
      <style:text-properties officeooo:rsid="0101c766" officeooo:paragraph-rsid="0101c766"/>
    </style:style>
    <style:style style:name="P151" style:family="paragraph" style:parent-style-name="Text_20_body">
      <style:text-properties officeooo:rsid="010011e4" officeooo:paragraph-rsid="0100b54f"/>
    </style:style>
    <style:style style:name="P152" style:family="paragraph" style:parent-style-name="Text_20_body">
      <style:text-properties officeooo:rsid="010011e4" officeooo:paragraph-rsid="010011e4"/>
    </style:style>
    <style:style style:name="P153" style:family="paragraph" style:parent-style-name="Text_20_body">
      <style:text-properties officeooo:rsid="00fb6101" officeooo:paragraph-rsid="00fb6101"/>
    </style:style>
    <style:style style:name="P154" style:family="paragraph" style:parent-style-name="Text_20_body">
      <style:text-properties officeooo:rsid="00f2f99a" officeooo:paragraph-rsid="00f8b12c"/>
    </style:style>
    <style:style style:name="P155" style:family="paragraph" style:parent-style-name="Text_20_body">
      <style:text-properties officeooo:rsid="00f2f99a" officeooo:paragraph-rsid="00f7ba43"/>
    </style:style>
    <style:style style:name="P156" style:family="paragraph" style:parent-style-name="Text_20_body">
      <style:text-properties officeooo:rsid="00f2f99a" officeooo:paragraph-rsid="00f2f99a"/>
    </style:style>
    <style:style style:name="P157" style:family="paragraph" style:parent-style-name="Text_20_body">
      <style:text-properties officeooo:rsid="00cce27d" officeooo:paragraph-rsid="00cce27d"/>
    </style:style>
    <style:style style:name="P158" style:family="paragraph" style:parent-style-name="Text_20_body">
      <style:text-properties officeooo:rsid="00cce27d" officeooo:paragraph-rsid="00fe6010"/>
    </style:style>
    <style:style style:name="P159" style:family="paragraph" style:parent-style-name="Text_20_body">
      <style:text-properties officeooo:rsid="00cce27d" officeooo:paragraph-rsid="00db61d4"/>
    </style:style>
    <style:style style:name="P160" style:family="paragraph" style:parent-style-name="Text_20_body">
      <style:text-properties officeooo:rsid="00cce27d" officeooo:paragraph-rsid="00d99519"/>
    </style:style>
    <style:style style:name="P161" style:family="paragraph" style:parent-style-name="Text_20_body">
      <style:text-properties officeooo:rsid="00d28cab" officeooo:paragraph-rsid="00d28cab"/>
    </style:style>
    <style:style style:name="P162" style:family="paragraph" style:parent-style-name="Text_20_body">
      <style:text-properties officeooo:rsid="00d1d050" officeooo:paragraph-rsid="00d1d050"/>
    </style:style>
    <style:style style:name="P163" style:family="paragraph" style:parent-style-name="Text_20_body">
      <style:text-properties officeooo:rsid="00ca8be9" officeooo:paragraph-rsid="00ca8be9"/>
    </style:style>
    <style:style style:name="P164" style:family="paragraph" style:parent-style-name="Text_20_body">
      <style:text-properties officeooo:rsid="00c77701" officeooo:paragraph-rsid="00c77701"/>
    </style:style>
    <style:style style:name="P165" style:family="paragraph" style:parent-style-name="Text_20_body">
      <style:text-properties officeooo:rsid="009d96c0" officeooo:paragraph-rsid="009d96c0"/>
    </style:style>
    <style:style style:name="P166" style:family="paragraph" style:parent-style-name="Text_20_body">
      <style:text-properties officeooo:rsid="009840d3" officeooo:paragraph-rsid="009840d3"/>
    </style:style>
    <style:style style:name="P167" style:family="paragraph" style:parent-style-name="Text_20_body">
      <style:text-properties officeooo:rsid="00905e9f" officeooo:paragraph-rsid="00905e9f"/>
    </style:style>
    <style:style style:name="P168" style:family="paragraph" style:parent-style-name="Text_20_body">
      <style:text-properties officeooo:rsid="0089fa10" officeooo:paragraph-rsid="0089fa10"/>
    </style:style>
    <style:style style:name="P169" style:family="paragraph" style:parent-style-name="Text_20_body">
      <style:text-properties officeooo:rsid="0088acdf" officeooo:paragraph-rsid="0088acdf"/>
    </style:style>
    <style:style style:name="P170" style:family="paragraph" style:parent-style-name="Text_20_body">
      <style:text-properties officeooo:rsid="008470e3" officeooo:paragraph-rsid="008470e3"/>
    </style:style>
    <style:style style:name="P171" style:family="paragraph" style:parent-style-name="Text_20_body">
      <style:text-properties officeooo:rsid="008272b2" officeooo:paragraph-rsid="008272b2"/>
    </style:style>
    <style:style style:name="P172" style:family="paragraph" style:parent-style-name="Text_20_body">
      <style:text-properties officeooo:rsid="007bd64b" officeooo:paragraph-rsid="007bd64b"/>
    </style:style>
    <style:style style:name="P173" style:family="paragraph" style:parent-style-name="Text_20_body">
      <style:text-properties officeooo:rsid="00766e2b" officeooo:paragraph-rsid="00766e2b"/>
    </style:style>
    <style:style style:name="P174" style:family="paragraph" style:parent-style-name="Text_20_body">
      <style:text-properties officeooo:rsid="0072adc2" officeooo:paragraph-rsid="0072adc2"/>
    </style:style>
    <style:style style:name="P175" style:family="paragraph" style:parent-style-name="Text_20_body">
      <style:text-properties officeooo:rsid="006f18f1" officeooo:paragraph-rsid="006f18f1"/>
    </style:style>
    <style:style style:name="P176" style:family="paragraph" style:parent-style-name="Text_20_body">
      <style:text-properties officeooo:rsid="006f05bc" officeooo:paragraph-rsid="006f05bc"/>
    </style:style>
    <style:style style:name="P177" style:family="paragraph" style:parent-style-name="Text_20_body">
      <style:text-properties officeooo:rsid="00337416" officeooo:paragraph-rsid="00337416"/>
    </style:style>
    <style:style style:name="P178" style:family="paragraph" style:parent-style-name="Text_20_body">
      <style:text-properties officeooo:rsid="00337416" officeooo:paragraph-rsid="00365496"/>
    </style:style>
    <style:style style:name="P179" style:family="paragraph" style:parent-style-name="Text_20_body">
      <style:text-properties officeooo:rsid="005a13b4" officeooo:paragraph-rsid="005a13b4"/>
    </style:style>
    <style:style style:name="P180" style:family="paragraph" style:parent-style-name="Text_20_body">
      <style:text-properties officeooo:rsid="006231e8" officeooo:paragraph-rsid="006231e8"/>
    </style:style>
    <style:style style:name="P181" style:family="paragraph" style:parent-style-name="Text_20_body">
      <style:text-properties officeooo:rsid="00683209" officeooo:paragraph-rsid="00683209"/>
    </style:style>
    <style:style style:name="P182" style:family="paragraph" style:parent-style-name="Text_20_body">
      <style:text-properties officeooo:rsid="006ae368" officeooo:paragraph-rsid="006ae368"/>
    </style:style>
    <style:style style:name="P183" style:family="paragraph" style:parent-style-name="Text_20_body">
      <style:text-properties officeooo:rsid="0068bc8b" officeooo:paragraph-rsid="0068bc8b"/>
    </style:style>
    <style:style style:name="P184" style:family="paragraph" style:parent-style-name="Text_20_body">
      <style:text-properties officeooo:rsid="006540b4" officeooo:paragraph-rsid="006540b4"/>
    </style:style>
    <style:style style:name="P185" style:family="paragraph" style:parent-style-name="Text_20_body">
      <style:text-properties officeooo:rsid="005fb531" officeooo:paragraph-rsid="005fb531"/>
    </style:style>
    <style:style style:name="P186" style:family="paragraph" style:parent-style-name="Text_20_body">
      <style:text-properties officeooo:rsid="005f1c4e" officeooo:paragraph-rsid="005f1c4e"/>
    </style:style>
    <style:style style:name="P187" style:family="paragraph" style:parent-style-name="Text_20_body">
      <style:text-properties officeooo:rsid="005d3edc" officeooo:paragraph-rsid="005d3edc"/>
    </style:style>
    <style:style style:name="P188" style:family="paragraph" style:parent-style-name="Text_20_body">
      <style:text-properties officeooo:rsid="005c3437" officeooo:paragraph-rsid="005c3437"/>
    </style:style>
    <style:style style:name="P189" style:family="paragraph" style:parent-style-name="Text_20_body">
      <style:text-properties officeooo:rsid="0059342d" officeooo:paragraph-rsid="0059342d"/>
    </style:style>
    <style:style style:name="P190" style:family="paragraph" style:parent-style-name="Text_20_body">
      <style:text-properties officeooo:rsid="00580646" officeooo:paragraph-rsid="00580646"/>
    </style:style>
    <style:style style:name="P191" style:family="paragraph" style:parent-style-name="Text_20_body">
      <style:text-properties officeooo:rsid="0056131a" officeooo:paragraph-rsid="0056131a"/>
    </style:style>
    <style:style style:name="P192" style:family="paragraph" style:parent-style-name="Text_20_body">
      <style:text-properties officeooo:rsid="004b504e" officeooo:paragraph-rsid="004b504e"/>
    </style:style>
    <style:style style:name="P193" style:family="paragraph" style:parent-style-name="Text_20_body">
      <style:text-properties officeooo:rsid="0051dbcb" officeooo:paragraph-rsid="0051dbcb" fo:background-color="#fff200"/>
    </style:style>
    <style:style style:name="P194" style:family="paragraph" style:parent-style-name="Text_20_body">
      <style:text-properties officeooo:rsid="004a17d3" officeooo:paragraph-rsid="004a17d3"/>
    </style:style>
    <style:style style:name="P195" style:family="paragraph" style:parent-style-name="Text_20_body">
      <style:text-properties officeooo:rsid="003ce03a" officeooo:paragraph-rsid="00452307"/>
    </style:style>
    <style:style style:name="P196" style:family="paragraph" style:parent-style-name="Text_20_body">
      <style:text-properties officeooo:rsid="003ce03a" officeooo:paragraph-rsid="004395a9"/>
    </style:style>
    <style:style style:name="P197" style:family="paragraph" style:parent-style-name="Text_20_body">
      <style:text-properties officeooo:rsid="003ce03a" officeooo:paragraph-rsid="0044c662"/>
    </style:style>
    <style:style style:name="P198" style:family="paragraph" style:parent-style-name="Text_20_body">
      <style:text-properties officeooo:rsid="003ce03a" officeooo:paragraph-rsid="003ce03a"/>
    </style:style>
    <style:style style:name="P199" style:family="paragraph" style:parent-style-name="Text_20_body">
      <style:text-properties officeooo:rsid="0036b6e8" officeooo:paragraph-rsid="0036b6e8"/>
    </style:style>
    <style:style style:name="P200" style:family="paragraph" style:parent-style-name="Text_20_body">
      <style:text-properties officeooo:rsid="003203b0" officeooo:paragraph-rsid="003203b0"/>
    </style:style>
    <style:style style:name="P201" style:family="paragraph" style:parent-style-name="Text_20_body">
      <style:text-properties officeooo:rsid="002e29c6" officeooo:paragraph-rsid="002e29c6"/>
    </style:style>
    <style:style style:name="P202" style:family="paragraph" style:parent-style-name="Text_20_body">
      <style:text-properties officeooo:rsid="002a52cc" officeooo:paragraph-rsid="002a52cc"/>
    </style:style>
    <style:style style:name="P203" style:family="paragraph" style:parent-style-name="Text_20_body">
      <style:text-properties officeooo:rsid="0029b0eb" officeooo:paragraph-rsid="0029b0eb"/>
    </style:style>
    <style:style style:name="P204" style:family="paragraph" style:parent-style-name="Text_20_body">
      <style:text-properties officeooo:rsid="00283b99" officeooo:paragraph-rsid="00283b99"/>
    </style:style>
    <style:style style:name="P205" style:family="paragraph" style:parent-style-name="Text_20_body">
      <style:text-properties officeooo:rsid="00260272" officeooo:paragraph-rsid="00269316"/>
    </style:style>
    <style:style style:name="P206" style:family="paragraph" style:parent-style-name="Text_20_body">
      <style:text-properties officeooo:rsid="00260272" officeooo:paragraph-rsid="00260272"/>
    </style:style>
    <style:style style:name="P207" style:family="paragraph" style:parent-style-name="Text_20_body">
      <style:text-properties officeooo:rsid="0024cf9c" officeooo:paragraph-rsid="0024cf9c"/>
    </style:style>
    <style:style style:name="P208" style:family="paragraph" style:parent-style-name="Text_20_body">
      <style:text-properties officeooo:rsid="0023b9ae" officeooo:paragraph-rsid="0023b9ae"/>
    </style:style>
    <style:style style:name="P209" style:family="paragraph" style:parent-style-name="Text_20_body">
      <style:text-properties officeooo:rsid="001f6882" officeooo:paragraph-rsid="001f6882"/>
    </style:style>
    <style:style style:name="P210" style:family="paragraph" style:parent-style-name="Text_20_body">
      <style:text-properties officeooo:rsid="001f576f" officeooo:paragraph-rsid="001f576f"/>
    </style:style>
    <style:style style:name="P211" style:family="paragraph" style:parent-style-name="Text_20_body">
      <style:text-properties officeooo:rsid="001d20be" officeooo:paragraph-rsid="001d20be"/>
    </style:style>
    <style:style style:name="P212" style:family="paragraph" style:parent-style-name="Text_20_body">
      <style:text-properties officeooo:rsid="001c9b5e" officeooo:paragraph-rsid="001c9b5e"/>
    </style:style>
    <style:style style:name="P213" style:family="paragraph" style:parent-style-name="Text_20_body">
      <style:text-properties officeooo:rsid="001ab9cd" officeooo:paragraph-rsid="001ab9cd"/>
    </style:style>
    <style:style style:name="P214" style:family="paragraph" style:parent-style-name="Text_20_body">
      <style:text-properties officeooo:rsid="0018b29c" officeooo:paragraph-rsid="0018b29c"/>
    </style:style>
    <style:style style:name="P215" style:family="paragraph" style:parent-style-name="Text_20_body">
      <style:text-properties officeooo:rsid="0015f6b5" officeooo:paragraph-rsid="00180683"/>
    </style:style>
    <style:style style:name="P216" style:family="paragraph" style:parent-style-name="Text_20_body">
      <style:text-properties officeooo:rsid="0015f6b5" officeooo:paragraph-rsid="0015f6b5"/>
    </style:style>
    <style:style style:name="P217" style:family="paragraph" style:parent-style-name="Text_20_body">
      <style:text-properties officeooo:rsid="000fd546" officeooo:paragraph-rsid="000fd546"/>
    </style:style>
    <style:style style:name="P218" style:family="paragraph" style:parent-style-name="Text_20_body">
      <style:text-properties officeooo:rsid="00139b52" officeooo:paragraph-rsid="00139b52"/>
    </style:style>
    <style:style style:name="P219" style:family="paragraph" style:parent-style-name="Text_20_body">
      <style:text-properties officeooo:rsid="000f7c9f" officeooo:paragraph-rsid="000f7c9f"/>
    </style:style>
    <style:style style:name="P220" style:family="paragraph" style:parent-style-name="Text_20_body">
      <style:text-properties officeooo:rsid="000e01a7" officeooo:paragraph-rsid="000e9dfa"/>
    </style:style>
    <style:style style:name="P221" style:family="paragraph" style:parent-style-name="Text_20_body">
      <style:text-properties officeooo:rsid="000e01a7" officeooo:paragraph-rsid="000e01a7"/>
    </style:style>
    <style:style style:name="P222" style:family="paragraph" style:parent-style-name="Text_20_body">
      <style:text-properties officeooo:rsid="000a8a3f" officeooo:paragraph-rsid="000a8a3f"/>
    </style:style>
    <style:style style:name="P223" style:family="paragraph" style:parent-style-name="Text_20_body">
      <style:text-properties officeooo:rsid="000a576f" officeooo:paragraph-rsid="000a576f"/>
    </style:style>
    <style:style style:name="P224" style:family="paragraph" style:parent-style-name="Text_20_body">
      <style:text-properties officeooo:rsid="015a9e7f" officeooo:paragraph-rsid="015a9e7f"/>
    </style:style>
    <style:style style:name="P225" style:family="paragraph" style:parent-style-name="Standard">
      <style:text-properties fo:font-variant="normal" fo:text-transform="none" fo:color="#333333" style:font-name="Lato" fo:font-size="10.5pt" fo:letter-spacing="normal" fo:font-style="normal" fo:font-weight="normal" officeooo:paragraph-rsid="015151c3"/>
    </style:style>
    <style:style style:name="P226" style:family="paragraph" style:parent-style-name="Standard">
      <style:text-properties fo:font-variant="normal" fo:text-transform="none" fo:color="#333333" style:font-name="Lato" fo:font-size="10.5pt" fo:letter-spacing="normal" fo:font-style="normal" fo:font-weight="normal" officeooo:rsid="013d859b" officeooo:paragraph-rsid="013d859b" style:font-weight-asian="normal" style:font-weight-complex="normal"/>
    </style:style>
    <style:style style:name="P227" style:family="paragraph" style:parent-style-name="Standard">
      <style:text-properties fo:font-variant="normal" fo:text-transform="none" fo:color="#333333" style:font-name="Lato" fo:font-size="10.5pt" fo:letter-spacing="normal" fo:font-style="normal" fo:font-weight="normal" officeooo:rsid="0005646b" officeooo:paragraph-rsid="0005646b"/>
    </style:style>
    <style:style style:name="P228" style:family="paragraph" style:parent-style-name="Standard">
      <style:text-properties officeooo:rsid="0005646b" officeooo:paragraph-rsid="0005646b"/>
    </style:style>
    <style:style style:name="P229" style:family="paragraph" style:parent-style-name="Standard">
      <style:text-properties officeooo:rsid="0004d2d1" officeooo:paragraph-rsid="0004d2d1"/>
    </style:style>
    <style:style style:name="P230" style:family="paragraph" style:parent-style-name="Standard">
      <style:text-properties officeooo:rsid="000361ce" officeooo:paragraph-rsid="000361ce"/>
    </style:style>
    <style:style style:name="P231"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style:font-name="Lato" fo:font-size="10.5pt" fo:letter-spacing="normal" fo:font-style="normal" fo:font-weight="normal"/>
    </style:style>
    <style:style style:name="P232"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333333" style:font-name="Lato" fo:font-size="10.5pt" fo:letter-spacing="normal" fo:font-style="normal" fo:font-weight="normal" officeooo:paragraph-rsid="01450153"/>
    </style:style>
    <style:style style:name="P233" style:family="paragraph" style:parent-style-name="Standard">
      <style:paragraph-properties fo:margin-left="0in" fo:margin-right="0in" fo:text-align="start" style:justify-single-word="false" fo:orphans="2" fo:widows="2" fo:text-indent="0in" style:auto-text-indent="false" fo:padding-left="0in" fo:padding-right="0in" fo:padding-top="0in" fo:padding-bottom="0.0291in" fo:border-left="none" fo:border-right="none" fo:border-top="none" fo:border-bottom="0.06pt solid #000000" style:join-border="false"/>
      <style:text-properties fo:font-variant="normal" fo:text-transform="none" fo:color="#333333" style:font-name="Lato" fo:font-size="10.5pt" fo:letter-spacing="normal" fo:font-style="normal" fo:font-weight="normal" officeooo:paragraph-rsid="01450153"/>
    </style:style>
    <style:style style:name="P234" style:family="paragraph" style:parent-style-name="Text_20_body">
      <style:paragraph-properties fo:margin-left="0in" fo:margin-right="0in" fo:text-indent="0in" style:auto-text-indent="false"/>
      <style:text-properties officeooo:rsid="001066dd" officeooo:paragraph-rsid="001066dd"/>
    </style:style>
    <style:style style:name="P235" style:family="paragraph" style:parent-style-name="Text_20_body">
      <style:paragraph-properties fo:margin-left="0in" fo:margin-right="0in" fo:text-indent="0in" style:auto-text-indent="false"/>
      <style:text-properties fo:font-weight="bold" officeooo:rsid="00120ea6" officeooo:paragraph-rsid="00120ea6" style:font-weight-asian="bold" style:font-weight-complex="bold"/>
    </style:style>
    <style:style style:name="P236" style:family="paragraph" style:parent-style-name="Text_20_body">
      <style:paragraph-properties fo:margin-left="0in" fo:margin-right="0in" fo:text-indent="0in" style:auto-text-indent="false"/>
      <style:text-properties officeooo:rsid="000fd546" officeooo:paragraph-rsid="000fd546"/>
    </style:style>
    <style:style style:name="P237" style:family="paragraph" style:parent-style-name="Text_20_body">
      <style:paragraph-properties fo:margin-left="0in" fo:margin-right="0in" fo:margin-top="0.052in" fo:margin-bottom="0.052in" loext:contextual-spacing="false" fo:orphans="2" fo:widows="2" fo:text-indent="0in" style:auto-text-indent="false"/>
    </style:style>
    <style:style style:name="P238"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paragraph-rsid="015a496f"/>
    </style:style>
    <style:style style:name="P239"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c3c3c" style:font-name="Open Sans" fo:font-size="10.5pt" fo:letter-spacing="normal" fo:font-style="normal" fo:font-weight="normal" officeooo:rsid="01253366" officeooo:paragraph-rsid="01253366" style:font-weight-asian="normal" style:font-weight-complex="normal"/>
    </style:style>
    <style:style style:name="P240"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c3c3c" style:font-name="Open Sans" fo:font-size="10.5pt" fo:letter-spacing="normal" fo:font-style="normal" fo:font-weight="normal" officeooo:rsid="009a2c9b" officeooo:paragraph-rsid="009840d3"/>
    </style:style>
    <style:style style:name="P241"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33333" style:font-name="Menlo" fo:font-size="9pt" fo:letter-spacing="normal" fo:font-style="normal" fo:font-weight="normal" officeooo:rsid="0182bb15" officeooo:paragraph-rsid="0182bb15" style:font-weight-asian="normal" style:font-weight-complex="normal"/>
    </style:style>
    <style:style style:name="P242" style:family="paragraph" style:parent-style-name="Text_20_body">
      <style:paragraph-properties fo:padding-left="0in" fo:padding-right="0in" fo:padding-top="0in" fo:padding-bottom="0.0291in" fo:border-left="none" fo:border-right="none" fo:border-top="none" fo:border-bottom="0.06pt solid #000000" style:join-border="false"/>
      <style:text-properties fo:font-variant="normal" fo:text-transform="none" fo:color="#333333" style:font-name="Menlo" fo:font-size="9pt" fo:letter-spacing="normal" fo:font-style="normal" fo:font-weight="normal" officeooo:rsid="01caa6d0" officeooo:paragraph-rsid="01caa6d0" style:font-weight-asian="normal" style:font-weight-complex="normal"/>
    </style:style>
    <style:style style:name="P243"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59342d" officeooo:paragraph-rsid="0059342d"/>
    </style:style>
    <style:style style:name="P244" style:family="paragraph" style:parent-style-name="Text_20_body">
      <style:paragraph-properties fo:padding-left="0in" fo:padding-right="0in" fo:padding-top="0in" fo:padding-bottom="0.0291in" fo:border-left="none" fo:border-right="none" fo:border-top="none" fo:border-bottom="0.06pt solid #000000" style:join-border="false"/>
      <style:text-properties officeooo:rsid="002e29c6" officeooo:paragraph-rsid="002e29c6"/>
    </style:style>
    <style:style style:name="P245" style:family="paragraph" style:parent-style-name="Text_20_body">
      <style:paragraph-properties fo:margin-top="0in" fo:margin-bottom="0in" loext:contextual-spacing="false" fo:text-align="start" style:justify-single-word="false" fo:orphans="2" fo:widows="2" fo:padding="0in" fo:border="none"/>
      <style:text-properties fo:font-weight="bold" officeooo:rsid="00095de8" officeooo:paragraph-rsid="00095de8" style:font-weight-asian="bold" style:font-weight-complex="bold"/>
    </style:style>
    <style:style style:name="P246" style:family="paragraph" style:parent-style-name="Text_20_body">
      <style:paragraph-properties fo:margin-top="0in" fo:margin-bottom="0in" loext:contextual-spacing="false" fo:text-align="start" style:justify-single-word="false" fo:orphans="2" fo:widows="2" fo:padding="0in" fo:border="none"/>
      <style:text-properties fo:font-weight="bold" officeooo:rsid="0007b7dc" officeooo:paragraph-rsid="0007b7dc" style:font-weight-asian="bold" style:font-weight-complex="bold"/>
    </style:style>
    <style:style style:name="P247" style:family="paragraph" style:parent-style-name="Text_20_body">
      <style:paragraph-properties fo:margin-top="0in" fo:margin-bottom="0in" loext:contextual-spacing="false" fo:text-align="start" style:justify-single-word="false" fo:orphans="2" fo:widows="2" fo:padding="0in" fo:border="none"/>
      <style:text-properties officeooo:rsid="0007b7dc" officeooo:paragraph-rsid="0007b7dc"/>
    </style:style>
    <style:style style:name="P248" style:family="paragraph" style:parent-style-name="Text_20_body">
      <style:paragraph-properties fo:margin-top="0in" fo:margin-bottom="0in" loext:contextual-spacing="false" fo:text-align="start" style:justify-single-word="false" fo:orphans="2" fo:widows="2"/>
      <style:text-properties fo:font-variant="normal" fo:text-transform="none" fo:color="#333333" style:font-name="Lato" fo:font-size="10.5pt" fo:letter-spacing="normal" fo:font-style="normal" fo:font-weight="normal" officeooo:rsid="0195162d" officeooo:paragraph-rsid="019e68ac" style:font-weight-asian="normal" style:font-weight-complex="normal"/>
    </style:style>
    <style:style style:name="P249" style:family="paragraph" style:parent-style-name="Text_20_body">
      <style:paragraph-properties fo:margin-top="0in" fo:margin-bottom="0in" loext:contextual-spacing="false" fo:text-align="start" style:justify-single-word="false" fo:orphans="2" fo:widows="2" fo:padding-left="0in" fo:padding-right="0in" fo:padding-top="0in" fo:padding-bottom="0.0291in" fo:border-left="none" fo:border-right="none" fo:border-top="none" fo:border-bottom="0.99pt solid #000000" style:join-border="false"/>
      <style:text-properties fo:font-variant="normal" fo:text-transform="none" fo:color="#333333" style:font-name="Menlo" fo:font-size="9pt" fo:letter-spacing="normal" fo:font-style="normal" fo:font-weight="normal" officeooo:rsid="01876c3f" officeooo:paragraph-rsid="019e68ac" style:font-weight-asian="normal" style:font-weight-complex="normal"/>
    </style:style>
    <style:style style:name="P250" style:family="paragraph" style:parent-style-name="Text_20_body">
      <style:paragraph-properties fo:break-before="page"/>
      <style:text-properties officeooo:rsid="00337416" officeooo:paragraph-rsid="00337416"/>
    </style:style>
    <style:style style:name="P251" style:family="paragraph" style:parent-style-name="Text_20_body">
      <style:paragraph-properties fo:break-before="page"/>
      <style:text-properties officeooo:rsid="005fb531" officeooo:paragraph-rsid="005fb531"/>
    </style:style>
    <style:style style:name="P252" style:family="paragraph" style:parent-style-name="Text_20_body">
      <style:paragraph-properties fo:break-before="page"/>
      <style:text-properties officeooo:rsid="006540b4" officeooo:paragraph-rsid="006540b4"/>
    </style:style>
    <style:style style:name="P253" style:family="paragraph" style:parent-style-name="Text_20_body">
      <style:paragraph-properties fo:break-before="page"/>
      <style:text-properties officeooo:rsid="00683209" officeooo:paragraph-rsid="00683209"/>
    </style:style>
    <style:style style:name="P254"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0f7ba43" officeooo:paragraph-rsid="00f7ba43" style:font-weight-asian="normal" style:font-weight-complex="normal"/>
    </style:style>
    <style:style style:name="P255"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10c60d5" officeooo:paragraph-rsid="010c60d5" style:font-weight-asian="normal" style:font-weight-complex="normal"/>
    </style:style>
    <style:style style:name="P256"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10eb245" officeooo:paragraph-rsid="010eb245" style:font-weight-asian="normal" style:font-weight-complex="normal"/>
    </style:style>
    <style:style style:name="P257" style:family="paragraph" style:parent-style-name="Text_20_body">
      <style:paragraph-properties fo:break-before="page"/>
      <style:text-properties fo:font-variant="normal" fo:text-transform="none" fo:color="#3c3c3c" style:font-name="Open Sans" fo:font-size="10.5pt" fo:letter-spacing="normal" fo:font-style="normal" fo:font-weight="normal" officeooo:rsid="00d28cab" officeooo:paragraph-rsid="00d28cab" style:font-weight-asian="normal" style:font-weight-complex="normal"/>
    </style:style>
    <style:style style:name="P258" style:family="paragraph" style:parent-style-name="Text_20_body">
      <style:paragraph-properties fo:break-before="page"/>
      <style:text-properties fo:font-variant="normal" fo:text-transform="none" fo:color="#3c3c3c" style:font-name="Open Sans" fo:font-size="10.5pt" fo:letter-spacing="normal" fo:font-style="normal" fo:font-weight="bold" officeooo:rsid="010c60d5" officeooo:paragraph-rsid="010b6981" style:font-weight-asian="bold" style:font-weight-complex="bold"/>
    </style:style>
    <style:style style:name="P259" style:family="paragraph" style:parent-style-name="Text_20_body">
      <style:paragraph-properties fo:break-before="page"/>
      <style:text-properties fo:font-variant="normal" fo:text-transform="none" fo:color="#666666" style:font-name="Open Sans1" fo:font-size="12pt" fo:letter-spacing="normal" fo:font-style="normal" fo:font-weight="normal" officeooo:rsid="017a0536" officeooo:paragraph-rsid="0174549a" style:font-weight-asian="normal" style:font-weight-complex="normal"/>
    </style:style>
    <style:style style:name="P260" style:family="paragraph" style:parent-style-name="Text_20_body">
      <style:paragraph-properties fo:break-before="page"/>
      <style:text-properties fo:font-variant="normal" fo:text-transform="none" fo:color="#666666" style:font-name="Open Sans1" fo:font-size="12pt" fo:letter-spacing="normal" fo:font-style="normal" fo:font-weight="normal" officeooo:rsid="017a0536" officeooo:paragraph-rsid="017a5072" style:font-weight-asian="normal" style:font-weight-complex="normal"/>
    </style:style>
    <style:style style:name="P261" style:family="paragraph" style:parent-style-name="Text_20_body">
      <style:paragraph-properties fo:break-before="page"/>
      <style:text-properties fo:font-variant="normal" fo:text-transform="none" fo:color="#333333" style:font-name="Menlo" fo:font-size="9pt" fo:letter-spacing="normal" fo:font-style="normal" fo:font-weight="normal" officeooo:rsid="0195162d" officeooo:paragraph-rsid="019c00d0" style:font-weight-asian="normal" style:font-weight-complex="normal"/>
    </style:style>
    <style:style style:name="P262" style:family="paragraph" style:parent-style-name="Text_20_body">
      <style:paragraph-properties fo:break-before="page"/>
      <style:text-properties fo:font-variant="normal" fo:text-transform="none" fo:color="#333333" style:font-name="Menlo" fo:font-size="9pt" fo:letter-spacing="normal" fo:font-style="normal" fo:font-weight="normal" officeooo:rsid="01bb6586" officeooo:paragraph-rsid="01b856e8" style:font-weight-asian="normal" style:font-weight-complex="normal"/>
    </style:style>
    <style:style style:name="P263" style:family="paragraph" style:parent-style-name="Text_20_body">
      <style:paragraph-properties fo:break-before="page"/>
      <style:text-properties fo:font-variant="normal" fo:text-transform="none" fo:color="#333333" style:font-name="Menlo" fo:font-size="9pt" fo:letter-spacing="normal" fo:font-style="normal" fo:font-weight="normal" officeooo:rsid="01c01459" officeooo:paragraph-rsid="01c01459" style:font-weight-asian="normal" style:font-weight-complex="normal"/>
    </style:style>
    <style:style style:name="P264" style:family="paragraph" style:parent-style-name="Text_20_body">
      <style:paragraph-properties fo:break-before="page"/>
      <style:text-properties fo:font-variant="normal" fo:text-transform="none" fo:color="#333333" style:font-name="Menlo" fo:font-size="9pt" fo:letter-spacing="normal" fo:font-style="normal" fo:font-weight="normal" officeooo:rsid="01c17be9" officeooo:paragraph-rsid="01c17be9" style:font-weight-asian="normal" style:font-weight-complex="normal"/>
    </style:style>
    <style:style style:name="P265" style:family="paragraph" style:parent-style-name="Text_20_body">
      <style:paragraph-properties fo:break-before="page"/>
      <style:text-properties fo:font-variant="normal" fo:text-transform="none" fo:color="#333333" style:font-name="Menlo" fo:font-size="9pt" fo:letter-spacing="normal" fo:font-style="normal" fo:font-weight="normal" officeooo:rsid="01c5b8f2" officeooo:paragraph-rsid="01c5b8f2" style:font-weight-asian="normal" style:font-weight-complex="normal"/>
    </style:style>
    <style:style style:name="P266" style:family="paragraph" style:parent-style-name="Text_20_body">
      <style:paragraph-properties fo:break-before="page"/>
      <style:text-properties fo:font-variant="normal" fo:text-transform="none" fo:color="#333333" style:font-name="Menlo" fo:font-size="9pt" fo:letter-spacing="normal" fo:font-style="normal" fo:font-weight="normal" officeooo:rsid="01cddd7b" officeooo:paragraph-rsid="01cddd7b" style:font-weight-asian="normal" style:font-weight-complex="normal"/>
    </style:style>
    <style:style style:name="P267" style:family="paragraph" style:parent-style-name="Text_20_body">
      <style:paragraph-properties fo:break-before="page"/>
      <style:text-properties fo:font-variant="normal" fo:text-transform="none" fo:color="#333333" style:font-name="Menlo" fo:font-size="9pt" fo:letter-spacing="normal" fo:font-style="normal" fo:font-weight="normal" officeooo:rsid="01d61216" officeooo:paragraph-rsid="01d61216" style:font-weight-asian="normal" style:font-weight-complex="normal"/>
    </style:style>
    <style:style style:name="P268" style:family="paragraph" style:parent-style-name="Text_20_body">
      <style:paragraph-properties fo:break-before="page"/>
      <style:text-properties fo:font-variant="normal" fo:text-transform="none" fo:color="#333333" style:font-name="Menlo" fo:font-size="9pt" fo:letter-spacing="normal" fo:font-style="normal" fo:font-weight="normal" officeooo:rsid="01d833b8" officeooo:paragraph-rsid="01d833b8" style:font-weight-asian="normal" style:font-weight-complex="normal"/>
    </style:style>
    <style:style style:name="P269" style:family="paragraph" style:parent-style-name="Text_20_body">
      <style:paragraph-properties fo:break-before="page"/>
      <style:text-properties fo:font-variant="normal" fo:text-transform="none" fo:color="#333333" style:font-name="Menlo" fo:font-size="9pt" fo:letter-spacing="normal" fo:font-style="normal" fo:font-weight="normal" officeooo:rsid="01da2de5" officeooo:paragraph-rsid="01da2de5" style:font-weight-asian="normal" style:font-weight-complex="normal"/>
    </style:style>
    <style:style style:name="P270" style:family="paragraph" style:parent-style-name="Text_20_body">
      <style:paragraph-properties fo:break-before="page"/>
      <style:text-properties fo:font-variant="normal" fo:text-transform="none" fo:color="#333333" style:font-name="Menlo" fo:font-size="9pt" fo:letter-spacing="normal" fo:font-style="normal" fo:font-weight="normal" officeooo:rsid="01de54e7" officeooo:paragraph-rsid="01de54e7" style:font-weight-asian="normal" style:font-weight-complex="normal"/>
    </style:style>
    <style:style style:name="P271" style:family="paragraph" style:parent-style-name="Text_20_body">
      <style:paragraph-properties fo:break-before="page"/>
      <style:text-properties fo:font-variant="normal" fo:text-transform="none" fo:color="#333333" style:font-name="Menlo" fo:font-size="9pt" fo:letter-spacing="normal" fo:font-style="normal" fo:font-weight="normal" officeooo:rsid="01e5d664" officeooo:paragraph-rsid="01e5d664" style:font-weight-asian="normal" style:font-weight-complex="normal"/>
    </style:style>
    <style:style style:name="P272" style:family="paragraph" style:parent-style-name="Text_20_body">
      <style:paragraph-properties fo:break-before="page"/>
      <style:text-properties fo:font-variant="normal" fo:text-transform="none" fo:color="#333333" style:font-name="Menlo" fo:font-size="9pt" fo:letter-spacing="normal" fo:font-style="normal" fo:font-weight="normal" officeooo:rsid="01e73f0a" officeooo:paragraph-rsid="01e73f0a" style:font-weight-asian="normal" style:font-weight-complex="normal"/>
    </style:style>
    <style:style style:name="P273" style:family="paragraph" style:parent-style-name="Text_20_body">
      <style:paragraph-properties fo:break-before="page"/>
      <style:text-properties fo:font-variant="normal" fo:text-transform="none" fo:color="#333333" style:font-name="Menlo" fo:font-size="9pt" fo:letter-spacing="normal" fo:font-style="normal" fo:font-weight="bold" officeooo:rsid="01b856e8" officeooo:paragraph-rsid="01b856e8"/>
    </style:style>
    <style:style style:name="P274" style:family="paragraph" style:parent-style-name="Text_20_body">
      <style:paragraph-properties fo:break-before="page"/>
      <style:text-properties fo:font-variant="normal" fo:text-transform="none" fo:color="#333333" style:font-name="Menlo" fo:font-size="9pt" fo:letter-spacing="normal" fo:font-style="normal" fo:font-weight="bold" officeooo:rsid="01bcf72f" officeooo:paragraph-rsid="01bcf72f"/>
    </style:style>
    <style:style style:name="P275" style:family="paragraph" style:parent-style-name="Text_20_body">
      <style:paragraph-properties fo:break-before="page"/>
      <style:text-properties fo:font-variant="normal" fo:text-transform="none" fo:color="#333333" style:font-name="Menlo" fo:font-size="9pt" fo:letter-spacing="normal" fo:font-style="normal" fo:font-weight="bold" officeooo:rsid="01bdfd11" officeooo:paragraph-rsid="01bdfd11" style:font-weight-asian="bold" style:font-weight-complex="bold"/>
    </style:style>
    <style:style style:name="P276" style:family="paragraph" style:parent-style-name="Text_20_body">
      <style:paragraph-properties fo:break-before="page"/>
      <style:text-properties fo:font-variant="normal" fo:text-transform="none" fo:color="#333333" style:font-name="Menlo" fo:font-size="9pt" fo:letter-spacing="normal" fo:font-style="normal" fo:font-weight="bold" officeooo:rsid="01c01459" officeooo:paragraph-rsid="01c01459"/>
    </style:style>
    <style:style style:name="P277" style:family="paragraph" style:parent-style-name="Text_20_body">
      <style:paragraph-properties fo:break-before="page"/>
      <style:text-properties fo:font-variant="normal" fo:text-transform="none" fo:color="#333333" style:font-name="DejaVu Sans Mono" fo:font-size="13pt" fo:letter-spacing="normal" fo:font-style="normal" fo:font-weight="bold" officeooo:rsid="01caa6d0" officeooo:paragraph-rsid="01caa6d0" fo:background-color="#fff200" style:font-size-asian="13pt" style:font-weight-asian="bold" style:font-size-complex="13pt" style:font-weight-complex="bold"/>
    </style:style>
    <style:style style:name="P278" style:family="paragraph" style:parent-style-name="Text_20_body">
      <style:paragraph-properties fo:break-before="page"/>
      <style:text-properties officeooo:paragraph-rsid="015a9e7f"/>
    </style:style>
    <style:style style:name="P279" style:family="paragraph" style:parent-style-name="Text_20_body">
      <style:paragraph-properties fo:break-before="page"/>
      <style:text-properties officeooo:paragraph-rsid="01639c26"/>
    </style:style>
    <style:style style:name="P280" style:family="paragraph" style:parent-style-name="Text_20_body">
      <style:paragraph-properties fo:break-before="page"/>
      <style:text-properties fo:font-weight="bold" officeooo:rsid="006cc9b6" officeooo:paragraph-rsid="006ae368" style:font-weight-asian="bold" style:font-weight-complex="bold"/>
    </style:style>
    <style:style style:name="P281" style:family="paragraph" style:parent-style-name="Heading_20_2">
      <style:text-properties fo:color="#354253" fo:letter-spacing="normal" officeooo:paragraph-rsid="015a496f"/>
    </style:style>
    <style:style style:name="P282" style:family="paragraph" style:parent-style-name="Heading_20_2">
      <style:text-properties fo:font-variant="normal" fo:text-transform="none" fo:color="#354253" style:font-name="Menlo" fo:font-size="13pt" fo:letter-spacing="normal" fo:font-style="normal" fo:font-weight="bold" officeooo:rsid="01caa6d0" officeooo:paragraph-rsid="01caa6d0" style:font-size-asian="13pt" style:font-weight-asian="bold" style:font-size-complex="13pt" style:font-weight-complex="bold"/>
    </style:style>
    <style:style style:name="P283" style:family="paragraph" style:parent-style-name="Preformatted_20_Text">
      <style:text-properties fo:font-variant="normal" fo:text-transform="none" fo:color="#333333" style:font-name="monospace" fo:font-size="9pt" fo:letter-spacing="normal" fo:font-style="normal" fo:font-weight="normal" officeooo:rsid="0174549a" officeooo:paragraph-rsid="0174549a" style:font-weight-asian="normal" style:font-weight-complex="normal"/>
    </style:style>
    <style:style style:name="P284" style:family="paragraph" style:parent-style-name="Preformatted_20_Text">
      <style:text-properties fo:font-variant="normal" fo:text-transform="none" fo:color="#333333" style:font-name="monospace" fo:font-size="9pt" fo:letter-spacing="normal" fo:font-style="normal" fo:font-weight="normal" officeooo:rsid="01e73f0a" officeooo:paragraph-rsid="01e73f0a" style:font-weight-asian="normal" style:font-weight-complex="normal"/>
    </style:style>
    <style:style style:name="P285" style:family="paragraph" style:parent-style-name="Preformatted_20_Text">
      <loext:graphic-properties draw:fill="solid" draw:fill-color="#f8f8f8" draw:opacity="100%"/>
      <style:paragraph-properties fo:margin-top="0in" fo:margin-bottom="0.1965in" loext:contextual-spacing="false" fo:line-height="140%" fo:text-align="start" style:justify-single-word="false" fo:orphans="2" fo:widows="2" fo:background-color="#f8f8f8" fo:padding-left="0.1043in" fo:padding-right="0.1043in" fo:padding-top="0.0626in" fo:padding-bottom="0.0626in" fo:border="0.06pt solid #c8c8c8"/>
      <style:text-properties fo:font-variant="normal" fo:text-transform="none" fo:color="#333333" style:font-name="monospace" fo:letter-spacing="normal" fo:font-style="normal" fo:font-weight="normal" officeooo:paragraph-rsid="01ec4607"/>
    </style:style>
    <style:style style:name="P286" style:family="paragraph" style:parent-style-name="Preformatted_20_Text">
      <loext:graphic-properties draw:fill="solid" draw:fill-color="#f8f8f8" draw:opacity="100%"/>
      <style:paragraph-properties fo:line-height="140%" fo:text-align="start" style:justify-single-word="false" fo:orphans="2" fo:widows="2" fo:background-color="#f8f8f8" fo:padding-left="0.1043in" fo:padding-right="0.1043in" fo:padding-top="0.0626in" fo:padding-bottom="0.0626in" fo:border="0.06pt solid #c8c8c8"/>
      <style:text-properties fo:font-variant="normal" fo:text-transform="none" fo:color="#333333" style:font-name="monospace" fo:letter-spacing="normal" fo:font-style="normal" fo:font-weight="normal"/>
    </style:style>
    <style:style style:name="P287" style:family="paragraph" style:parent-style-name="Preformatted_20_Text">
      <loext:graphic-properties draw:fill="solid" draw:fill-color="#f8f8f8" draw:opacity="100%"/>
      <style:paragraph-properties fo:line-height="140%" fo:text-align="start" style:justify-single-word="false" fo:orphans="2" fo:widows="2" fo:background-color="#f8f8f8" fo:padding-left="0.1043in" fo:padding-right="0.1043in" fo:padding-top="0.0626in" fo:padding-bottom="0.0626in" fo:border="0.06pt solid #c8c8c8"/>
      <style:text-properties fo:font-variant="normal" fo:text-transform="none" fo:color="#333333" style:font-name="monospace" fo:font-size="9pt" fo:letter-spacing="normal" fo:font-style="normal" fo:font-weight="normal" officeooo:rsid="01e73f0a" officeooo:paragraph-rsid="01ec4607" style:font-weight-asian="normal" style:font-weight-complex="normal"/>
    </style:style>
    <style:style style:name="P288" style:family="paragraph" style:parent-style-name="Text_20_body">
      <style:text-properties fo:font-variant="normal" fo:text-transform="none" fo:color="#333333" style:font-name="Menlo" fo:font-size="9pt" fo:letter-spacing="normal" fo:font-style="normal" fo:font-weight="normal" officeooo:rsid="01edb575" officeooo:paragraph-rsid="01edb575" style:font-weight-asian="normal" style:font-weight-complex="normal"/>
    </style:style>
    <style:style style:name="P289" style:family="paragraph" style:parent-style-name="Text_20_body">
      <style:text-properties fo:font-variant="normal" fo:text-transform="none" fo:color="#333333" style:font-name="Lato" fo:font-size="10.5pt" fo:letter-spacing="normal" fo:font-style="normal" fo:font-weight="normal" officeooo:rsid="01edb575" officeooo:paragraph-rsid="01edb575" style:font-weight-asian="normal" style:font-weight-complex="normal"/>
    </style:style>
    <style:style style:name="P290" style:family="paragraph" style:parent-style-name="Text_20_body">
      <style:text-properties fo:font-variant="normal" fo:text-transform="none" fo:color="#333333" style:font-name="Lato" fo:font-size="10.5pt" fo:letter-spacing="normal" fo:font-style="normal" fo:font-weight="normal" officeooo:rsid="01f48e4e" officeooo:paragraph-rsid="01f48e4e" style:font-weight-asian="normal" style:font-weight-complex="normal"/>
    </style:style>
    <style:style style:name="P291" style:family="paragraph" style:parent-style-name="Text_20_body" style:list-style-name="L1">
      <style:paragraph-properties fo:margin-left="0in" fo:margin-right="0in" fo:margin-top="0in" fo:margin-bottom="0in" loext:contextual-spacing="false" fo:text-align="start" style:justify-single-word="false" fo:orphans="2" fo:widows="2" fo:text-indent="0in" style:auto-text-indent="false" fo:padding="0in" fo:border="none"/>
      <style:text-properties fo:font-variant="normal" fo:text-transform="none" fo:color="#333333" style:font-name="Lato" fo:font-size="10.5pt" fo:letter-spacing="normal" fo:font-style="normal" fo:font-weight="normal"/>
    </style:style>
    <style:style style:name="P292" style:family="paragraph" style:parent-style-name="Text_20_body">
      <style:paragraph-properties fo:margin-left="0in" fo:margin-right="0in" fo:margin-top="0in" fo:margin-bottom="0in" loext:contextual-spacing="false" style:line-height-at-least="0.2189in" fo:text-align="start" style:justify-single-word="false" fo:orphans="2" fo:widows="2" fo:text-indent="0in" style:auto-text-indent="false"/>
    </style:style>
    <style:style style:name="P293" style:family="paragraph" style:parent-style-name="Text_20_body" style:list-style-name="L1">
      <style:paragraph-properties fo:margin-left="0in" fo:margin-right="0in" fo:text-align="start" style:justify-single-word="false" fo:orphans="2" fo:widows="2" fo:text-indent="0in" style:auto-text-indent="false" fo:padding="0in" fo:border="none"/>
      <style:text-properties fo:font-variant="normal" fo:text-transform="none" fo:color="#333333" style:font-name="Lato" fo:font-size="10.5pt" fo:letter-spacing="normal" fo:font-style="normal" fo:font-weight="normal"/>
    </style:style>
    <style:style style:name="P294" style:family="paragraph" style:parent-style-name="Text_20_body">
      <style:paragraph-properties fo:break-before="page"/>
      <style:text-properties fo:font-variant="normal" fo:text-transform="none" fo:color="#333333" style:font-name="Lato" fo:font-size="10.5pt" fo:letter-spacing="normal" fo:font-style="normal" fo:font-weight="normal" officeooo:rsid="01edb575" officeooo:paragraph-rsid="01edb575" style:font-weight-asian="normal" style:font-weight-complex="normal"/>
    </style:style>
    <style:style style:name="P295" style:family="paragraph" style:parent-style-name="Heading_20_1">
      <style:paragraph-properties fo:break-before="page"/>
    </style:style>
    <style:style style:name="T1" style:family="text">
      <style:text-properties officeooo:rsid="00025ed0"/>
    </style:style>
    <style:style style:name="T2" style:family="text">
      <style:text-properties officeooo:rsid="0005646b"/>
    </style:style>
    <style:style style:name="T3" style:family="text">
      <style:text-properties officeooo:rsid="00095de8"/>
    </style:style>
    <style:style style:name="T4" style:family="text">
      <style:text-properties officeooo:rsid="000a576f"/>
    </style:style>
    <style:style style:name="T5" style:family="text">
      <style:text-properties fo:font-weight="bold" style:font-weight-asian="bold" style:font-weight-complex="bold"/>
    </style:style>
    <style:style style:name="T6" style:family="text">
      <style:text-properties fo:font-weight="bold" officeooo:rsid="000a576f" style:font-weight-asian="bold" style:font-weight-complex="bold"/>
    </style:style>
    <style:style style:name="T7" style:family="text">
      <style:text-properties fo:font-weight="bold" officeooo:rsid="00180683" style:font-weight-asian="bold" style:font-weight-complex="bold"/>
    </style:style>
    <style:style style:name="T8" style:family="text">
      <style:text-properties fo:font-weight="bold" officeooo:rsid="002f894c" style:font-weight-asian="bold" style:font-weight-complex="bold"/>
    </style:style>
    <style:style style:name="T9" style:family="text">
      <style:text-properties fo:font-weight="bold" officeooo:rsid="004395a9" style:font-weight-asian="bold" style:font-weight-complex="bold"/>
    </style:style>
    <style:style style:name="T10" style:family="text">
      <style:text-properties fo:font-weight="bold" officeooo:rsid="0044c662" style:font-weight-asian="bold" style:font-weight-complex="bold"/>
    </style:style>
    <style:style style:name="T11" style:family="text">
      <style:text-properties fo:font-weight="bold" officeooo:rsid="00452307" style:font-weight-asian="bold" style:font-weight-complex="bold"/>
    </style:style>
    <style:style style:name="T12" style:family="text">
      <style:text-properties fo:font-weight="bold" officeooo:rsid="00408298" style:font-weight-asian="bold" style:font-weight-complex="bold"/>
    </style:style>
    <style:style style:name="T13" style:family="text">
      <style:text-properties fo:font-weight="bold" officeooo:rsid="006cc9b6" style:font-weight-asian="bold" style:font-weight-complex="bold"/>
    </style:style>
    <style:style style:name="T14" style:family="text">
      <style:text-properties fo:font-weight="bold" officeooo:rsid="0070b941" style:font-weight-asian="bold" style:font-weight-complex="bold"/>
    </style:style>
    <style:style style:name="T15" style:family="text">
      <style:text-properties fo:font-weight="bold" officeooo:rsid="00f2f99a" style:font-weight-asian="bold" style:font-weight-complex="bold"/>
    </style:style>
    <style:style style:name="T16" style:family="text">
      <style:text-properties fo:font-weight="bold" officeooo:rsid="00de5e78" style:font-weight-asian="bold" style:font-weight-complex="bold"/>
    </style:style>
    <style:style style:name="T17" style:family="text">
      <style:text-properties fo:font-weight="bold" officeooo:rsid="01134dec" style:font-weight-asian="bold" style:font-weight-complex="bold"/>
    </style:style>
    <style:style style:name="T18" style:family="text">
      <style:text-properties fo:font-weight="bold" officeooo:rsid="011661aa" style:font-weight-asian="bold" style:font-weight-complex="bold"/>
    </style:style>
    <style:style style:name="T19" style:family="text">
      <style:text-properties fo:font-weight="bold" officeooo:rsid="011ce0b8" style:font-weight-asian="bold" style:font-weight-complex="bold"/>
    </style:style>
    <style:style style:name="T20" style:family="text">
      <style:text-properties fo:font-weight="bold" officeooo:rsid="01294b21" style:font-weight-asian="bold" style:font-weight-complex="bold"/>
    </style:style>
    <style:style style:name="T21" style:family="text">
      <style:text-properties fo:font-weight="bold" officeooo:rsid="0137896a" style:font-weight-asian="bold" style:font-weight-complex="bold"/>
    </style:style>
    <style:style style:name="T22" style:family="text">
      <style:text-properties fo:font-weight="bold" officeooo:rsid="0138bf91" style:font-weight-asian="bold" style:font-weight-complex="bold"/>
    </style:style>
    <style:style style:name="T23" style:family="text">
      <style:text-properties fo:font-weight="bold" officeooo:rsid="013aab43" style:font-weight-asian="bold" style:font-weight-complex="bold"/>
    </style:style>
    <style:style style:name="T24" style:family="text">
      <style:text-properties fo:font-weight="bold" officeooo:rsid="013b8a5e" style:font-weight-asian="bold" style:font-weight-complex="bold"/>
    </style:style>
    <style:style style:name="T25" style:family="text">
      <style:text-properties fo:font-weight="bold" officeooo:rsid="010c60d5" style:font-weight-asian="bold" style:font-weight-complex="bold"/>
    </style:style>
    <style:style style:name="T26" style:family="text">
      <style:text-properties fo:font-weight="bold" officeooo:rsid="01640002" style:font-weight-asian="bold" style:font-weight-complex="bold"/>
    </style:style>
    <style:style style:name="T27" style:family="text">
      <style:text-properties fo:font-weight="bold" officeooo:rsid="0169a464" style:font-weight-asian="bold" style:font-weight-complex="bold"/>
    </style:style>
    <style:style style:name="T28" style:family="text">
      <style:text-properties fo:font-weight="bold" officeooo:rsid="016b22ed" style:font-weight-asian="bold" style:font-weight-complex="bold"/>
    </style:style>
    <style:style style:name="T29" style:family="text">
      <style:text-properties fo:font-weight="bold" officeooo:rsid="0162b974" style:font-weight-asian="bold" style:font-weight-complex="bold"/>
    </style:style>
    <style:style style:name="T30" style:family="text">
      <style:text-properties fo:font-weight="bold" officeooo:rsid="016cc395" style:font-weight-asian="bold" style:font-weight-complex="bold"/>
    </style:style>
    <style:style style:name="T31" style:family="text">
      <style:text-properties fo:font-weight="bold" officeooo:rsid="0171e88d" style:font-weight-asian="bold" style:font-weight-complex="bold"/>
    </style:style>
    <style:style style:name="T32" style:family="text">
      <style:text-properties fo:font-weight="bold" officeooo:rsid="018892ee" style:font-weight-asian="bold" style:font-weight-complex="bold"/>
    </style:style>
    <style:style style:name="T33" style:family="text">
      <style:text-properties fo:font-weight="bold" officeooo:rsid="018ad2b7" style:font-weight-asian="bold" style:font-weight-complex="bold"/>
    </style:style>
    <style:style style:name="T34" style:family="text">
      <style:text-properties fo:font-weight="bold" officeooo:rsid="018bd35e" style:font-weight-asian="bold" style:font-weight-complex="bold"/>
    </style:style>
    <style:style style:name="T35" style:family="text">
      <style:text-properties fo:font-weight="bold" officeooo:rsid="018c8327" style:font-weight-asian="bold" style:font-weight-complex="bold"/>
    </style:style>
    <style:style style:name="T36" style:family="text">
      <style:text-properties fo:font-weight="bold" officeooo:rsid="0192d3e0" style:font-weight-asian="bold" style:font-weight-complex="bold"/>
    </style:style>
    <style:style style:name="T37" style:family="text">
      <style:text-properties fo:font-weight="bold" officeooo:rsid="0193d4b7" style:font-weight-asian="bold" style:font-weight-complex="bold"/>
    </style:style>
    <style:style style:name="T38" style:family="text">
      <style:text-properties fo:font-weight="bold" officeooo:rsid="019687ca" style:font-weight-asian="bold" style:font-weight-complex="bold"/>
    </style:style>
    <style:style style:name="T39" style:family="text">
      <style:text-properties fo:font-weight="bold" officeooo:rsid="019979b3" style:font-weight-asian="bold" style:font-weight-complex="bold"/>
    </style:style>
    <style:style style:name="T40" style:family="text">
      <style:text-properties fo:font-weight="bold" officeooo:rsid="019a1bb2" style:font-weight-asian="bold" style:font-weight-complex="bold"/>
    </style:style>
    <style:style style:name="T41" style:family="text">
      <style:text-properties fo:font-weight="bold" officeooo:rsid="019c00d0" style:font-weight-asian="bold" style:font-weight-complex="bold"/>
    </style:style>
    <style:style style:name="T42" style:family="text">
      <style:text-properties fo:font-weight="bold" officeooo:rsid="01e6a66a" style:font-weight-asian="bold" style:font-weight-complex="bold"/>
    </style:style>
    <style:style style:name="T43" style:family="text">
      <style:text-properties fo:font-weight="bold" officeooo:rsid="01e243ee" style:font-weight-asian="bold" style:font-weight-complex="bold"/>
    </style:style>
    <style:style style:name="T44" style:family="text">
      <style:text-properties fo:font-weight="bold" fo:background-color="#fff200" loext:char-shading-value="0" style:font-weight-asian="bold" style:font-weight-complex="bold"/>
    </style:style>
    <style:style style:name="T45" style:family="text">
      <style:text-properties officeooo:rsid="000e9dfa"/>
    </style:style>
    <style:style style:name="T46" style:family="text">
      <style:text-properties officeooo:rsid="000f415d"/>
    </style:style>
    <style:style style:name="T47" style:family="text">
      <style:text-properties officeooo:rsid="0014d10d"/>
    </style:style>
    <style:style style:name="T48" style:family="text">
      <style:text-properties officeooo:rsid="00160243"/>
    </style:style>
    <style:style style:name="T49" style:family="text">
      <style:text-properties officeooo:rsid="001d20be"/>
    </style:style>
    <style:style style:name="T50" style:family="text">
      <style:text-properties officeooo:rsid="001f576f"/>
    </style:style>
    <style:style style:name="T51" style:family="text">
      <style:text-properties officeooo:rsid="00216724"/>
    </style:style>
    <style:style style:name="T52" style:family="text">
      <style:text-properties officeooo:rsid="0025455e"/>
    </style:style>
    <style:style style:name="T53" style:family="text">
      <style:text-properties officeooo:rsid="00269316"/>
    </style:style>
    <style:style style:name="T54" style:family="text">
      <style:text-properties officeooo:rsid="002c1e77"/>
    </style:style>
    <style:style style:name="T55" style:family="text">
      <style:text-properties officeooo:rsid="002f894c"/>
    </style:style>
    <style:style style:name="T56" style:family="text">
      <style:text-properties officeooo:rsid="00337416"/>
    </style:style>
    <style:style style:name="T57" style:family="text">
      <style:text-properties officeooo:rsid="0034f6b3"/>
    </style:style>
    <style:style style:name="T58" style:family="text">
      <style:text-properties officeooo:rsid="00365496"/>
    </style:style>
    <style:style style:name="T59" style:family="text">
      <style:text-properties officeooo:rsid="0037926a"/>
    </style:style>
    <style:style style:name="T60" style:family="text">
      <style:text-properties officeooo:rsid="0039c0a1"/>
    </style:style>
    <style:style style:name="T61" style:family="text">
      <style:text-properties officeooo:rsid="003f4147"/>
    </style:style>
    <style:style style:name="T62" style:family="text">
      <style:text-properties officeooo:rsid="00408298"/>
    </style:style>
    <style:style style:name="T63" style:family="text">
      <style:text-properties officeooo:rsid="00470b68"/>
    </style:style>
    <style:style style:name="T64" style:family="text">
      <style:text-properties officeooo:rsid="004a17d3"/>
    </style:style>
    <style:style style:name="T65" style:family="text">
      <style:text-properties officeooo:rsid="004b504e"/>
    </style:style>
    <style:style style:name="T66" style:family="text">
      <style:text-properties officeooo:rsid="004ef7f6"/>
    </style:style>
    <style:style style:name="T67" style:family="text">
      <style:text-properties officeooo:rsid="004f3534"/>
    </style:style>
    <style:style style:name="T68" style:family="text">
      <style:text-properties officeooo:rsid="00517730"/>
    </style:style>
    <style:style style:name="T69" style:family="text">
      <style:text-properties officeooo:rsid="00528e38"/>
    </style:style>
    <style:style style:name="T70" style:family="text">
      <style:text-properties officeooo:rsid="00550fc5"/>
    </style:style>
    <style:style style:name="T71" style:family="text">
      <style:text-properties officeooo:rsid="00552efd"/>
    </style:style>
    <style:style style:name="T72" style:family="text">
      <style:text-properties officeooo:rsid="0055e57e"/>
    </style:style>
    <style:style style:name="T73" style:family="text">
      <style:text-properties officeooo:rsid="005a55db"/>
    </style:style>
    <style:style style:name="T74" style:family="text">
      <style:text-properties officeooo:rsid="006540b4"/>
    </style:style>
    <style:style style:name="T75" style:family="text">
      <style:text-properties officeooo:rsid="0068bc8b"/>
    </style:style>
    <style:style style:name="T76" style:family="text">
      <style:text-properties officeooo:rsid="006cc9b6"/>
    </style:style>
    <style:style style:name="T77" style:family="text">
      <style:text-properties officeooo:rsid="0070b941"/>
    </style:style>
    <style:style style:name="T78" style:family="text">
      <style:text-properties officeooo:rsid="00780126"/>
    </style:style>
    <style:style style:name="T79" style:family="text">
      <style:text-properties officeooo:rsid="007d12ac"/>
    </style:style>
    <style:style style:name="T80" style:family="text">
      <style:text-properties officeooo:rsid="007f72fb"/>
    </style:style>
    <style:style style:name="T81" style:family="text">
      <style:text-properties officeooo:rsid="008283ad"/>
    </style:style>
    <style:style style:name="T82" style:family="text">
      <style:text-properties officeooo:rsid="0085bcd5"/>
    </style:style>
    <style:style style:name="T83" style:family="text">
      <style:text-properties officeooo:rsid="008724dd"/>
    </style:style>
    <style:style style:name="T84" style:family="text">
      <style:text-properties officeooo:rsid="008ca6b9"/>
    </style:style>
    <style:style style:name="T85" style:family="text">
      <style:text-properties officeooo:rsid="00905e9f"/>
    </style:style>
    <style:style style:name="T86" style:family="text">
      <style:text-properties officeooo:rsid="0091a727"/>
    </style:style>
    <style:style style:name="T87" style:family="text">
      <style:text-properties officeooo:rsid="00937e84"/>
    </style:style>
    <style:style style:name="T88" style:family="text">
      <style:text-properties fo:color="#3c3c3c" style:font-name="Open Sans"/>
    </style:style>
    <style:style style:name="T89" style:family="text">
      <style:text-properties fo:color="#3c3c3c" style:font-name="Open Sans" officeooo:rsid="0154de17"/>
    </style:style>
    <style:style style:name="T90" style:family="text">
      <style:text-properties fo:font-variant="normal" fo:text-transform="none" fo:color="#3c3c3c" style:font-name="Open Sans" fo:font-size="10.5pt" fo:letter-spacing="normal" fo:font-style="normal"/>
    </style:style>
    <style:style style:name="T91" style:family="text">
      <style:text-properties fo:font-variant="normal" fo:text-transform="none" fo:color="#3c3c3c" style:font-name="Open Sans" fo:font-size="10.5pt" fo:letter-spacing="normal" fo:font-style="normal" fo:font-weight="normal"/>
    </style:style>
    <style:style style:name="T92" style:family="text">
      <style:text-properties fo:font-variant="normal" fo:text-transform="none" fo:color="#3c3c3c" style:font-name="Open Sans" fo:font-size="10.5pt" fo:letter-spacing="normal" fo:font-style="normal" fo:font-weight="normal" officeooo:rsid="009a2c9b"/>
    </style:style>
    <style:style style:name="T93" style:family="text">
      <style:text-properties fo:font-variant="normal" fo:text-transform="none" fo:color="#3c3c3c" style:font-name="Open Sans" fo:font-size="10.5pt" fo:letter-spacing="normal" fo:font-style="normal" fo:font-weight="normal" officeooo:rsid="009e33a0"/>
    </style:style>
    <style:style style:name="T94" style:family="text">
      <style:text-properties fo:font-variant="normal" fo:text-transform="none" fo:color="#3c3c3c" style:font-name="Open Sans" fo:font-size="10.5pt" fo:letter-spacing="normal" fo:font-style="normal" fo:font-weight="normal" style:font-weight-asian="normal" style:font-weight-complex="normal"/>
    </style:style>
    <style:style style:name="T95" style:family="text">
      <style:text-properties fo:font-variant="normal" fo:text-transform="none" fo:color="#3c3c3c" style:font-name="Open Sans" fo:font-size="10.5pt" fo:letter-spacing="normal" fo:font-style="normal" fo:font-weight="normal" officeooo:rsid="00a09511" style:font-weight-asian="normal" style:font-weight-complex="normal"/>
    </style:style>
    <style:style style:name="T96" style:family="text">
      <style:text-properties fo:font-variant="normal" fo:text-transform="none" fo:color="#3c3c3c" style:font-name="Open Sans" fo:font-size="10.5pt" fo:letter-spacing="normal" fo:font-style="normal" fo:font-weight="normal" officeooo:rsid="00a0027e" style:font-weight-asian="normal" style:font-weight-complex="normal"/>
    </style:style>
    <style:style style:name="T97" style:family="text">
      <style:text-properties fo:font-variant="normal" fo:text-transform="none" fo:color="#3c3c3c" style:font-name="Open Sans" fo:font-size="10.5pt" fo:letter-spacing="normal" fo:font-style="normal" fo:font-weight="normal" officeooo:rsid="00a32886" style:font-weight-asian="normal" style:font-weight-complex="normal"/>
    </style:style>
    <style:style style:name="T98" style:family="text">
      <style:text-properties fo:font-variant="normal" fo:text-transform="none" fo:color="#3c3c3c" style:font-name="Open Sans" fo:font-size="10.5pt" fo:letter-spacing="normal" fo:font-style="normal" fo:font-weight="normal" officeooo:rsid="00a3c071" style:font-weight-asian="normal" style:font-weight-complex="normal"/>
    </style:style>
    <style:style style:name="T99" style:family="text">
      <style:text-properties fo:font-variant="normal" fo:text-transform="none" fo:color="#3c3c3c" style:font-name="Open Sans" fo:font-size="10.5pt" fo:letter-spacing="normal" fo:font-style="normal" fo:font-weight="normal" officeooo:rsid="00a4d981" style:font-weight-asian="normal" style:font-weight-complex="normal"/>
    </style:style>
    <style:style style:name="T100" style:family="text">
      <style:text-properties fo:font-variant="normal" fo:text-transform="none" fo:color="#3c3c3c" style:font-name="Open Sans" fo:font-size="10.5pt" fo:letter-spacing="normal" fo:font-style="normal" fo:font-weight="normal" officeooo:rsid="00aa5bb0" style:font-weight-asian="normal" style:font-weight-complex="normal"/>
    </style:style>
    <style:style style:name="T101" style:family="text">
      <style:text-properties fo:font-variant="normal" fo:text-transform="none" fo:color="#3c3c3c" style:font-name="Open Sans" fo:font-size="10.5pt" fo:letter-spacing="normal" fo:font-style="normal" fo:font-weight="normal" officeooo:rsid="00ab431f" style:font-weight-asian="normal" style:font-weight-complex="normal"/>
    </style:style>
    <style:style style:name="T102" style:family="text">
      <style:text-properties fo:font-variant="normal" fo:text-transform="none" fo:color="#3c3c3c" style:font-name="Open Sans" fo:font-size="10.5pt" fo:letter-spacing="normal" fo:font-style="normal" fo:font-weight="normal" officeooo:rsid="00ad0ac7" style:font-weight-asian="normal" style:font-weight-complex="normal"/>
    </style:style>
    <style:style style:name="T103" style:family="text">
      <style:text-properties fo:font-variant="normal" fo:text-transform="none" fo:color="#3c3c3c" style:font-name="Open Sans" fo:font-size="10.5pt" fo:letter-spacing="normal" fo:font-style="normal" fo:font-weight="normal" officeooo:rsid="00aeeb0e" style:font-weight-asian="normal" style:font-weight-complex="normal"/>
    </style:style>
    <style:style style:name="T104" style:family="text">
      <style:text-properties fo:font-variant="normal" fo:text-transform="none" fo:color="#3c3c3c" style:font-name="Open Sans" fo:font-size="10.5pt" fo:letter-spacing="normal" fo:font-style="normal" fo:font-weight="normal" officeooo:rsid="00b0987b" style:font-weight-asian="normal" style:font-weight-complex="normal"/>
    </style:style>
    <style:style style:name="T105" style:family="text">
      <style:text-properties fo:font-variant="normal" fo:text-transform="none" fo:color="#3c3c3c" style:font-name="Open Sans" fo:font-size="10.5pt" fo:letter-spacing="normal" fo:font-style="normal" fo:font-weight="normal" officeooo:rsid="00b26595" style:font-weight-asian="normal" style:font-weight-complex="normal"/>
    </style:style>
    <style:style style:name="T106" style:family="text">
      <style:text-properties fo:font-variant="normal" fo:text-transform="none" fo:color="#3c3c3c" style:font-name="Open Sans" fo:font-size="10.5pt" fo:letter-spacing="normal" fo:font-style="normal" fo:font-weight="normal" officeooo:rsid="00b3609d" style:font-weight-asian="normal" style:font-weight-complex="normal"/>
    </style:style>
    <style:style style:name="T107" style:family="text">
      <style:text-properties fo:font-variant="normal" fo:text-transform="none" fo:color="#3c3c3c" style:font-name="Open Sans" fo:font-size="10.5pt" fo:letter-spacing="normal" fo:font-style="normal" fo:font-weight="normal" officeooo:rsid="00b4fe27" style:font-weight-asian="normal" style:font-weight-complex="normal"/>
    </style:style>
    <style:style style:name="T108" style:family="text">
      <style:text-properties fo:font-variant="normal" fo:text-transform="none" fo:color="#3c3c3c" style:font-name="Open Sans" fo:font-size="10.5pt" fo:letter-spacing="normal" fo:font-style="normal" fo:font-weight="normal" officeooo:rsid="00b8a78f" style:font-weight-asian="normal" style:font-weight-complex="normal"/>
    </style:style>
    <style:style style:name="T109" style:family="text">
      <style:text-properties fo:font-variant="normal" fo:text-transform="none" fo:color="#3c3c3c" style:font-name="Open Sans" fo:font-size="10.5pt" fo:letter-spacing="normal" fo:font-style="normal" fo:font-weight="normal" officeooo:rsid="00bf72e9" style:font-weight-asian="normal" style:font-weight-complex="normal"/>
    </style:style>
    <style:style style:name="T110" style:family="text">
      <style:text-properties fo:font-variant="normal" fo:text-transform="none" fo:color="#3c3c3c" style:font-name="Open Sans" fo:font-size="10.5pt" fo:letter-spacing="normal" fo:font-style="normal" fo:font-weight="normal" officeooo:rsid="00c09c7a" style:font-weight-asian="normal" style:font-weight-complex="normal"/>
    </style:style>
    <style:style style:name="T111" style:family="text">
      <style:text-properties fo:font-variant="normal" fo:text-transform="none" fo:color="#3c3c3c" style:font-name="Open Sans" fo:font-size="10.5pt" fo:letter-spacing="normal" fo:font-style="normal" fo:font-weight="normal" officeooo:rsid="00c40afc" style:font-weight-asian="normal" style:font-weight-complex="normal"/>
    </style:style>
    <style:style style:name="T112" style:family="text">
      <style:text-properties fo:font-variant="normal" fo:text-transform="none" fo:color="#3c3c3c" style:font-name="Open Sans" fo:font-size="10.5pt" fo:letter-spacing="normal" fo:font-style="normal" fo:font-weight="normal" officeooo:rsid="00bb88ea" style:font-weight-asian="normal" style:font-weight-complex="normal"/>
    </style:style>
    <style:style style:name="T113" style:family="text">
      <style:text-properties fo:font-variant="normal" fo:text-transform="none" fo:color="#3c3c3c" style:font-name="Open Sans" fo:font-size="10.5pt" fo:letter-spacing="normal" fo:font-style="normal" fo:font-weight="normal" officeooo:rsid="00c51fa5" style:font-weight-asian="normal" style:font-weight-complex="normal"/>
    </style:style>
    <style:style style:name="T114" style:family="text">
      <style:text-properties fo:font-variant="normal" fo:text-transform="none" fo:color="#3c3c3c" style:font-name="Open Sans" fo:font-size="10.5pt" fo:letter-spacing="normal" fo:font-style="normal" fo:font-weight="normal" officeooo:rsid="00cb28a7" style:font-weight-asian="normal" style:font-weight-complex="normal"/>
    </style:style>
    <style:style style:name="T115" style:family="text">
      <style:text-properties fo:font-variant="normal" fo:text-transform="none" fo:color="#3c3c3c" style:font-name="Open Sans" fo:font-size="10.5pt" fo:letter-spacing="normal" fo:font-style="normal" fo:font-weight="normal" officeooo:rsid="00ced715" style:font-weight-asian="normal" style:font-weight-complex="normal"/>
    </style:style>
    <style:style style:name="T116" style:family="text">
      <style:text-properties fo:font-variant="normal" fo:text-transform="none" fo:color="#3c3c3c" style:font-name="Open Sans" fo:font-size="10.5pt" fo:letter-spacing="normal" fo:font-style="normal" fo:font-weight="normal" officeooo:rsid="00d06bcf" style:font-weight-asian="normal" style:font-weight-complex="normal"/>
    </style:style>
    <style:style style:name="T117" style:family="text">
      <style:text-properties fo:font-variant="normal" fo:text-transform="none" fo:color="#3c3c3c" style:font-name="Open Sans" fo:font-size="10.5pt" fo:letter-spacing="normal" fo:font-style="normal" fo:font-weight="normal" officeooo:rsid="00d197b3" style:font-weight-asian="normal" style:font-weight-complex="normal"/>
    </style:style>
    <style:style style:name="T118" style:family="text">
      <style:text-properties fo:font-variant="normal" fo:text-transform="none" fo:color="#3c3c3c" style:font-name="Open Sans" fo:font-size="10.5pt" fo:letter-spacing="normal" fo:font-style="normal" fo:font-weight="normal" officeooo:rsid="00d1e8e1" style:font-weight-asian="normal" style:font-weight-complex="normal"/>
    </style:style>
    <style:style style:name="T119" style:family="text">
      <style:text-properties fo:font-variant="normal" fo:text-transform="none" fo:color="#3c3c3c" style:font-name="Open Sans" fo:font-size="10.5pt" fo:letter-spacing="normal" fo:font-style="normal" fo:font-weight="normal" officeooo:rsid="00d28cab" style:font-weight-asian="normal" style:font-weight-complex="normal"/>
    </style:style>
    <style:style style:name="T120" style:family="text">
      <style:text-properties fo:font-variant="normal" fo:text-transform="none" fo:color="#3c3c3c" style:font-name="Open Sans" fo:font-size="10.5pt" fo:letter-spacing="normal" fo:font-style="normal" fo:font-weight="normal" officeooo:rsid="00d41890" style:font-weight-asian="normal" style:font-weight-complex="normal"/>
    </style:style>
    <style:style style:name="T121" style:family="text">
      <style:text-properties fo:font-variant="normal" fo:text-transform="none" fo:color="#3c3c3c" style:font-name="Open Sans" fo:font-size="10.5pt" fo:letter-spacing="normal" fo:font-style="normal" fo:font-weight="normal" officeooo:rsid="00d8ecc4" style:font-weight-asian="normal" style:font-weight-complex="normal"/>
    </style:style>
    <style:style style:name="T122" style:family="text">
      <style:text-properties fo:font-variant="normal" fo:text-transform="none" fo:color="#3c3c3c" style:font-name="Open Sans" fo:font-size="10.5pt" fo:letter-spacing="normal" fo:font-style="normal" fo:font-weight="normal" officeooo:rsid="00d97f24" style:font-weight-asian="normal" style:font-weight-complex="normal"/>
    </style:style>
    <style:style style:name="T123" style:family="text">
      <style:text-properties fo:font-variant="normal" fo:text-transform="none" fo:color="#3c3c3c" style:font-name="Open Sans" fo:font-size="10.5pt" fo:letter-spacing="normal" fo:font-style="normal" fo:font-weight="normal" officeooo:rsid="00d99519" style:font-weight-asian="normal" style:font-weight-complex="normal"/>
    </style:style>
    <style:style style:name="T124" style:family="text">
      <style:text-properties fo:font-variant="normal" fo:text-transform="none" fo:color="#3c3c3c" style:font-name="Open Sans" fo:font-size="10.5pt" fo:letter-spacing="normal" fo:font-style="normal" fo:font-weight="normal" officeooo:rsid="00db61d4" style:font-weight-asian="normal" style:font-weight-complex="normal"/>
    </style:style>
    <style:style style:name="T125" style:family="text">
      <style:text-properties fo:font-variant="normal" fo:text-transform="none" fo:color="#3c3c3c" style:font-name="Open Sans" fo:font-size="10.5pt" fo:letter-spacing="normal" fo:font-style="normal" fo:font-weight="normal" officeooo:rsid="00dd497d" style:font-weight-asian="normal" style:font-weight-complex="normal"/>
    </style:style>
    <style:style style:name="T126" style:family="text">
      <style:text-properties fo:font-variant="normal" fo:text-transform="none" fo:color="#3c3c3c" style:font-name="Open Sans" fo:font-size="10.5pt" fo:letter-spacing="normal" fo:font-style="normal" fo:font-weight="normal" officeooo:rsid="00de5e78" style:font-weight-asian="normal" style:font-weight-complex="normal"/>
    </style:style>
    <style:style style:name="T127" style:family="text">
      <style:text-properties fo:font-variant="normal" fo:text-transform="none" fo:color="#3c3c3c" style:font-name="Open Sans" fo:font-size="10.5pt" fo:letter-spacing="normal" fo:font-style="normal" fo:font-weight="normal" officeooo:rsid="00deedb5" style:font-weight-asian="normal" style:font-weight-complex="normal"/>
    </style:style>
    <style:style style:name="T128" style:family="text">
      <style:text-properties fo:font-variant="normal" fo:text-transform="none" fo:color="#3c3c3c" style:font-name="Open Sans" fo:font-size="10.5pt" fo:letter-spacing="normal" fo:font-style="normal" fo:font-weight="normal" officeooo:rsid="00e0d90e" style:font-weight-asian="normal" style:font-weight-complex="normal"/>
    </style:style>
    <style:style style:name="T129" style:family="text">
      <style:text-properties fo:font-variant="normal" fo:text-transform="none" fo:color="#3c3c3c" style:font-name="Open Sans" fo:font-size="10.5pt" fo:letter-spacing="normal" fo:font-style="normal" fo:font-weight="normal" officeooo:rsid="00e146ab" style:font-weight-asian="normal" style:font-weight-complex="normal"/>
    </style:style>
    <style:style style:name="T130" style:family="text">
      <style:text-properties fo:font-variant="normal" fo:text-transform="none" fo:color="#3c3c3c" style:font-name="Open Sans" fo:font-size="10.5pt" fo:letter-spacing="normal" fo:font-style="normal" fo:font-weight="normal" officeooo:rsid="00e30adf" style:font-weight-asian="normal" style:font-weight-complex="normal"/>
    </style:style>
    <style:style style:name="T131" style:family="text">
      <style:text-properties fo:font-variant="normal" fo:text-transform="none" fo:color="#3c3c3c" style:font-name="Open Sans" fo:font-size="10.5pt" fo:letter-spacing="normal" fo:font-style="normal" fo:font-weight="normal" officeooo:rsid="00e4e666" style:font-weight-asian="normal" style:font-weight-complex="normal"/>
    </style:style>
    <style:style style:name="T132" style:family="text">
      <style:text-properties fo:font-variant="normal" fo:text-transform="none" fo:color="#3c3c3c" style:font-name="Open Sans" fo:font-size="10.5pt" fo:letter-spacing="normal" fo:font-style="normal" fo:font-weight="normal" officeooo:rsid="00e5a91d" style:font-weight-asian="normal" style:font-weight-complex="normal"/>
    </style:style>
    <style:style style:name="T133" style:family="text">
      <style:text-properties fo:font-variant="normal" fo:text-transform="none" fo:color="#3c3c3c" style:font-name="Open Sans" fo:font-size="10.5pt" fo:letter-spacing="normal" fo:font-style="normal" fo:font-weight="normal" officeooo:rsid="00eaf46f" style:font-weight-asian="normal" style:font-weight-complex="normal"/>
    </style:style>
    <style:style style:name="T134" style:family="text">
      <style:text-properties fo:font-variant="normal" fo:text-transform="none" fo:color="#3c3c3c" style:font-name="Open Sans" fo:font-size="10.5pt" fo:letter-spacing="normal" fo:font-style="normal" fo:font-weight="normal" officeooo:rsid="00ece36e" style:font-weight-asian="normal" style:font-weight-complex="normal"/>
    </style:style>
    <style:style style:name="T135" style:family="text">
      <style:text-properties fo:font-variant="normal" fo:text-transform="none" fo:color="#3c3c3c" style:font-name="Open Sans" fo:font-size="10.5pt" fo:letter-spacing="normal" fo:font-style="normal" fo:font-weight="normal" officeooo:rsid="00ee3026" style:font-weight-asian="normal" style:font-weight-complex="normal"/>
    </style:style>
    <style:style style:name="T136" style:family="text">
      <style:text-properties fo:font-variant="normal" fo:text-transform="none" fo:color="#3c3c3c" style:font-name="Open Sans" fo:font-size="10.5pt" fo:letter-spacing="normal" fo:font-style="normal" fo:font-weight="normal" officeooo:rsid="00ef83c5" style:font-weight-asian="normal" style:font-weight-complex="normal"/>
    </style:style>
    <style:style style:name="T137" style:family="text">
      <style:text-properties fo:font-variant="normal" fo:text-transform="none" fo:color="#3c3c3c" style:font-name="Open Sans" fo:font-size="10.5pt" fo:letter-spacing="normal" fo:font-style="normal" fo:font-weight="normal" officeooo:rsid="00f0dbbf" style:font-weight-asian="normal" style:font-weight-complex="normal"/>
    </style:style>
    <style:style style:name="T138" style:family="text">
      <style:text-properties fo:font-variant="normal" fo:text-transform="none" fo:color="#3c3c3c" style:font-name="Open Sans" fo:font-size="10.5pt" fo:letter-spacing="normal" fo:font-style="normal" fo:font-weight="normal" officeooo:rsid="00f2ee44" style:font-weight-asian="normal" style:font-weight-complex="normal"/>
    </style:style>
    <style:style style:name="T139" style:family="text">
      <style:text-properties fo:font-variant="normal" fo:text-transform="none" fo:color="#3c3c3c" style:font-name="Open Sans" fo:font-size="10.5pt" fo:letter-spacing="normal" fo:font-style="normal" fo:font-weight="normal" officeooo:rsid="00f7ba43" style:font-weight-asian="normal" style:font-weight-complex="normal"/>
    </style:style>
    <style:style style:name="T140" style:family="text">
      <style:text-properties fo:font-variant="normal" fo:text-transform="none" fo:color="#3c3c3c" style:font-name="Open Sans" fo:font-size="10.5pt" fo:letter-spacing="normal" fo:font-style="normal" fo:font-weight="normal" officeooo:rsid="00fc88b4" style:font-weight-asian="normal" style:font-weight-complex="normal"/>
    </style:style>
    <style:style style:name="T141" style:family="text">
      <style:text-properties fo:font-variant="normal" fo:text-transform="none" fo:color="#3c3c3c" style:font-name="Open Sans" fo:font-size="10.5pt" fo:letter-spacing="normal" fo:font-style="normal" fo:font-weight="normal" officeooo:rsid="00fe6010" style:font-weight-asian="normal" style:font-weight-complex="normal"/>
    </style:style>
    <style:style style:name="T142" style:family="text">
      <style:text-properties fo:font-variant="normal" fo:text-transform="none" fo:color="#3c3c3c" style:font-name="Open Sans" fo:font-size="10.5pt" fo:letter-spacing="normal" fo:font-style="normal" fo:font-weight="normal" officeooo:rsid="00ffb082" style:font-weight-asian="normal" style:font-weight-complex="normal"/>
    </style:style>
    <style:style style:name="T143" style:family="text">
      <style:text-properties fo:font-variant="normal" fo:text-transform="none" fo:color="#3c3c3c" style:font-name="Open Sans" fo:font-size="10.5pt" fo:letter-spacing="normal" fo:font-style="normal" officeooo:rsid="009a2c9b"/>
    </style:style>
    <style:style style:name="T144" style:family="text">
      <style:text-properties fo:font-variant="normal" fo:text-transform="none" fo:color="#3c3c3c" style:font-name="Open Sans" fo:font-size="10.5pt" fo:letter-spacing="normal" fo:font-style="normal" officeooo:rsid="00a0027e"/>
    </style:style>
    <style:style style:name="T145" style:family="text">
      <style:text-properties fo:font-variant="normal" fo:text-transform="none" fo:color="#3c3c3c" style:font-name="Open Sans" fo:font-size="10.5pt" fo:letter-spacing="normal" fo:font-style="normal" officeooo:rsid="00a8e9d9"/>
    </style:style>
    <style:style style:name="T146" style:family="text">
      <style:text-properties fo:font-variant="normal" fo:text-transform="none" fo:color="#3c3c3c" style:font-name="Open Sans" fo:font-size="10.5pt" fo:letter-spacing="normal" fo:font-style="normal" officeooo:rsid="00a3c071"/>
    </style:style>
    <style:style style:name="T147" style:family="text">
      <style:text-properties fo:font-variant="normal" fo:text-transform="none" fo:color="#3c3c3c" style:font-name="Open Sans" fo:font-size="10.5pt" fo:letter-spacing="normal" fo:font-style="normal" officeooo:rsid="00a32886"/>
    </style:style>
    <style:style style:name="T148" style:family="text">
      <style:text-properties fo:font-variant="normal" fo:text-transform="none" fo:color="#3c3c3c" style:font-name="Open Sans" fo:font-size="10.5pt" fo:letter-spacing="normal" fo:font-style="normal" officeooo:rsid="00aeeb0e"/>
    </style:style>
    <style:style style:name="T149" style:family="text">
      <style:text-properties fo:font-variant="normal" fo:text-transform="none" fo:color="#3c3c3c" style:font-name="Open Sans" fo:font-size="10.5pt" fo:letter-spacing="normal" fo:font-style="normal" officeooo:rsid="00b0987b"/>
    </style:style>
    <style:style style:name="T150" style:family="text">
      <style:text-properties fo:font-variant="normal" fo:text-transform="none" fo:color="#3c3c3c" style:font-name="Open Sans" fo:font-size="10.5pt" fo:letter-spacing="normal" fo:font-style="normal" officeooo:rsid="00bc78fa"/>
    </style:style>
    <style:style style:name="T151" style:family="text">
      <style:text-properties fo:font-variant="normal" fo:text-transform="none" fo:color="#3c3c3c" style:font-name="Open Sans" fo:font-size="10.5pt" fo:letter-spacing="normal" fo:font-style="normal" officeooo:rsid="00bd1570"/>
    </style:style>
    <style:style style:name="T152" style:family="text">
      <style:text-properties fo:font-variant="normal" fo:text-transform="none" fo:color="#3c3c3c" style:font-name="Open Sans" fo:font-size="10.5pt" fo:letter-spacing="normal" fo:font-style="normal" officeooo:rsid="00c09c7a"/>
    </style:style>
    <style:style style:name="T153" style:family="text">
      <style:text-properties fo:font-variant="normal" fo:text-transform="none" fo:color="#3c3c3c" style:font-name="Open Sans" fo:font-size="10.5pt" fo:letter-spacing="normal" fo:font-style="normal" fo:font-weight="bold" style:font-weight-asian="bold" style:font-weight-complex="bold"/>
    </style:style>
    <style:style style:name="T154" style:family="text">
      <style:text-properties fo:font-variant="normal" fo:text-transform="none" fo:color="#3c3c3c" style:font-name="Open Sans" fo:font-size="10.5pt" fo:letter-spacing="normal" fo:font-style="normal" fo:font-weight="bold" officeooo:rsid="009a2c9b" style:font-weight-asian="bold" style:font-weight-complex="bold"/>
    </style:style>
    <style:style style:name="T155" style:family="text">
      <style:text-properties fo:font-variant="normal" fo:text-transform="none" fo:color="#3c3c3c" style:font-name="Open Sans" fo:font-size="10.5pt" fo:letter-spacing="normal" fo:font-style="normal" fo:font-weight="bold" officeooo:rsid="00cb28a7" style:font-weight-asian="bold" style:font-weight-complex="bold"/>
    </style:style>
    <style:style style:name="T156" style:family="text">
      <style:text-properties fo:font-variant="normal" fo:text-transform="none" fo:color="#3c3c3c" style:font-name="Open Sans" fo:font-size="10.5pt" fo:letter-spacing="normal" fo:font-style="normal" fo:font-weight="bold" officeooo:rsid="00d97f24" style:font-weight-asian="bold" style:font-weight-complex="bold"/>
    </style:style>
    <style:style style:name="T157" style:family="text">
      <style:text-properties fo:font-variant="normal" fo:text-transform="none" fo:color="#3c3c3c" style:font-name="Open Sans" fo:font-size="10.5pt" fo:letter-spacing="normal" fo:font-style="normal" fo:font-weight="bold" officeooo:rsid="00d99519" style:font-weight-asian="bold" style:font-weight-complex="bold"/>
    </style:style>
    <style:style style:name="T158" style:family="text">
      <style:text-properties fo:font-variant="normal" fo:text-transform="none" fo:color="#3c3c3c" style:font-name="Open Sans" fo:font-size="10.5pt" fo:letter-spacing="normal" fo:font-style="normal" fo:font-weight="bold" officeooo:rsid="00dd497d" style:font-weight-asian="bold" style:font-weight-complex="bold"/>
    </style:style>
    <style:style style:name="T159" style:family="text">
      <style:text-properties fo:font-variant="normal" fo:text-transform="none" fo:color="#3c3c3c" style:font-name="Open Sans" fo:font-size="10.5pt" fo:letter-spacing="normal" fo:font-style="normal" fo:font-weight="bold" officeooo:rsid="00de5e78" style:font-weight-asian="bold" style:font-weight-complex="bold"/>
    </style:style>
    <style:style style:name="T160" style:family="text">
      <style:text-properties fo:font-variant="normal" fo:text-transform="none" fo:color="#3c3c3c" style:font-name="Open Sans" fo:font-size="10.5pt" fo:letter-spacing="normal" fo:font-style="normal" fo:font-weight="bold" officeooo:rsid="00e0d90e" style:font-weight-asian="bold" style:font-weight-complex="bold"/>
    </style:style>
    <style:style style:name="T161" style:family="text">
      <style:text-properties fo:font-variant="normal" fo:text-transform="none" fo:color="#3c3c3c" style:font-name="Open Sans" fo:font-size="10.5pt" fo:letter-spacing="normal" fo:font-style="normal" fo:font-weight="bold" officeooo:rsid="00db61d4" style:font-weight-asian="bold" style:font-weight-complex="bold"/>
    </style:style>
    <style:style style:name="T162" style:family="text">
      <style:text-properties fo:font-variant="normal" fo:text-transform="none" fo:color="#3c3c3c" style:font-name="Open Sans" fo:font-size="10.5pt" fo:letter-spacing="normal" fo:font-style="normal" fo:font-weight="bold" officeooo:rsid="00e66acf" style:font-weight-asian="bold" style:font-weight-complex="bold"/>
    </style:style>
    <style:style style:name="T163" style:family="text">
      <style:text-properties fo:font-variant="normal" fo:text-transform="none" fo:color="#3c3c3c" style:font-name="Open Sans" fo:font-size="10.5pt" fo:letter-spacing="normal" fo:font-style="normal" fo:font-weight="bold" officeooo:rsid="00e8f58c" style:font-weight-asian="bold" style:font-weight-complex="bold"/>
    </style:style>
    <style:style style:name="T164" style:family="text">
      <style:text-properties fo:font-variant="normal" fo:text-transform="none" fo:color="#3c3c3c" style:font-name="Open Sans" fo:font-size="10.5pt" fo:letter-spacing="normal" fo:font-style="normal" fo:font-weight="bold" officeooo:rsid="00ece36e" style:font-weight-asian="bold" style:font-weight-complex="bold"/>
    </style:style>
    <style:style style:name="T165" style:family="text">
      <style:text-properties fo:font-variant="normal" fo:text-transform="none" fo:color="#3c3c3c" style:font-name="Open Sans" fo:font-size="10.5pt" fo:letter-spacing="normal" fo:font-style="normal" fo:font-weight="bold" officeooo:rsid="00ee3026" style:font-weight-asian="bold" style:font-weight-complex="bold"/>
    </style:style>
    <style:style style:name="T166" style:family="text">
      <style:text-properties fo:font-variant="normal" fo:text-transform="none" fo:color="#3c3c3c" style:font-name="Open Sans" fo:font-size="10.5pt" fo:letter-spacing="normal" fo:font-style="normal" fo:font-weight="bold" officeooo:rsid="00ef83c5" style:font-weight-asian="bold" style:font-weight-complex="bold"/>
    </style:style>
    <style:style style:name="T167" style:family="text">
      <style:text-properties fo:font-variant="normal" fo:text-transform="none" fo:color="#3c3c3c" style:font-name="Open Sans" fo:font-size="10.5pt" fo:letter-spacing="normal" fo:font-style="normal" fo:font-weight="bold" officeooo:rsid="00f7ba43" style:font-weight-asian="bold" style:font-weight-complex="bold"/>
    </style:style>
    <style:style style:name="T168" style:family="text">
      <style:text-properties fo:font-variant="normal" fo:text-transform="none" fo:color="#3c3c3c" style:font-name="Open Sans" fo:font-size="10.5pt" fo:letter-spacing="normal" fo:font-style="normal" fo:font-weight="bold" officeooo:rsid="00ffb082" style:font-weight-asian="bold" style:font-weight-complex="bold"/>
    </style:style>
    <style:style style:name="T169" style:family="text">
      <style:text-properties fo:font-variant="normal" fo:text-transform="none" fo:color="#3c3c3c" style:font-name="Open Sans" fo:font-size="10.5pt" fo:letter-spacing="normal" fo:font-style="normal" fo:font-weight="bold" officeooo:rsid="0100b54f" style:font-weight-asian="bold" style:font-weight-complex="bold"/>
    </style:style>
    <style:style style:name="T170" style:family="text">
      <style:text-properties fo:font-variant="normal" fo:text-transform="none" fo:color="#3c3c3c" style:font-name="Open Sans" fo:font-size="10.5pt" fo:letter-spacing="normal" fo:font-style="normal" officeooo:rsid="00ced715"/>
    </style:style>
    <style:style style:name="T171"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41890" style:font-weight-asian="normal" style:font-weight-complex="normal"/>
    </style:style>
    <style:style style:name="T172"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4b27d" style:font-weight-asian="normal" style:font-weight-complex="normal"/>
    </style:style>
    <style:style style:name="T173"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6ac2c" style:font-weight-asian="normal" style:font-weight-complex="normal"/>
    </style:style>
    <style:style style:name="T174"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1e8e1" style:font-weight-asian="normal" style:font-weight-complex="normal"/>
    </style:style>
    <style:style style:name="T175" style:family="text">
      <style:text-properties fo:font-variant="normal" fo:text-transform="none" fo:color="#3c3c3c" style:text-line-through-style="none" style:text-line-through-type="none" style:font-name="Open Sans" fo:font-size="10.5pt" fo:letter-spacing="normal" fo:font-style="normal" style:text-underline-style="none" fo:font-weight="normal" officeooo:rsid="00d807ab" style:font-weight-asian="normal" style:font-weight-complex="normal"/>
    </style:style>
    <style:style style:name="T176" style:family="text">
      <style:text-properties fo:font-variant="normal" fo:text-transform="none" fo:color="#3c3c3c" style:text-line-through-style="none" style:text-line-through-type="none" style:font-name="Open Sans" fo:font-size="10.5pt" fo:letter-spacing="normal" fo:font-style="normal" style:text-underline-style="none" fo:font-weight="bold" officeooo:rsid="00d6ac2c" style:font-weight-asian="bold" style:font-weight-complex="bold"/>
    </style:style>
    <style:style style:name="T177" style:family="text">
      <style:text-properties fo:font-variant="normal" fo:text-transform="none" fo:color="#aaaaaa" style:font-name="Lato" fo:font-size="10.5pt" fo:letter-spacing="normal" fo:language="en" fo:country="US" fo:font-style="normal" fo:font-weight="normal"/>
    </style:style>
    <style:style style:name="T178" style:family="text">
      <style:text-properties fo:font-variant="normal" fo:text-transform="none" fo:color="#aaaaaa" style:font-name="Lato" fo:font-size="10.5pt" fo:letter-spacing="normal" fo:language="en" fo:country="US" fo:font-style="normal" fo:font-weight="normal" officeooo:rsid="01450153" style:font-weight-asian="normal" style:font-weight-complex="normal"/>
    </style:style>
    <style:style style:name="T179" style:family="text">
      <style:text-properties fo:font-variant="normal" fo:text-transform="none" fo:color="#aaaaaa" style:font-name="Lato" fo:font-size="10.5pt" fo:letter-spacing="normal" fo:language="en" fo:country="US" fo:font-style="normal" fo:font-weight="bold" style:font-weight-asian="bold" style:font-weight-complex="bold"/>
    </style:style>
    <style:style style:name="T180" style:family="text">
      <style:text-properties fo:font-variant="normal" fo:text-transform="none" fo:color="#333333" style:font-name="monospace" fo:letter-spacing="normal" fo:font-style="normal" fo:font-weight="normal"/>
    </style:style>
    <style:style style:name="T181" style:family="text">
      <style:text-properties fo:font-variant="normal" fo:text-transform="none" fo:color="#333333" style:font-name="monospace" fo:letter-spacing="normal" fo:font-style="normal" fo:font-weight="normal" officeooo:rsid="01577feb"/>
    </style:style>
    <style:style style:name="T182" style:family="text">
      <style:text-properties fo:font-variant="normal" fo:text-transform="none" fo:color="#333333" style:font-name="monospace" fo:letter-spacing="normal" fo:font-style="normal" fo:font-weight="bold" officeooo:rsid="01577feb" style:font-weight-asian="bold" style:font-weight-complex="bold"/>
    </style:style>
    <style:style style:name="T183" style:family="text">
      <style:text-properties fo:font-variant="normal" fo:text-transform="none" fo:color="#333333" style:font-name="Open Sans1" fo:font-size="12pt" fo:letter-spacing="normal" fo:font-style="normal" fo:font-weight="normal" officeooo:rsid="016cc395"/>
    </style:style>
    <style:style style:name="T184" style:family="text">
      <style:text-properties fo:font-variant="normal" fo:text-transform="none" fo:color="#333333" style:font-name="Lato" fo:font-size="10.5pt" fo:letter-spacing="normal" fo:font-style="normal" fo:font-weight="normal"/>
    </style:style>
    <style:style style:name="T185" style:family="text">
      <style:text-properties fo:font-variant="normal" fo:text-transform="none" fo:color="#0066aa" style:text-line-through-style="none" style:text-line-through-type="none" style:font-name="Open Sans1" fo:font-size="12pt" fo:letter-spacing="normal" fo:font-style="normal" style:text-underline-style="none" fo:font-weight="normal" officeooo:rsid="016cc395" style:text-blinking="false" fo:background-color="transparent" loext:char-shading-value="0"/>
    </style:style>
    <style:style style:name="T186" style:family="text">
      <style:text-properties officeooo:rsid="00f2f99a"/>
    </style:style>
    <style:style style:name="T187" style:family="text">
      <style:text-properties officeooo:rsid="010c60d5"/>
    </style:style>
    <style:style style:name="T188" style:family="text">
      <style:text-properties officeooo:rsid="010d02c4"/>
    </style:style>
    <style:style style:name="T189" style:family="text">
      <style:text-properties officeooo:rsid="010f41e6"/>
    </style:style>
    <style:style style:name="T190" style:family="text">
      <style:text-properties officeooo:rsid="01134dec"/>
    </style:style>
    <style:style style:name="T191" style:family="text">
      <style:text-properties officeooo:rsid="01146c10"/>
    </style:style>
    <style:style style:name="T192" style:family="text">
      <style:text-properties officeooo:rsid="011661aa"/>
    </style:style>
    <style:style style:name="T193" style:family="text">
      <style:text-properties officeooo:rsid="00de5e78"/>
    </style:style>
    <style:style style:name="T194" style:family="text">
      <style:text-properties officeooo:rsid="0118dc41"/>
    </style:style>
    <style:style style:name="T195" style:family="text">
      <style:text-properties officeooo:rsid="011ce0b8"/>
    </style:style>
    <style:style style:name="T196" style:family="text">
      <style:text-properties officeooo:rsid="01220db6"/>
    </style:style>
    <style:style style:name="T197" style:family="text">
      <style:text-properties officeooo:rsid="0122a7dc"/>
    </style:style>
    <style:style style:name="T198" style:family="text">
      <style:text-properties officeooo:rsid="0126b5ba"/>
    </style:style>
    <style:style style:name="T199" style:family="text">
      <style:text-properties officeooo:rsid="012a0dfa"/>
    </style:style>
    <style:style style:name="T200" style:family="text">
      <style:text-properties officeooo:rsid="012b5b21"/>
    </style:style>
    <style:style style:name="T201" style:family="text">
      <style:text-properties officeooo:rsid="01335673"/>
    </style:style>
    <style:style style:name="T202" style:family="text">
      <style:text-properties officeooo:rsid="01294b21" style:font-weight-asian="normal" style:font-weight-complex="normal"/>
    </style:style>
    <style:style style:name="T203" style:family="text">
      <style:text-properties officeooo:rsid="012b5b21" style:font-weight-asian="normal" style:font-weight-complex="normal"/>
    </style:style>
    <style:style style:name="T204" style:family="text">
      <style:text-properties officeooo:rsid="01e243ee" style:font-weight-asian="normal" style:font-weight-complex="normal"/>
    </style:style>
    <style:style style:name="T205" style:family="text">
      <style:text-properties officeooo:rsid="01eac47a" style:font-weight-asian="normal" style:font-weight-complex="normal"/>
    </style:style>
    <style:style style:name="T206" style:family="text">
      <style:text-properties officeooo:rsid="0137896a"/>
    </style:style>
    <style:style style:name="T207" style:family="text">
      <style:text-properties officeooo:rsid="013b8a5e"/>
    </style:style>
    <style:style style:name="T208" style:family="text">
      <style:text-properties officeooo:rsid="013e5cab"/>
    </style:style>
    <style:style style:name="T209" style:family="text">
      <style:text-properties officeooo:rsid="01461c05"/>
    </style:style>
    <style:style style:name="T210" style:family="text">
      <style:text-properties officeooo:rsid="01473ef3"/>
    </style:style>
    <style:style style:name="T211" style:family="text">
      <style:text-properties officeooo:rsid="014b4464"/>
    </style:style>
    <style:style style:name="T212" style:family="text">
      <style:text-properties fo:language="en" fo:country="US"/>
    </style:style>
    <style:style style:name="T213" style:family="text">
      <style:text-properties fo:language="en" fo:country="US" officeooo:rsid="01450153" style:font-weight-asian="normal" style:font-weight-complex="normal"/>
    </style:style>
    <style:style style:name="T214" style:family="text">
      <style:text-properties fo:language="en" fo:country="US" fo:font-weight="bold" style:font-weight-asian="bold" style:font-weight-complex="bold"/>
    </style:style>
    <style:style style:name="T215" style:family="text">
      <style:text-properties officeooo:rsid="01535789"/>
    </style:style>
    <style:style style:name="T216" style:family="text">
      <style:text-properties officeooo:rsid="0154de17"/>
    </style:style>
    <style:style style:name="T217" style:family="text">
      <style:text-properties officeooo:rsid="015a496f"/>
    </style:style>
    <style:style style:name="T218" style:family="text">
      <style:text-properties officeooo:rsid="015fb41f"/>
    </style:style>
    <style:style style:name="T219" style:family="text">
      <style:text-properties officeooo:rsid="0162b974"/>
    </style:style>
    <style:style style:name="T220" style:family="text">
      <style:text-properties officeooo:rsid="01640002"/>
    </style:style>
    <style:style style:name="T221" style:family="text">
      <style:text-properties officeooo:rsid="0169a464"/>
    </style:style>
    <style:style style:name="T222" style:family="text">
      <style:text-properties officeooo:rsid="016b22ed"/>
    </style:style>
    <style:style style:name="T223" style:family="text">
      <style:text-properties officeooo:rsid="016cc395"/>
    </style:style>
    <style:style style:name="T224" style:family="text">
      <style:text-properties style:text-line-through-style="none" style:text-line-through-type="none" style:font-name="Lato" fo:font-size="10.5pt" style:text-underline-style="none" fo:font-weight="normal" style:text-blinking="false" fo:background-color="transparent" loext:char-shading-value="0" style:font-weight-asian="normal" style:font-weight-complex="normal" loext:padding-left="0in" loext:padding-right="0in" loext:padding-top="0in" loext:padding-bottom="0.0193in" loext:border-left="none" loext:border-right="none" loext:border-top="none" loext:border-bottom="0.51pt solid #000000"/>
    </style:style>
    <style:style style:name="T225" style:family="text">
      <style:text-properties fo:font-weight="normal" style:font-weight-asian="normal" style:font-weight-complex="normal"/>
    </style:style>
    <style:style style:name="T226" style:family="text">
      <style:text-properties fo:font-weight="normal" officeooo:rsid="01758e60" style:font-weight-asian="normal" style:font-weight-complex="normal"/>
    </style:style>
    <style:style style:name="T227" style:family="text">
      <style:text-properties fo:font-weight="normal" officeooo:rsid="017641f0" style:font-weight-asian="normal" style:font-weight-complex="normal"/>
    </style:style>
    <style:style style:name="T228" style:family="text">
      <style:text-properties fo:font-weight="normal" officeooo:rsid="0179323a" style:font-weight-asian="normal" style:font-weight-complex="normal"/>
    </style:style>
    <style:style style:name="T229" style:family="text">
      <style:text-properties fo:font-weight="normal" officeooo:rsid="01a32b53" style:font-weight-asian="normal" style:font-weight-complex="normal"/>
    </style:style>
    <style:style style:name="T230" style:family="text">
      <style:text-properties fo:font-weight="normal" officeooo:rsid="01a3ceb9" style:font-weight-asian="normal" style:font-weight-complex="normal"/>
    </style:style>
    <style:style style:name="T231" style:family="text">
      <style:text-properties fo:font-weight="normal" officeooo:rsid="01a601a3" style:font-weight-asian="normal" style:font-weight-complex="normal"/>
    </style:style>
    <style:style style:name="T232" style:family="text">
      <style:text-properties fo:font-weight="normal" officeooo:rsid="01a77115" style:font-weight-asian="normal" style:font-weight-complex="normal"/>
    </style:style>
    <style:style style:name="T233" style:family="text">
      <style:text-properties fo:font-weight="normal" officeooo:rsid="01a9f07a" style:font-weight-asian="normal" style:font-weight-complex="normal"/>
    </style:style>
    <style:style style:name="T234" style:family="text">
      <style:text-properties fo:font-weight="normal" officeooo:rsid="01ab496c" style:font-weight-asian="normal" style:font-weight-complex="normal"/>
    </style:style>
    <style:style style:name="T235" style:family="text">
      <style:text-properties fo:font-weight="normal" officeooo:rsid="01abfb37" style:font-weight-asian="normal" style:font-weight-complex="normal"/>
    </style:style>
    <style:style style:name="T236" style:family="text">
      <style:text-properties fo:font-weight="normal" officeooo:rsid="01ac055b" style:font-weight-asian="normal" style:font-weight-complex="normal"/>
    </style:style>
    <style:style style:name="T237" style:family="text">
      <style:text-properties fo:font-weight="normal" officeooo:rsid="01ace402" style:font-weight-asian="normal" style:font-weight-complex="normal"/>
    </style:style>
    <style:style style:name="T238" style:family="text">
      <style:text-properties fo:font-weight="normal" officeooo:rsid="01ad1485" style:font-weight-asian="normal" style:font-weight-complex="normal"/>
    </style:style>
    <style:style style:name="T239" style:family="text">
      <style:text-properties fo:font-weight="normal" officeooo:rsid="01b989e3" style:font-weight-asian="normal" style:font-weight-complex="normal"/>
    </style:style>
    <style:style style:name="T240" style:family="text">
      <style:text-properties fo:font-weight="normal" officeooo:rsid="01bb6586" style:font-weight-asian="normal" style:font-weight-complex="normal"/>
    </style:style>
    <style:style style:name="T241" style:family="text">
      <style:text-properties fo:font-weight="normal" officeooo:rsid="01bd16de" style:font-weight-asian="normal" style:font-weight-complex="normal"/>
    </style:style>
    <style:style style:name="T242" style:family="text">
      <style:text-properties fo:font-weight="normal" officeooo:rsid="01c317b3" style:font-weight-asian="normal" style:font-weight-complex="normal"/>
    </style:style>
    <style:style style:name="T243" style:family="text">
      <style:text-properties fo:font-weight="normal" officeooo:rsid="01c31fc5" style:font-weight-asian="normal" style:font-weight-complex="normal"/>
    </style:style>
    <style:style style:name="T244" style:family="text">
      <style:text-properties fo:font-weight="normal" officeooo:rsid="01c39dff" style:font-weight-asian="normal" style:font-weight-complex="normal"/>
    </style:style>
    <style:style style:name="T245" style:family="text">
      <style:text-properties fo:font-weight="normal" officeooo:rsid="01c56a20" style:font-weight-asian="normal" style:font-weight-complex="normal"/>
    </style:style>
    <style:style style:name="T246" style:family="text">
      <style:text-properties fo:font-weight="normal" officeooo:rsid="01c92c7a" style:font-weight-asian="normal" style:font-weight-complex="normal"/>
    </style:style>
    <style:style style:name="T247" style:family="text">
      <style:text-properties style:font-name="Open Sans1" fo:font-size="12pt" fo:font-weight="normal" officeooo:rsid="017641f0" style:font-weight-asian="normal" style:font-weight-complex="normal"/>
    </style:style>
    <style:style style:name="T248" style:family="text">
      <style:text-properties style:font-name="Open Sans1" fo:font-size="12pt" fo:font-weight="normal" officeooo:rsid="0179323a" style:font-weight-asian="normal" style:font-weight-complex="normal"/>
    </style:style>
    <style:style style:name="T249" style:family="text">
      <style:text-properties style:font-name="Open Sans1" fo:font-size="12pt" fo:font-weight="normal" officeooo:rsid="017a0536" style:font-weight-asian="normal" style:font-weight-complex="normal"/>
    </style:style>
    <style:style style:name="T250" style:family="text">
      <style:text-properties style:font-weight-asian="bold" style:font-weight-complex="bold"/>
    </style:style>
    <style:style style:name="T251" style:family="text">
      <style:text-properties officeooo:rsid="01758e60" style:font-weight-asian="bold" style:font-weight-complex="bold"/>
    </style:style>
    <style:style style:name="T252" style:family="text">
      <style:text-properties officeooo:rsid="017641f0" style:font-weight-asian="bold" style:font-weight-complex="bold"/>
    </style:style>
    <style:style style:name="T253" style:family="text">
      <style:text-properties officeooo:rsid="0179323a" style:font-weight-asian="bold" style:font-weight-complex="bold"/>
    </style:style>
    <style:style style:name="T254" style:family="text">
      <style:text-properties officeooo:rsid="01a3ceb9" style:font-weight-asian="bold" style:font-weight-complex="bold"/>
    </style:style>
    <style:style style:name="T255" style:family="text">
      <style:text-properties officeooo:rsid="01a43792" style:font-weight-asian="bold" style:font-weight-complex="bold"/>
    </style:style>
    <style:style style:name="T256" style:family="text">
      <style:text-properties officeooo:rsid="01bb6586" style:font-weight-asian="bold" style:font-weight-complex="bold"/>
    </style:style>
    <style:style style:name="T257" style:family="text">
      <style:text-properties fo:color="#666666" style:font-name="Open Sans1" fo:font-size="12pt" fo:font-weight="normal" style:font-weight-asian="normal" style:font-weight-complex="normal"/>
    </style:style>
    <style:style style:name="T258" style:family="text">
      <style:text-properties fo:color="#666666" style:font-name="Open Sans1" fo:font-size="12pt" fo:font-weight="normal" officeooo:rsid="017a0536" style:font-weight-asian="normal" style:font-weight-complex="normal"/>
    </style:style>
    <style:style style:name="T259" style:family="text">
      <style:text-properties fo:color="#666666" style:font-name="Open Sans1" fo:font-size="12pt" fo:font-weight="normal" officeooo:rsid="017b33b6" style:font-weight-asian="normal" style:font-weight-complex="normal"/>
    </style:style>
    <style:style style:name="T260" style:family="text">
      <style:text-properties fo:color="#666666" style:font-name="Open Sans1" fo:font-size="12pt" fo:font-weight="normal" officeooo:rsid="017b4b50" style:font-weight-asian="normal" style:font-weight-complex="normal"/>
    </style:style>
    <style:style style:name="T261" style:family="text">
      <style:text-properties fo:color="#666666" style:font-name="Open Sans1" fo:font-size="12pt" style:font-weight-asian="bold" style:font-weight-complex="bold"/>
    </style:style>
    <style:style style:name="T262" style:family="text">
      <style:text-properties fo:color="#666666" style:font-name="Open Sans1" fo:font-size="12pt" officeooo:rsid="017b4b50"/>
    </style:style>
    <style:style style:name="T263" style:family="text">
      <style:text-properties fo:color="#666666" style:font-name="Open Sans1" fo:font-size="12pt" officeooo:rsid="017b4b50" fo:background-color="#fff200" loext:char-shading-value="0"/>
    </style:style>
    <style:style style:name="T264" style:family="text">
      <style:text-properties fo:color="#666666" style:font-name="Open Sans1" fo:font-size="12pt" officeooo:rsid="017dd562" fo:background-color="#fff200" loext:char-shading-value="0"/>
    </style:style>
    <style:style style:name="T265" style:family="text">
      <style:text-properties style:font-name="Lato" fo:font-size="10.5pt"/>
    </style:style>
    <style:style style:name="T266" style:family="text">
      <style:text-properties style:font-name="Lato" fo:font-size="10.5pt" fo:font-weight="normal" style:font-weight-asian="normal" style:font-weight-complex="normal"/>
    </style:style>
    <style:style style:name="T267" style:family="text">
      <style:text-properties fo:color="#0075b4" style:text-line-through-style="none" style:text-line-through-type="none" style:font-name="Lato" fo:font-size="10.5pt" style:text-underline-style="none" fo:font-weight="normal" style:text-blinking="false" fo:background-color="transparent" loext:char-shading-value="0" style:font-weight-asian="normal" style:font-weight-complex="normal" loext:padding-left="0in" loext:padding-right="0in" loext:padding-top="0in" loext:padding-bottom="0.0193in" loext:border-left="none" loext:border-right="none" loext:border-top="none" loext:border-bottom="0.51pt solid #000000"/>
    </style:style>
    <style:style style:name="T268" style:family="text">
      <style:text-properties officeooo:rsid="01887a78"/>
    </style:style>
    <style:style style:name="T269" style:family="text">
      <style:text-properties officeooo:rsid="018892ee"/>
    </style:style>
    <style:style style:name="T270" style:family="text">
      <style:text-properties officeooo:rsid="018ad2b7"/>
    </style:style>
    <style:style style:name="T271" style:family="text">
      <style:text-properties officeooo:rsid="018bd35e"/>
    </style:style>
    <style:style style:name="T272" style:family="text">
      <style:text-properties officeooo:rsid="018e49f1"/>
    </style:style>
    <style:style style:name="T273" style:family="text">
      <style:text-properties officeooo:rsid="018f6f35"/>
    </style:style>
    <style:style style:name="T274" style:family="text">
      <style:text-properties officeooo:rsid="01912a2a"/>
    </style:style>
    <style:style style:name="T275" style:family="text">
      <style:text-properties officeooo:rsid="0192d3e0"/>
    </style:style>
    <style:style style:name="T276" style:family="text">
      <style:text-properties officeooo:rsid="0193d4b7"/>
    </style:style>
    <style:style style:name="T277" style:family="text">
      <style:text-properties officeooo:rsid="0193e72e"/>
    </style:style>
    <style:style style:name="T278" style:family="text">
      <style:text-properties officeooo:rsid="0195162d"/>
    </style:style>
    <style:style style:name="T279" style:family="text">
      <style:text-properties officeooo:rsid="019687ca"/>
    </style:style>
    <style:style style:name="T280" style:family="text">
      <style:text-properties officeooo:rsid="019c00d0"/>
    </style:style>
    <style:style style:name="T281" style:family="text">
      <style:text-properties officeooo:rsid="019d5ce7"/>
    </style:style>
    <style:style style:name="T282" style:family="text">
      <style:text-properties officeooo:rsid="019e473c"/>
    </style:style>
    <style:style style:name="T283" style:family="text">
      <style:text-properties officeooo:rsid="019e68ac"/>
    </style:style>
    <style:style style:name="T284" style:family="text">
      <style:text-properties fo:background-color="#fff200" loext:char-shading-value="0"/>
    </style:style>
    <style:style style:name="T285" style:family="text">
      <style:text-properties officeooo:rsid="01aebf97"/>
    </style:style>
    <style:style style:name="T286" style:family="text">
      <style:text-properties officeooo:rsid="01b58db7"/>
    </style:style>
    <style:style style:name="T287" style:family="text">
      <style:text-properties officeooo:rsid="01b599f9"/>
    </style:style>
    <style:style style:name="T288" style:family="text">
      <style:text-properties officeooo:rsid="01bb6586"/>
    </style:style>
    <style:style style:name="T289" style:family="text">
      <style:text-properties officeooo:rsid="01bd16de"/>
    </style:style>
    <style:style style:name="T290" style:family="text">
      <style:text-properties officeooo:rsid="01cddd7b"/>
    </style:style>
    <style:style style:name="T291" style:family="text">
      <style:text-properties officeooo:rsid="01cdfce2"/>
    </style:style>
    <style:style style:name="T292" style:family="text">
      <style:text-properties officeooo:rsid="01cf2e2a"/>
    </style:style>
    <style:style style:name="T293" style:family="text">
      <style:text-properties officeooo:rsid="01d0f095"/>
    </style:style>
    <style:style style:name="T294" style:family="text">
      <style:text-properties officeooo:rsid="01d121c6"/>
    </style:style>
    <style:style style:name="T295" style:family="text">
      <style:text-properties officeooo:rsid="01d6b827"/>
    </style:style>
    <style:style style:name="T296" style:family="text">
      <style:text-properties officeooo:rsid="01dc2074"/>
    </style:style>
    <style:style style:name="T297" style:family="text">
      <style:text-properties officeooo:rsid="01dd67d1"/>
    </style:style>
    <style:style style:name="T298" style:family="text">
      <style:text-properties officeooo:rsid="01e243ee"/>
    </style:style>
    <style:style style:name="T299" style:family="text">
      <style:text-properties officeooo:rsid="01e6a66a"/>
    </style:style>
    <style:style style:name="T300" style:family="text">
      <style:text-properties officeooo:rsid="01e79090"/>
    </style:style>
    <style:style style:name="T301" style:family="text">
      <style:text-properties officeooo:rsid="01e801f8"/>
    </style:style>
    <style:style style:name="T302" style:family="text">
      <style:text-properties officeooo:rsid="01ed81e1"/>
    </style:style>
    <style:style style:name="T303" style:family="text">
      <style:text-properties officeooo:rsid="01ee0e0a"/>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d</text:span>bsize</text:p>
      <text:p text:style-name="P230">set my-key ok</text:p>
      <text:p text:style-name="P230"><text:tab/>OK</text:p>
      <text:p text:style-name="P230">get my-key</text:p>
      <text:p text:style-name="P230"><text:tab/>“ok” → String tiene comillas</text:p>
      <text:p text:style-name="P229">incr my-key →<text:span text:style-name="T2"> error si no es numero → +1</text:span></text:p>
      <text:p text:style-name="P228">append my-key “ hola ”</text:p>
      <text:p text:style-name="P228"><text:tab/>(integer) 7 → el nuevo largo del string</text:p>
      <text:p text:style-name="P228"/>
      <text:p text:style-name="P227">Redis is not a Relational Database, so has no concept of Tables, Columns or Foreign Keys</text:p>
      <text:p text:style-name="P227"/>
      <text:p text:style-name="P65"><text:span text:style-name="T2">The extensibility enables Redis to be </text:span>multi-model and support rich data structures like graphs, JSON and other</text:p>
      <text:p text:style-name="P247">KEY – VALUE</text:p>
      <text:p text:style-name="P247">- key es unico</text:p>
      <text:p text:style-name="P247">- binariamente safe (la clave puede ser binaria) →<text:span text:style-name="T3"> es case sensitive</text:span></text:p>
      <text:p text:style-name="P247">- key hasta 512 megas</text:p>
      <text:p text:style-name="P247">- puede ser cualquier string (numeros, textos, caracteres no letras ni numeros…)</text:p>
      <text:p text:style-name="P247">- no hay separaciones/namespaces/grupos automaticas como esquemas en las bases de datos</text:p>
      <text:p text:style-name="P247"/>
      <text:p text:style-name="P246">set customer:2000 elias</text:p>
      <text:p text:style-name="P246">get customer:2000</text:p>
      <text:p text:style-name="P245">scan glob style + wildcard</text:p>
      <text:p text:style-name="P245">scan cursor [MATCH pattern] [COUNT count]</text:p>
      <text:p text:style-name="Text_20_body"><text:span text:style-name="T5">scan 0 match customer:*</text:span><text:line-break/><text:span text:style-name="T6">del key [key …]</text:span><text:span text:style-name="T4"> (blocking)</text:span></text:p>
      <text:p text:style-name="P223"><text:span text:style-name="T5">unlink key [key …]</text:span> (la clave no existe, non blocking, la memoria es reclamada por un proceso asincrono)</text:p>
      <text:p text:style-name="P222">retornan el numero de keys removidas</text:p>
      <text:p text:style-name="P222"><text:span text:style-name="T5">nil</text:span> se retorna cuando no existe</text:p>
      <text:p text:style-name="P222">no hay <text:span text:style-name="T5">create</text:span> de la key, con el <text:span text:style-name="T5">set</text:span> se crea si no existe o se sobreescribe</text:p>
      <text:p text:style-name="P222"><text:span text:style-name="T5">exists key [key] </text:span>→ verifica si la clave existe 1 = si</text:p>
      <text:p text:style-name="P221"><text:span text:style-name="T5">NX</text:span> = non existence</text:p>
      <text:p text:style-name="P221"><text:span text:style-name="T5">XX</text:span> = existence</text:p>
      <text:p text:style-name="P221"/>
      <text:p text:style-name="P221">set inventory:100-meters-womens-final 1000 NX →<text:span text:style-name="T45"> OK</text:span></text:p>
      <text:p text:style-name="P220">set inventory:100-meters-womens-final “<text:span text:style-name="T45">Sold out</text:span>” <text:span text:style-name="T45">NX → nil</text:span></text:p>
      <text:p text:style-name="P220">set inventory:100-meters-womens-final 0 X →<text:span text:style-name="T46"> OK</text:span></text:p>
      <text:p text:style-name="P220">get inventory:100-meters-womens-fina<text:span text:style-name="T46">l → “0”</text:span></text:p>
      <text:p text:style-name="P219">un string vacio puede ser key</text:p>
      <text:p text:style-name="P217">- pueden tener expiración → ms, s, unix timestamp</text:p>
      <text:p text:style-name="P236">se puede poner cuando se crea la clave o despues</text:p>
      <text:p text:style-name="P234">se puede remover</text:p>
      <text:p text:style-name="P235">set para expire</text:p>
      <text:p text:style-name="P234"><text:span text:style-name="T5">expire</text:span> key seconds</text:p>
      <text:p text:style-name="P234"><text:span text:style-name="T5">expireat</text:span> key timestamp (segundos)</text:p>
      <text:p text:style-name="P234"><text:span text:style-name="T5">pexpire</text:span> key milliseconds</text:p>
      <text:p text:style-name="P234"><text:span text:style-name="T5">pexpireat</text:span> key millisecond-timestamp</text:p>
      <text:p text:style-name="P139">get para expire</text:p>
      <text:p text:style-name="P218"><text:span text:style-name="T5">ttl</text:span> key</text:p>
      <text:p text:style-name="P218"><text:span text:style-name="T5">pttl </text:span>key</text:p>
      <text:p text:style-name="P217">-<text:span text:style-name="T47">1 no expira, retorna lo que le queda de vida</text:span></text:p>
      <text:p text:style-name="P216"><text:span text:style-name="T5">persist</text:span> key para eliminar el ttl y dejarlo en -1</text:p>
      <text:p text:style-name="P216"><text:span text:style-name="T5">set</text:span> customer:1000 "elias" <text:span text:style-name="T5">PX</text:span> 120<text:span text:style-name="T48">000 → ttl a 120000 milosegundos cuando se crea</text:span></text:p>
      <text:p text:style-name="P215"><text:span text:style-name="T5">set</text:span> customer:1000 "elias" <text:span text:style-name="T7">E</text:span><text:span text:style-name="T5">X</text:span> 120<text:span text:style-name="T48"> → ttl a 120 segundos cuando se crea</text:span></text:p>
      <text:p text:style-name="P214">–</text:p>
      <text:p text:style-name="P214">flat namespace → TIENE QUE SER CONSISTENCE el namespace utilizado</text:p>
      <text:p text:style-name="P213">la presencia/ausencia determina si un set ocurre</text:p>
      <text:p text:style-name="P212">value tambien es 512mb de limit</text:p>
      <text:p text:style-name="P211">value puede tener text, enteros, flotantes, binario</text:p>
      <text:p text:style-name="P211"><text:span text:style-name="T5">set</text:span> customer:1 1 →<text:span text:style-name="T50"> OK → no retorna el valor</text:span></text:p>
      <text:p text:style-name="P211"><text:span text:style-name="T5">INCR </text:span>customer:1 →<text:span text:style-name="T50"> (integer)2 → retorna el valor luego del incremento</text:span></text:p>
      <text:p text:style-name="P210"><text:span text:style-name="T5">DECRBY</text:span> key decremento →<text:span text:style-name="T51"> retorna el valor</text:span></text:p>
      <text:p text:style-name="P209"><text:span text:style-name="T5">INCRBY </text:span>key incremento →<text:span text:style-name="T51"> retorna el valor</text:span></text:p>
      <text:p text:style-name="P208"><text:span text:style-name="T5">DECR </text:span>key</text:p>
      <text:p text:style-name="P208"><text:span text:style-name="T5">INCR</text:span> key</text:p>
      <text:p text:style-name="P207"><text:span text:style-name="T5">INCRBYFLOAT</text:span> key increment →<text:span text:style-name="T52"> INCRBY customer:1 10.3 → retorna el valor, puede ser un entero, no se puede usar un float con INCRBY = (error)</text:span></text:p>
      <text:p text:style-name="P206">set inventory:qwerty 1000</text:p>
      <text:p text:style-name="P206">inventory = domain object</text:p>
      <text:p text:style-name="P206">qwerty = field name o qualifier</text:p>
      <text:p text:style-name="P205">: <text:span text:style-name="T53">= convencion (puede ser cualquier otra cosa)</text:span></text:p>
      <text:p text:style-name="P204"><text:span text:style-name="T5">type</text:span> <text:s/><text:span text:style-name="T49">customer:1 → retorna el tipo de estructura de datos guardado en la clave indicada</text:span></text:p>
      <text:p text:style-name="P203"><text:span text:style-name="T5">object encoding <text:s/></text:span><text:span text:style-name="T49">customer:1 →</text:span> valor del datatype <text:s/>codificado dentro del string</text:p>
      <text:p text:style-name="P202">el valor puede cambiar →<text:span text:style-name="T54"> polimorfismo en redis</text:span></text:p>
      <text:p text:style-name="P201">un string puede ser texto, <text:span text:style-name="T55">entero</text:span>, float, <text:span text:style-name="T55">binario (</text:span><text:span text:style-name="T8">strlen</text:span><text:span text:style-name="T55"> funciona en todos ellos)</text:span></text:p>
      <text:p text:style-name="P201"/>
      <text:p text:style-name="P244"/>
      <text:p text:style-name="P200">HASHES</text:p>
      <text:p text:style-name="P200">- key con named fields</text:p>
      <text:p text:style-name="P200">- campos se agregan y remueven dinamicamente</text:p>
      <text:p text:style-name="P200">- <text:span text:style-name="T56">no son recursivos, </text:span></text:p>
      <text:p text:style-name="P177"><text:span text:style-name="T5">HSET </text:span>key field value [field value]</text:p>
      <text:p text:style-name="P177"/>
      <text:p text:style-name="P250"/>
      <text:p text:style-name="P177"><draw:frame draw:style-name="fr1" draw:name="Image1" text:anchor-type="paragraph" svg:width="3.4783in" svg:height="1.8862in" draw:z-index="0"><draw:image xlink:href="Pictures/10000201000002E9000001945A05F640025B04CF.png" xlink:type="simple" xlink:show="embed" xlink:actuate="onLoad" loext:mime-type="image/png"/></draw:frame></text:p>
      <text:p text:style-name="P177"/>
      <text:p text:style-name="P250">- <text:span text:style-name="T57">remover la clave remueve todos sus campos</text:span></text:p>
      <text:p text:style-name="P177">- <text:span text:style-name="T5">hset </text:span>event:judo capacity 1200 location chile</text:p>
      <text:p text:style-name="P178">event:judo →<text:span text:style-name="T58"> capacity = 1200</text:span></text:p>
      <text:p text:style-name="P178"><text:tab/>→<text:span text:style-name="T58"> location = chile</text:span></text:p>
      <text:p text:style-name="P199"><text:span text:style-name="T5">hexists</text:span> <text:span text:style-name="T56">event:judo capacit</text:span>y → 1 si existe, <text:span text:style-name="T59">0 si no</text:span></text:p>
      <text:p text:style-name="P199"><text:span text:style-name="T5">hget</text:span> event:judo capacity →<text:span text:style-name="T60"> el valor o nil si no existe</text:span></text:p>
      <text:p text:style-name="P198"><text:span text:style-name="T5">hdel </text:span>key field [fied …]</text:p>
      <text:p text:style-name="P198"><text:span text:style-name="T5">hincrby </text:span>key field</text:p>
      <text:p text:style-name="P198"><text:span text:style-name="T5">hset</text:span> event:judo capacity 1400 →<text:span text:style-name="T61"> lo cambia pero retorna (integer)0</text:span></text:p>
      <text:p text:style-name="P197"><text:span text:style-name="T5">HINCRBY/HINCRBY</text:span><text:span text:style-name="T10">FLOAT</text:span> event:judo capacity 10 →<text:span text:style-name="T62"> retorna el valor → no hay </text:span><text:span text:style-name="T12">hdecrby</text:span></text:p>
      <text:p text:style-name="P196"><text:span text:style-name="T5">HINCR </text:span><text:span text:style-name="T9">no existe</text:span></text:p>
      <text:p text:style-name="P195"><text:span text:style-name="T5">hset</text:span><text:span text:style-name="T11">nx</text:span> event:judo capacity 1400 →<text:span text:style-name="T63"> set si no existe</text:span></text:p>
      <text:p text:style-name="P194"><text:span text:style-name="T5">HGET</text:span> key field</text:p>
      <text:p text:style-name="P194"><text:span text:style-name="T5">HGETALL</text:span> key</text:p>
      <text:p text:style-name="P194"><text:span text:style-name="T5">HSCAN</text:span> key cursor [<text:span text:style-name="T5">MATCH</text:span> pattern] [COUNT count] →<text:span text:style-name="T66"> mas eficiente que hgetall</text:span></text:p>
      <text:p text:style-name="P193">[<text:span text:style-name="T64">cursor </text:span>= posicion desde donde comenzar <text:span text:style-name="T69">con el cursor</text:span>]</text:p>
      <text:p text:style-name="P192"><text:span text:style-name="T5">HMGET</text:span> key field <text:span text:style-name="T67">[field …] → multiples campos</text:span></text:p>
      <text:p text:style-name="P192"><text:span text:style-name="T5">HKEYS</text:span> key →<text:span text:style-name="T68"> claves</text:span></text:p>
      <text:p text:style-name="P192"><text:span text:style-name="T5">HVALS</text:span> key →<text:span text:style-name="T68"> valores</text:span></text:p>
      <text:p text:style-name="P192"><text:span text:style-name="T5">hset</text:span> event:judo timezone UT<text:span text:style-name="T70">C → 1 si fue creado</text:span></text:p>
      <text:p text:style-name="P192"><text:span text:style-name="T5">hdel</text:span> event:judo timezone ...<text:span text:style-name="T71">campos</text:span></text:p>
      <text:p text:style-name="P192"><text:span text:style-name="T5">HMSET</text:span> event:judo a 1 b 2 c 3 →<text:span text:style-name="T72"> OK</text:span></text:p>
      <text:p text:style-name="P191"><text:span text:style-name="T5">expire</text:span> <text:s/><text:span text:style-name="T65">event:judo </text:span>86400 →<text:span text:style-name="T87"> NO EN UN CAMPO, al hash completo</text:span></text:p>
      <text:p text:style-name="P190"><text:span text:style-name="T5">single level</text:span>: no se pueden introducir listas, sets no otras estructuras dentro del hash</text:p>
      <text:p text:style-name="P189">casos de uso: </text:p>
      <text:p text:style-name="P243"><text:tab/>rate limitings / Session store</text:p>
      <text:p text:style-name="P138">LIST</text:p>
      <text:p text:style-name="P179">coleccion ordenada de Strings</text:p>
      <text:p text:style-name="P179">el orden se conserva al insertar y remover elementos</text:p>
      <text:p text:style-name="P179">permite duplicados</text:p>
      <text:p text:style-name="P179">se pueden agregar/eliminar en cualquiera de sus 2 extremos →<text:span text:style-name="T73"> referenciados en redis como izquierda y derecha, no head o tail</text:span></text:p>
      <text:p text:style-name="P188">elementos se pueden agregar en posiciones relativas a otros, aunque no es muy usado</text:p>
      <text:p text:style-name="P187">implementacion de stacks (pilas), colas, y estructuras que utilicen ordenada</text:p>
      <text:p text:style-name="P186">la base de las estructuras soportadas en redis es String, no pueden estar compuestas por otras listas, <text:s/>sets ni hashes, no hay anidamientos</text:p>
      <text:p text:style-name="P185">internamente es una double linked list</text:p>
      <text:p text:style-name="P185">agregando a la ← o → es en tiempo constante sin importar el tamaño</text:p>
      <text:p text:style-name="P185"/>
      <text:p text:style-name="P251"/>
      <text:p text:style-name="P185"><draw:frame draw:style-name="fr1" draw:name="Image2" text:anchor-type="paragraph" svg:width="2.6354in" svg:height="1.1457in" draw:z-index="1"><draw:image xlink:href="Pictures/10000201000000FD0000006E902F68E31799BB11.png" xlink:type="simple" xlink:show="embed" xlink:actuate="onLoad" loext:mime-type="image/png"/></draw:frame></text:p>
      <text:p text:style-name="P251"/>
      <text:p text:style-name="P180">los comandos tienen un prefijo de L o R</text:p>
      <text:p text:style-name="P1">AGREGAR</text:p>
      <text:p text:style-name="P180"><text:span text:style-name="T5">LPUSH</text:span> key value</text:p>
      <text:p text:style-name="P180"><text:span text:style-name="T5">RPUSH </text:span>key value</text:p>
      <text:p text:style-name="P1">QUITAR</text:p>
      <text:p text:style-name="P180"><text:span text:style-name="T5">RPOP </text:span><text:span text:style-name="T74">key</text:span></text:p>
      <text:p text:style-name="P184"><text:span text:style-name="T5">LPOP</text:span> key</text:p>
      <text:p text:style-name="P184"/>
      <text:p text:style-name="P252"/>
      <text:p text:style-name="P184"><draw:frame draw:style-name="fr1" draw:name="Image3" text:anchor-type="paragraph" svg:width="3.1563in" svg:height="1.2291in" draw:z-index="2"><draw:image xlink:href="Pictures/100002010000012F00000076C27CA7122FA7B53C.png" xlink:type="simple" xlink:show="embed" xlink:actuate="onLoad" loext:mime-type="image/png"/></draw:frame></text:p>
      <text:p text:style-name="P252"/>
      <text:p text:style-name="P181"><text:span text:style-name="T5">LLEN </text:span>key → largo de la lista</text:p>
      <text:p text:style-name="P181"><text:span text:style-name="T5">LRANGE </text:span>key start stop →<text:span text:style-name="T75"> obtener un subset </text:span></text:p>
      <text:p text:style-name="P181">-<text:span text:style-name="T75">1 → fin de la lista</text:span></text:p>
      <text:p text:style-name="P181"><text:tab/>LRANGE lista:autos 0 -1</text:p>
      <text:p text:style-name="P183">cada lenguage <text:span text:style-name="T81">mostrará</text:span> el indice inicial según su definición (puede ser 0, 1…)</text:p>
      <text:p text:style-name="P182"><text:span text:style-name="T5">STACK</text:span>: <text:span text:style-name="T13">LIFO</text:span></text:p>
      <text:p text:style-name="P140"/>
      <text:p text:style-name="P280"/>
      <text:p text:style-name="P181"><draw:frame draw:style-name="fr1" draw:name="Image4" text:anchor-type="paragraph" svg:width="2.6665in" svg:height="1.3543in" draw:z-index="3"><draw:image xlink:href="Pictures/1000020100000100000000824C3D2AF35FE60532.png" xlink:type="simple" xlink:show="embed" xlink:actuate="onLoad" loext:mime-type="image/png"/></draw:frame></text:p>
      <text:p text:style-name="P181"/>
      <text:p text:style-name="P253"/>
      <text:p text:style-name="P180"/>
      <text:p text:style-name="P179"/>
      <text:p text:style-name="P177"/>
      <text:p text:style-name="P137">QUEUE: <text:span text:style-name="T76">FIFO</text:span></text:p>
      <text:p text:style-name="P177"><draw:frame draw:style-name="fr1" draw:name="Image5" text:anchor-type="paragraph" svg:width="3.448in" svg:height="1.5311in" draw:z-index="4"><draw:image xlink:href="Pictures/100002010000014B00000093FF5AEA0985AFAADD.png" xlink:type="simple" xlink:show="embed" xlink:actuate="onLoad" loext:mime-type="image/png"/></draw:frame></text:p>
      <text:p text:style-name="P250"/>
      <text:p text:style-name="P176"><text:span text:style-name="T5">LINDEX</text:span> key index <text:span text:style-name="T84">(posicion)</text:span> → elemento en el indice</text:p>
      <text:p text:style-name="P175"><text:span text:style-name="T5">LINSERT </text:span>key <text:span text:style-name="T5">BEFORE|AFTER </text:span>pivot valor →<text:span text:style-name="T77"> -1 si no es insertado, el largo de la lista si es ok → </text:span><text:span text:style-name="T14">LINSERT</text:span><text:span text:style-name="T77"> lista:autos </text:span><text:span text:style-name="T14">BEFORE</text:span><text:span text:style-name="T77"> 1 10 (inserta el 10 antes del 1)</text:span></text:p>
      <text:p text:style-name="P174">si hay mas de uno lo inserta en la primera posición desde la izquierda </text:p>
      <text:p text:style-name="P173"><text:span text:style-name="T5">LSET </text:span>key index valor →<text:span text:style-name="T78"> reemplaza el indice indicado con el nuevo valor → error fuera de rango si no existe el indice</text:span></text:p>
      <text:p text:style-name="P172"><text:span text:style-name="T5">LREM</text:span> key count<text:span text:style-name="T80">(cuantos remueve)</text:span> value →<text:span text:style-name="T79"> remueve elementos con un valor especifico → con 0 los remueve todos, con los negativos = absoluto</text:span></text:p>
      <text:p text:style-name="P171">indices son 0 based</text:p>
      <text:p text:style-name="P171"/>
      <text:p text:style-name="P170"><text:span text:style-name="T5">LTRIM</text:span> key → remueve los elementos de la lista <text:span text:style-name="T83">de la derecha</text:span></text:p>
      <text:p text:style-name="P170">LRANGE lista:autos 0 -1 →</text:p>
      <text:p text:style-name="P170">1) "6"</text:p>
      <text:p text:style-name="P170">2) "3"</text:p>
      <text:p text:style-name="P170">3) "7"</text:p>
      <text:p text:style-name="P170">4) "5"</text:p>
      <text:p text:style-name="P170">5) "10"</text:p>
      <text:p text:style-name="P170">LTRIM lista:autos 0 1 →<text:span text:style-name="T82"> OK</text:span></text:p>
      <text:p text:style-name="P170">LRANGE lista:autos 0 -1 →</text:p>
      <text:p text:style-name="P170">1) "6"</text:p>
      <text:p text:style-name="P170">2) "3"</text:p>
      <text:p text:style-name="P169">casos de uso: productor (rpush) y consumidor (lpop)</text:p>
      <text:p text:style-name="P168">double linked list</text:p>
      <text:p text:style-name="P168">LPUSH aa aaa →<text:span text:style-name="T85"> crea la lista aa con el indice 0 en aaa</text:span></text:p>
      <text:p text:style-name="P167">set aa aaa → no se puede tratar como una lista, <text:span text:style-name="T86">es un key/value</text:span></text:p>
      <text:p text:style-name="P61"><text:span text:style-name="T85">What criteria does Redis use to determine if an operation can be performed against a key? → Encoding of value + </text:span><text:span text:style-name="T88">Datatype</text:span></text:p>
      <text:p text:style-name="P112">getrange en un key/value retorna un substring</text:p>
      <text:p text:style-name="P166"><text:span text:style-name="T91">getrange key inicio</text:span><text:span text:style-name="T92">(desde 0)</text:span><text:span text:style-name="T91"> fin </text:span><text:span text:style-name="T92">(inclusivo)</text:span></text:p>
      <text:p text:style-name="P240"/>
      <text:p text:style-name="P136"><text:span text:style-name="T143">S</text:span><text:span text:style-name="T90">ET</text:span></text:p>
      <text:p text:style-name="P111">unique – no ordenados strings</text:p>
      <text:p text:style-name="P111">orden no garantizado</text:p>
      <text:p text:style-name="P111">si se requiere orden hay que usar un order set</text:p>
      <text:p text:style-name="P165"><text:span text:style-name="T91">operaciones como difference/intersect/union </text:span><text:span text:style-name="T93">← operaciones entre sets</text:span></text:p>
      <text:p text:style-name="P135"><text:span text:style-name="T95">el </text:span><text:span text:style-name="T90">underpinning/</text:span><text:span text:style-name="T144">soporte</text:span><text:span text:style-name="T96"> </text:span><text:span text:style-name="T97">de todas las estructuras es String NO puede contener otras estructuras como list, set sortedSet o hash </text:span><text:span text:style-name="T98">ni anidaciones</text:span></text:p>
      <text:p text:style-name="P134"><text:span text:style-name="T90">SA</text:span><text:span text:style-name="T145">DD</text:span><text:span text:style-name="T90"> </text:span><text:span text:style-name="T94">key member [member…] →</text:span><text:span text:style-name="T99"> agregar al set →</text:span><text:span text:style-name="T100"> si es 0 </text:span><text:span text:style-name="T101">la respuesta </text:span><text:span text:style-name="T100">indica que no fueron agregados elementos al set</text:span></text:p>
      <text:p text:style-name="P133"><text:span text:style-name="T90">SMEMBERS </text:span><text:span text:style-name="T94">key → todos los elementos del set</text:span></text:p>
      <text:p text:style-name="P132"><text:span text:style-name="T90">SSCAN</text:span><text:span text:style-name="T94"> key cursor [MATCH pattern] [COUNT count] → cursor para busquedas especificas</text:span></text:p>
      <text:p text:style-name="P131"><text:span text:style-name="T146">S</text:span><text:span text:style-name="T90">ISMEMBER </text:span><text:span text:style-name="T94">key member →</text:span><text:span text:style-name="T102"> 1 = si - 0 = no →</text:span><text:span text:style-name="T103"> verifica si contiene un elemento</text:span></text:p>
      <text:p text:style-name="P131"><text:span text:style-name="T147">S</text:span><text:span text:style-name="T148">REM </text:span><text:span text:style-name="T104">key member [member...] → elimina los elementos del set </text:span><text:span text:style-name="T105">(si al menos uno es eliminado retorna </text:span><text:span text:style-name="T106">la cantidad de los eliminados</text:span><text:span text:style-name="T105">)</text:span></text:p>
      <text:p text:style-name="P130"><text:span text:style-name="T90">SPOP </text:span><text:span text:style-name="T94">key [count] → </text:span><text:span text:style-name="T106">elimina un random elemento </text:span><text:span text:style-name="T107">por defecto, se pueden indicar M</text:span><text:span text:style-name="T106"> desde el set y lo</text:span><text:span text:style-name="T107">s</text:span><text:span text:style-name="T106"> retorna </text:span><text:span text:style-name="T107">(pueden ser mas de 1)</text:span></text:p>
      <text:p text:style-name="P109"/>
      <text:p text:style-name="P129"><text:span text:style-name="T104">O</text:span><text:span text:style-name="T94">peraciones con 2 Set:</text:span></text:p>
      <text:p text:style-name="P108">A union B = combinar todos los elementos</text:p>
      <text:p text:style-name="P108">A intersection B = solo los elementos comunes</text:p>
      <text:p text:style-name="P129"><text:span text:style-name="T94">A difference B = solo los que </text:span><text:span text:style-name="T108">están</text:span><text:span text:style-name="T94"> en A y no en B</text:span></text:p>
      <text:p text:style-name="P128"><text:span text:style-name="T149">S</text:span><text:span text:style-name="T90">DIFF</text:span><text:span text:style-name="T150">[STORE]</text:span><text:span text:style-name="T90"> </text:span><text:span text:style-name="T94">= tod</text:span><text:span text:style-name="T109">os los elementos que tiene el primer set del argumento que no están en los otros set</text:span></text:p>
      <text:p text:style-name="P127"><text:span text:style-name="T90">SINTER</text:span><text:span text:style-name="T150">[STORE]</text:span><text:span text:style-name="T90"> </text:span><text:span text:style-name="T94">= intersección </text:span><text:span text:style-name="T90">entre </text:span><text:span text:style-name="T151">N</text:span><text:span text:style-name="T94"> sets</text:span></text:p>
      <text:p text:style-name="P127"><text:span text:style-name="T149">S</text:span><text:span text:style-name="T90">UNION</text:span><text:span text:style-name="T150">[STORE]</text:span><text:span text:style-name="T94"> = </text:span><text:span text:style-name="T152">TODOS</text:span><text:span text:style-name="T110"> </text:span><text:span text:style-name="T94">valores comunes</text:span></text:p>
      <text:p text:style-name="P107">si alguno no es un set = error</text:p>
      <text:p text:style-name="P106">los comandos serán afectados por la cardinalidad de los elementos de los sets (sets grandes es más costoso)</text:p>
      <text:p text:style-name="P126"><text:span text:style-name="T94">casos de uso: <text:s/></text:span><text:span text:style-name="T117">tag clouds / </text:span><text:span text:style-name="T94">visitadores unico</text:span><text:span text:style-name="T111">s</text:span><text:span text:style-name="T112"> →</text:span></text:p>
      <text:p text:style-name="P125"><text:span text:style-name="T90">sadd</text:span><text:span text:style-name="T94"> about.html:20180210 user1 user2 user3 ← la clave es el archivo con su fecha los otros los visitantes</text:span></text:p>
      <text:p text:style-name="P164"><text:span text:style-name="T154">s</text:span><text:span text:style-name="T153">scan</text:span><text:span text:style-name="T91"> </text:span><text:span text:style-name="T113">about.html:20180210 </text:span><text:span text:style-name="T94">match *</text:span></text:p>
      <text:p text:style-name="P163"><text:span text:style-name="T154">e</text:span><text:span text:style-name="T153">xpire</text:span><text:span text:style-name="T91"> </text:span><text:span text:style-name="T113">about.html:20180210 </text:span><text:span text:style-name="T94">86400 →</text:span><text:span text:style-name="T114"> expirar set en los indicados segundos →</text:span><text:span text:style-name="T116"> todos los elementos se van <text:s/>con el</text:span></text:p>
      <text:p text:style-name="P157"><text:span text:style-name="T155">t</text:span><text:span text:style-name="T153">tl</text:span><text:span text:style-name="T94"> <text:s/></text:span><text:span text:style-name="T113">about.html:20180210 →</text:span><text:span text:style-name="T94"> obtener el tiempo de vi</text:span><text:span text:style-name="T115">da</text:span></text:p>
      <text:p text:style-name="P105"/>
      <text:p text:style-name="P124"><text:span text:style-name="T170">S</text:span><text:span text:style-name="T90">ORTED SET</text:span></text:p>
      <text:p text:style-name="P104">- guarda string unicos</text:p>
      <text:p text:style-name="P162"><text:span text:style-name="T94">- tienen una propiedad adicional: score →</text:span><text:span text:style-name="T118"> punto flotante que entrega el orden →</text:span><text:span text:style-name="T119"> si tienen el mismo orden se usa el orden léxico del elemento</text:span></text:p>
      <text:p text:style-name="P103">- se pueden manipular por valor, positional rank, score y lexicografía</text:p>
      <text:p text:style-name="P103">- entregan union e intersección</text:p>
      <text:p text:style-name="P103">- solo pueden ser construidas con strings, no list, sets, sorted sets ni hashes, no hay anidaciones</text:p>
      <text:p text:style-name="P161"><text:span text:style-name="T153">ZADD </text:span><text:span text:style-name="T94">key [NX|XX] [CH] [INCR] SCORE MEMBER [SCORE MEMBER …]</text:span></text:p>
      <text:p text:style-name="P102"/>
      <text:p text:style-name="P257"/>
      <text:p text:style-name="P102"><draw:frame draw:style-name="fr2" draw:name="Image6" text:anchor-type="paragraph" svg:x="0in" svg:y="0.2902in" svg:width="3.4783in" svg:height="1.3437in" draw:z-index="5"><draw:image xlink:href="Pictures/100002010000015300000083C1BB4D29D3F2FA02.png" xlink:type="simple" xlink:show="embed" xlink:actuate="onLoad" loext:mime-type="image/png"/></draw:frame></text:p>
      <text:p text:style-name="P257">ZADD set3 1 campo →<text:span text:style-name="T215"> score en 1</text:span></text:p>
      <text:p text:style-name="P102">zadd set3 incr 2 campo →<text:span text:style-name="T215"> score en 3</text:span></text:p>
      <text:p text:style-name="P161"><text:span text:style-name="T94">- </text:span><text:span text:style-name="T120">NX → solo lo agrega si el nuevo elemento no existe</text:span></text:p>
      <text:p text:style-name="P161"><text:span text:style-name="T171">- </text:span><text:span text:style-name="T172">XX →</text:span><text:span text:style-name="T173"> solo </text:span><text:span text:style-name="T176">actualiza</text:span><text:span text:style-name="T173"> un elemento si existe</text:span></text:p>
      <text:p text:style-name="P161"><text:span text:style-name="T174">→</text:span><text:span text:style-name="T175"> retorna el numero de elementos agregados por defecto</text:span></text:p>
      <text:p text:style-name="P119">- usando CH solo retorna los modificados</text:p>
      <text:p text:style-name="P157"><text:span text:style-name="T115">- </text:span><text:span text:style-name="T121">INCR incrementa un score element pair</text:span></text:p>
      <text:p text:style-name="P157"><text:span text:style-name="T121">- </text:span><text:span text:style-name="T156">ZRANGE </text:span><text:span text:style-name="T122">key start stop [WITHSCORES]</text:span></text:p>
      <text:p text:style-name="P160"><text:span text:style-name="T122">- </text:span><text:span text:style-name="T157">ZREVRANGE </text:span><text:span text:style-name="T123">key start stop </text:span><text:span text:style-name="T122">[WITHSCORES] →</text:span><text:span text:style-name="T130"> ordenados desde el score mas alto al menor </text:span><text:span text:style-name="T131">(descendiente lexicograficamente si son score =)</text:span></text:p>
      <text:p text:style-name="P157"><text:span text:style-name="T122">→</text:span><text:span text:style-name="T124"> start y stop zero based index, </text:span><text:span text:style-name="T161">no </text:span><text:span text:style-name="T162">score</text:span></text:p>
      <text:p text:style-name="P159"><text:span text:style-name="T124">→ </text:span><text:span text:style-name="T156">WITHSCORES </text:span><text:span text:style-name="T124">agrega los scores de los elementos</text:span></text:p>
      <text:p text:style-name="P159"><text:span text:style-name="T124">- </text:span><text:span text:style-name="T125">los rangos obtiene el orden basado en el rank NO en el insert</text:span></text:p>
      <text:p text:style-name="P159"><text:span text:style-name="T125">- </text:span><text:span text:style-name="T158">ZRANK </text:span><text:span text:style-name="T125">key member →</text:span><text:span text:style-name="T127"> encontrar el ranking del elemento basado en 0 index (orden como si fuera una lista </text:span><text:span text:style-name="T163">no score</text:span><text:span text:style-name="T127">)</text:span></text:p>
      <text:p text:style-name="P159"><text:span text:style-name="T125">- </text:span><text:span text:style-name="T158">ZREVRANK </text:span><text:span text:style-name="T125">key member → </text:span><text:span text:style-name="T132">retornan los elementos ordenados desde el score mas alto al mas bajo</text:span></text:p>
      <text:p text:style-name="P157"><text:span text:style-name="T124">- </text:span><text:span text:style-name="T159">ZSCORE </text:span><text:span text:style-name="T126">key member → score asociado al elemento</text:span></text:p>
      <text:p text:style-name="P157"><text:span text:style-name="T126">- </text:span><text:span text:style-name="T160">ZCOUNT </text:span><text:span text:style-name="T129">key min max</text:span><text:span text:style-name="T128">→ cuenta el numero de elementos en un rango de scores →</text:span><text:span text:style-name="T133"> ambos inclusivos</text:span></text:p>
      <text:p text:style-name="P158"><text:span text:style-name="T133">- </text:span><text:span text:style-name="T164">ZRANGEBYSCORE</text:span><text:span text:style-name="T134"> key </text:span><text:span text:style-name="T136">[(]</text:span><text:span text:style-name="T138">[</text:span><text:span text:style-name="T134">min</text:span><text:span text:style-name="T138">|-inf]</text:span><text:span text:style-name="T134"> </text:span><text:span text:style-name="T136">[(]</text:span><text:span text:style-name="T138">[</text:span><text:span text:style-name="T134">max</text:span><text:span text:style-name="T138">|+inf]</text:span><text:span text:style-name="T134"> [WITHSCORES] [LIMIT offset count] →</text:span><text:span text:style-name="T137"> inclusivos por defecto →</text:span><text:span text:style-name="T141"> </text:span><text:span text:style-name="T140">(0 -1 no funciona)</text:span></text:p>
      <text:p text:style-name="P157"><text:span text:style-name="T134">- </text:span><text:span text:style-name="T165">ZRANGEBYLEX </text:span><text:span text:style-name="T135">key min max [LIMIT offset count]</text:span></text:p>
      <text:p text:style-name="P157"><text:span text:style-name="T128">- </text:span><text:span text:style-name="T166">ZRANGEBYRANK</text:span><text:span text:style-name="T136"> <text:s/></text:span></text:p>
      <text:p text:style-name="P157">- <text:span text:style-name="T15">ZREM </text:span><text:span text:style-name="T186">key member [member …] → remueve un elemento del set (NO por score)</text:span></text:p>
      <text:p text:style-name="P156"><text:span text:style-name="T126">- </text:span><text:span text:style-name="T167">ZREMRANGEBYLEX</text:span><text:span text:style-name="T139"> →lexicografico</text:span></text:p>
      <text:p text:style-name="P155"><text:span text:style-name="T139">- </text:span><text:span text:style-name="T167">ZREMRANGEBYRANK</text:span><text:span text:style-name="T139"> → posicion</text:span></text:p>
      <text:p text:style-name="P154"><text:span text:style-name="T139">- </text:span><text:span text:style-name="T167">ZREMRANGEBYSCORE</text:span><text:span text:style-name="T139"> → score </text:span></text:p>
      <text:p text:style-name="P153"><text:span text:style-name="T139">l</text:span><text:span text:style-name="T94">exicos tienen que comenzar con </text:span><text:span text:style-name="T153">( </text:span><text:span text:style-name="T94">o </text:span><text:span text:style-name="T153">[</text:span><text:span text:style-name="T94"> para indicar si son inclusivos o exclusivos</text:span></text:p>
      <text:p text:style-name="P153"><text:span text:style-name="T94">- </text:span><text:span text:style-name="T142">un value no puede tener 2 scores distintos, se actualiza por defecto al encontrar el mismo value con el nuevo score</text:span></text:p>
      <text:p text:style-name="P152"><text:span text:style-name="T168">- Z</text:span><text:span text:style-name="T153">INTERSTORE </text:span><text:span text:style-name="T94">destination numkeys key [key …] [</text:span><text:span text:style-name="T153">weights</text:span><text:span text:style-name="T94"> <text:s/>w [w]] [</text:span><text:span text:style-name="T153">aggregate</text:span><text:span text:style-name="T94"> sum|min|max]</text:span></text:p>
      <text:p text:style-name="P151"><text:span text:style-name="T168">- Z</text:span><text:span text:style-name="T169">UNION</text:span><text:span text:style-name="T168">STORE </text:span><text:span text:style-name="T142">destination numkeys key [key …] [</text:span><text:span text:style-name="T168">weights</text:span><text:span text:style-name="T142"> <text:s/>w [w]] [</text:span><text:span text:style-name="T168">aggregate</text:span><text:span text:style-name="T142"> sum|min|max]</text:span></text:p>
      <text:p text:style-name="P150"><text:span text:style-name="T142">N</text:span><text:span text:style-name="T94">O hay difference</text:span></text:p>
      <text:p text:style-name="P101">- solo se puede guardar en otro sorted set, no se puede solo obtener el resultado del comando (somo el set)</text:p>
      <text:p text:style-name="P101"/>
      <text:p text:style-name="P100">casos de uso</text:p>
      <text:p text:style-name="P149"><text:span text:style-name="T153">leaderbook</text:span><text:span text:style-name="T94"> de un online game</text:span></text:p>
      <text:p text:style-name="P100">zadd lb 90 jane 100 john 75 bob</text:p>
      <text:p text:style-name="P100">si un usuario incrementa su puntaje:</text:p>
      <text:p text:style-name="P100">zincrby lb 50 bob → actualiza su score</text:p>
      <text:p text:style-name="P99">zrevrange lb 0 2 withscores → los top 3 con puntajes</text:p>
      <text:p text:style-name="P98">zremrangebyrank lb 0 -4</text:p>
      <text:p text:style-name="P148"><text:span text:style-name="T153">priority queue</text:span><text:span text:style-name="T94"> → el score es la prioridad</text:span></text:p>
      <text:p text:style-name="P148"><text:span text:style-name="T142">z</text:span><text:span text:style-name="T94">add pq 1 p1 2 p2 3 p3</text:span></text:p>
      <text:p text:style-name="P97">zrange pq 0 0 → el siguiente elemento a procesar</text:p>
      <text:p text:style-name="P97">zrem pq p1 → eliminar el item procesado</text:p>
      <text:p text:style-name="P96"><text:span text:style-name="T5">cardinalidad</text:span>:</text:p>
      <text:p text:style-name="P96">LLEN key → lista</text:p>
      <text:p text:style-name="P96">SCARD key → set →<text:span text:style-name="T198"> cardinalidad/numero de elementos</text:span></text:p>
      <text:p text:style-name="P95">ZCARD key → set ordenado</text:p>
      <text:p text:style-name="P94"><text:s/><text:span text:style-name="T187">LTRIM key start stop → </text:span><text:span text:style-name="T25">rango de elementos que se quiere retener en una lista</text:span></text:p>
      <text:p text:style-name="P118"/>
      <text:p text:style-name="P258"/>
      <text:p text:style-name="P94"><draw:frame draw:style-name="fr1" draw:name="Image7" text:anchor-type="paragraph" svg:width="2.8228in" svg:height="0.9898in" draw:z-index="6"><draw:image xlink:href="Pictures/100002010000010F0000005F29EAADE66413FAE9.png" xlink:type="simple" xlink:show="embed" xlink:actuate="onLoad" loext:mime-type="image/png"/></draw:frame></text:p>
      <text:p text:style-name="P93"/>
      <text:p text:style-name="P254"/>
      <text:p text:style-name="P91"><draw:frame draw:style-name="fr1" draw:name="Image8" text:anchor-type="paragraph" svg:width="2.8437in" svg:height="1.5937in" draw:z-index="7"><draw:image xlink:href="Pictures/10000201000001110000009903FF1C5944DE21F0.png" xlink:type="simple" xlink:show="embed" xlink:actuate="onLoad" loext:mime-type="image/png"/></draw:frame></text:p>
      <text:p text:style-name="P91"/>
      <text:p text:style-name="P255"/>
      <text:p text:style-name="P91">5 = -1 →<text:span text:style-name="T188"> b c d e </text:span></text:p>
      <text:p text:style-name="P91">RPUSH lista1 a b c d e f → 6</text:p>
      <text:p text:style-name="P91">LTRIM lista1 0 4 → ok →<text:span text:style-name="T192"> cuantos se quieren </text:span><text:span text:style-name="T18">RETENER</text:span></text:p>
      <text:p text:style-name="P91">LRANGE lista1 0 -1 <text:s/>→ a b c d e</text:p>
      <text:p text:style-name="P91">LLEN lista1 →<text:span text:style-name="T188"> 4</text:span></text:p>
      <text:p text:style-name="P92">zremrangebyrank key start stop →<text:span text:style-name="T189"> sorted set → zero based para start y stop → remueve el rango especificado</text:span></text:p>
      <text:p text:style-name="P92"/>
      <text:p text:style-name="P256"/>
      <text:p text:style-name="P92"><draw:frame draw:style-name="fr1" draw:name="Image9" text:anchor-type="paragraph" svg:width="3.4783in" svg:height="1.9528in" draw:z-index="8"><draw:image xlink:href="Pictures/1000020100000186000000DBEA06B5A551678DC9.png" xlink:type="simple" xlink:show="embed" xlink:actuate="onLoad" loext:mime-type="image/png"/></draw:frame></text:p>
      <text:p text:style-name="P256"/>
      <text:p text:style-name="P91">→<text:span text:style-name="T190"> remueve el F del sorted set</text:span></text:p>
      <text:p text:style-name="P91">- <text:span text:style-name="T5">ZADD</text:span> sorted-set 1 a 2 b 3 c 4 d 5 e 6 f →<text:span text:style-name="T191"> responde la cantidad de agregados</text:span></text:p>
      <text:p text:style-name="P90">- <text:span text:style-name="T5">ZRANGE</text:span> sorted-set 0 -1</text:p>
      <text:p text:style-name="P90">- <text:span text:style-name="T5">ZREMRANGEBYRANK</text:span> sorted-set 3 -1 →<text:span text:style-name="T190"> a b c <text:s/>→ cap the set </text:span><text:span text:style-name="T17">ELIMINA</text:span></text:p>
      <text:p text:style-name="P90"/>
      <text:p text:style-name="P89">sets: leaderboard – <text:span text:style-name="T194">tiempo depende de la cardinalidad</text:span></text:p>
      <text:p text:style-name="P89"><text:span text:style-name="T5">zadd</text:span> + <text:s/><text:span text:style-name="T16">ZREMRANGEBYRANK</text:span></text:p>
      <text:p text:style-name="P88"><text:span text:style-name="T193">l</text:span>ista:activity stream – <text:span text:style-name="T194">tiempo lineal</text:span></text:p>
      <text:p text:style-name="P88">L/Rpush + ltrim</text:p>
      <text:p text:style-name="P87"><text:span text:style-name="T5">zadd </text:span>sales:judo 1500 june 2000 bill 200 mary</text:p>
      <text:p text:style-name="P87"><text:span text:style-name="T5">zadd </text:span>sales:wrestling 1800 bill 1000 bob 800 mary</text:p>
      <text:p text:style-name="P86"><text:span text:style-name="T5">zinterstore </text:span>promo:taekwondo 2 sales:wrestling sales:judo aggregate sum</text:p>
      <text:p text:style-name="P117">zinterstore </text:p>
      <text:p text:style-name="P86">→ <text:span text:style-name="T5">destination</text:span>: key donde se guardará el resultante sorted set</text:p>
      <text:p text:style-name="P86">→ <text:span text:style-name="T5">numkeys</text:span>: cuantos keys (nombres de sets) se pasarán</text:p>
      <text:p text:style-name="P86">→ <text:span text:style-name="T5">key </text:span>[key …]</text:p>
      <text:p text:style-name="P86">→<text:span text:style-name="T195"> [</text:span><text:span text:style-name="T19">WEIGHTS </text:span><text:span text:style-name="T195">weight [weight]]: multiplicador que se aplicará a cada input set que luego se usa con el aggregate → 1:1 una asociado a cada una de las numkeys</text:span></text:p>
      <text:p text:style-name="P86">→<text:span text:style-name="T195"> [</text:span><text:span text:style-name="T19">aggregate</text:span><text:span text:style-name="T195"> sum (default)|min|max]</text:span></text:p>
      <text:p text:style-name="P86">- <text:span text:style-name="T196">set operations pueden funcionar en sets y sorted sets</text:span></text:p>
      <text:p text:style-name="P86">- <text:span text:style-name="T197">sorted set con sets:</text:span></text:p>
      <text:p text:style-name="P85">sadd waitlist:taekwondo emma bill mary</text:p>
      <text:p text:style-name="P85"><text:span text:style-name="T5">zinterstore</text:span> promo:taekwondo 3 sales:wrestling sales:judo <text:s/><text:span text:style-name="T5">waitlist:taekwondo </text:span>weights 1.2 0.8 1000 aggregate max → <text:s/>waitlist:taekwondo es un set no sorted pero al usar <text:span text:style-name="T5">weights </text:span>se le crea el peso a sus claves</text:p>
      <text:p text:style-name="P84">para obtener los valores unicos entre sets se puede usar la union:</text:p>
      <text:p text:style-name="P116">zunionstore</text:p>
      <text:p text:style-name="P83">→ destination</text:p>
      <text:p text:style-name="P83">→ numkeys</text:p>
      <text:p text:style-name="P83">→ key [key …]</text:p>
      <text:p text:style-name="P83">→ weights weight [weight]</text:p>
      <text:p text:style-name="P83">→ aggreate sum|min|max</text:p>
      <text:p text:style-name="P239"/>
      <text:p text:style-name="P110"><text:span text:style-name="T20">Object inspection </text:span><text:span text:style-name="T202">→</text:span><text:span text:style-name="T203"> recorrer cada valor de las claves interpretandolo y buscando algún atributo → limitante: </text:span><text:span text:style-name="T5">The number of keys that have to be matched and inspected</text:span></text:p>
      <text:p text:style-name="P82"><text:span text:style-name="T5">Faceted search</text:span> →<text:span text:style-name="T200"> permite navegación simple de una clasificación usando multiples filtros y criterios = inverted index</text:span></text:p>
      <text:p text:style-name="P82">Hashed index →<text:span text:style-name="T200"> </text:span></text:p>
      <text:p text:style-name="P82">–</text:p>
      <text:p text:style-name="P82">full-text search →<text:span text:style-name="T199"> Solr – Lucene → vs feceted</text:span></text:p>
      <text:p text:style-name="P82">database secondary index</text:p>
      <text:p text:style-name="P81">multiple index</text:p>
      <text:p text:style-name="P81">–</text:p>
      <text:p text:style-name="P78">{</text:p>
      <text:p text:style-name="P80">sku</text:p>
      <text:p text:style-name="P77">name</text:p>
      <text:p text:style-name="P78">disabled_access</text:p>
      <text:p text:style-name="P78">venue</text:p>
      <text:p text:style-name="P78">medal_event</text:p>
      <text:p text:style-name="P79">category</text:p>
      <text:p text:style-name="P78">}</text:p>
      <text:p text:style-name="P77">redis no tiene secondary index <text:span text:style-name="T201">ni nada de indices</text:span></text:p>
      <text:p text:style-name="P76">escapar las comillas al guardar un json como string</text:p>
      <text:p text:style-name="P115">time complexity → </text:p>
      <text:p text:style-name="P75"><text:span text:style-name="T24">[facelet] </text:span>SINTER = O(N*M) →<text:span text:style-name="T206">depende del </text:span><text:span text:style-name="T21">tamaño de cardinalidad del set que tenga menos elementos </text:span><text:span text:style-name="T22">(scard </text:span><text:span text:style-name="T23">key</text:span><text:span text:style-name="T22">) </text:span><text:span text:style-name="T206">* la </text:span><text:span text:style-name="T21">cantidad de sets que seran intersectados </text:span></text:p>
      <text:p text:style-name="P74">GET = O(<text:span text:style-name="T207">N</text:span>)</text:p>
      <text:p text:style-name="P73">al usar el sinter usando en menor reduce la cantidad de get que posteriormente se usaran → obtiene solo los matched objects (generados por sinter) vs obtener todos los objetos (object inspection)</text:p>
      <text:p text:style-name="P72">la cardinalidad dependera de la distribucion de valores para el dado atributo</text:p>
      <text:p text:style-name="P71">fs: gobernado por la cardinalidad del set mas pequeño</text:p>
      <text:p text:style-name="P70">y la cardinalidad esta gobernada por la distribucion de los valores para los atributos</text:p>
      <text:p text:style-name="P69">sinter reduce el costo de buscar cuando la cardinalidad es &lt; 50% <text:span text:style-name="T208">para uno de los atributos cuando se buscan 2</text:span></text:p>
      <text:p text:style-name="P226"><text:span text:style-name="T5">Using the faceting method with Sets, what is the limiting factor?</text:span><text:line-break/>– The data distribution of the attribute values being matched</text:p>
      <text:p text:style-name="P231">– The number of attributes that have to be matched</text:p>
      <text:p text:style-name="P233"/>
      <text:p text:style-name="P232"/>
      <text:p text:style-name="P114">f<text:span text:style-name="T210">acelet</text:span>: hashed keys →<text:span text:style-name="T209"> hfs (hashed faceting)</text:span></text:p>
      <text:p text:style-name="P68">md5 hash of the matched attributes values →<text:span text:style-name="T211"> sadd hfs:928375295n238572 123-ABC 757-DFG →ej: disabled_access:true y otro para <text:s/>disabled_access:true + medal_event:false</text:span></text:p>
      <text:p text:style-name="P67">cuando son propiedades booleanas solo requiere 2, para otros N</text:p>
      <text:p text:style-name="P120"><text:bookmark text:name="transcript-captions"/><text:span text:style-name="T213">what's </text:span><text:span text:style-name="T212">changed over a regular faceted search? Each combination of attribute values results in a Set. The Set only contains matches for all criteria so the cost is simply the </text:span><text:span text:style-name="T214">number of matches for any attribute combination</text:span><text:span text:style-name="T212">. As the number of attributes multiplies, then the cost does not change. </text:span><text:bookmark text:name="transcript-captions1"/><text:span text:style-name="T212">The cost is simply how many matches exist for that combination of attributes, not how many venues exist or the number of attributes we are matching.</text:span></text:p>
      <text:p text:style-name="P147"><text:bookmark text:name="transcript-captions2"/><text:span text:style-name="T177">This technique optimizes the retrieval access path as we can see, but this comes at additional cost when the data is modified. If a given event changes, for example, it now has disabled access – we </text:span><text:bookmark text:name="transcript-captions5"/><text:span text:style-name="T178">then have to remove the item from one Set and add it to another. So another </text:span><text:span text:style-name="T177">aspect of your data you have to be familiar with is the rate of </text:span><text:span text:style-name="T179">change of the data</text:span><text:span text:style-name="T177">. For this event data you'll expect the change rate to be very low so this technique is a good solution. But data that undergoes a high change rate</text:span></text:p>
      <text:p text:style-name="Text_20_body"/>
      <text:p text:style-name="Text_20_body">Using the hashed faceting method, what is the limiting factor?</text:p>
      <text:p text:style-name="P66">The data distribution of the attribute values being matched</text:p>
      <text:p text:style-name="P113">What structures provide a command to Increment a value?</text:p>
      <text:p text:style-name="P225"><text:span text:style-name="T88"><text:line-break/></text:span><text:span text:style-name="T89">[si] </text:span><text:span text:style-name="T88">Fields in a Hash</text:span></text:p>
      <text:p text:style-name="P231"><text:span text:style-name="T216">[no] </text:span>Elements in a List</text:p>
      <text:p text:style-name="P231"><text:span text:style-name="T216">[no] </text:span>Elements in Set</text:p>
      <text:p text:style-name="P231"><text:span text:style-name="T216">[si] </text:span>Score of an element in a Sorted Set</text:p>
      <text:p text:style-name="P231"><text:span text:style-name="T216">[si] </text:span>Strings</text:p>
      <text:p text:style-name="P66"/>
      <text:p text:style-name="P2">– si a un set le queda un elemento y se elimina (xej spop) y se usa exists sobre el key del nombre del set el resultado es 0 (no existe si no tiene elementos)</text:p>
      <text:p text:style-name="P146"/>
      <text:p text:style-name="P146">– <text:span text:style-name="T180">sadd set-three A b C </text:span></text:p>
      <text:p text:style-name="P146">– <text:span text:style-name="T180">sadd set-four a b C</text:span></text:p>
      <text:p text:style-name="P146"><text:span text:style-name="T182">→ ¿cuales no estan en set-four?</text:span><text:line-break/><text:span text:style-name="T180">sdiff set-three set-four </text:span><text:span text:style-name="T181">= A</text:span></text:p>
      <text:p text:style-name="P3">→ todos los elementos con score &gt; 3</text:p>
      <text:p text:style-name="P4">ZRANGEBYSCORE hw-26 (3 +inf withscores</text:p>
      <text:p text:style-name="P123">cuantos elementos hay en un set (fs:) </text:p>
      <text:p text:style-name="P238"><text:span text:style-name="T217">→ SCARD fs:disabled_access:True</text:span><text:line-break/></text:p>
      <text:h text:style-name="P281" text:outline-level="2">Big O Notation and Redis Commands</text:h>
      <text:p text:style-name="P224">Sadd key member [member …] → O(1) por cada elemento agregado → O(N) cuando se agregan N elementos </text:p>
      <text:p text:style-name="P141">- <text:span text:style-name="T218">garantizado que cada comando ejecutado será atómico (se completa o queda como estaba)</text:span></text:p>
      <text:p text:style-name="P141"/>
      <text:p text:style-name="P278"/>
      <text:p text:style-name="P141"/>
      <text:p text:style-name="P141"><draw:frame draw:style-name="fr1" draw:name="Image10" text:anchor-type="paragraph" svg:width="3.4783in" svg:height="1.6634in" draw:z-index="9"><draw:image xlink:href="Pictures/100002010000023F00000113DEF089BC29FA8D08.png" xlink:type="simple" xlink:show="embed" xlink:actuate="onLoad" loext:mime-type="image/png"/></draw:frame></text:p>
      <text:p text:style-name="P278"/>
      <text:p text:style-name="P141"/>
      <text:p text:style-name="P141"/>
      <text:p text:style-name="P141">- Big O es una notación matemática que describe el comportamiento limitante de una función.</text:p>
      <text:p text:style-name="P141"/>
      <text:p text:style-name="P278"/>
      <text:p text:style-name="P141"/>
      <text:p text:style-name="P141"><draw:frame draw:style-name="fr1" draw:name="Image11" text:anchor-type="paragraph" svg:width="3.4783in" svg:height="2.2917in" draw:z-index="10"><draw:image xlink:href="Pictures/10000201000001DB000001393FC9405CEC7E0CBA.png" xlink:type="simple" xlink:show="embed" xlink:actuate="onLoad" loext:mime-type="image/png"/></draw:frame></text:p>
      <text:p text:style-name="P141"/>
      <text:p text:style-name="P278"/>
      <text:p text:style-name="P141"/>
      <text:p text:style-name="P142">- <text:span text:style-name="T219">O(1) = lineal (</text:span><text:span text:style-name="T29">constant time complexity</text:span><text:span text:style-name="T219">), no esta en función de la cardinalidad de la data → append, exists, get, set, hget, lpush, rpop, del, …</text:span></text:p>
      <text:p text:style-name="P142">- <text:span text:style-name="T220">hget → obtener un unico campo del hash es el mismo </text:span><text:span text:style-name="T26">time complexity</text:span><text:span text:style-name="T220"> sin importar el tamaño del hash → pero el </text:span><text:span text:style-name="T26">wall clock time</text:span><text:span text:style-name="T220"> sera diferente retornando el string ABC que 512 mb → los recursos del sistema requeridos para transferir la data al cliente serán significativamente distintos (CPU, red y otros costos):</text:span></text:p>
      <text:p text:style-name="P142"/>
      <text:p text:style-name="P142"/>
      <text:p text:style-name="P279"/>
      <text:p text:style-name="P142"/>
      <text:p text:style-name="P142"><draw:frame draw:style-name="fr1" draw:name="Image12" text:anchor-type="paragraph" svg:width="3.4783in" svg:height="1.7189in" draw:z-index="11"><draw:image xlink:href="Pictures/10000201000003BD000001D9557A001F1FB58524.png" xlink:type="simple" xlink:show="embed" xlink:actuate="onLoad" loext:mime-type="image/png"/></draw:frame></text:p>
      <text:p text:style-name="P142"/>
      <text:p text:style-name="P142"/>
      <text:p text:style-name="P279"/>
      <text:p text:style-name="P142"/>
      <text:p text:style-name="P142"/>
      <text:p text:style-name="P143">- <text:span text:style-name="T221">agregando un elemento en una lista por la izquierda o derecha es siempre constante sin importar la cardinalidad de ella → pero no significa que <text:s/>el </text:span><text:span text:style-name="T27">wall clock time </text:span><text:span text:style-name="T221">sea el mismo</text:span></text:p>
      <text:p text:style-name="P144">- <text:span text:style-name="T28">unlink </text:span><text:span text:style-name="T222">es preferible para remover keys sobre </text:span><text:span text:style-name="T28">del</text:span></text:p>
      <text:p text:style-name="P145">- <text:span text:style-name="T30">del</text:span><text:span text:style-name="T223"> key [key, …] → </text:span><text:span text:style-name="T30">O(1)</text:span><text:span text:style-name="T223"> cuando remueve un string data type, </text:span><text:span text:style-name="T30">O(N) </text:span><text:span text:style-name="T223">cuendo remueve multiples keys →</text:span><text:span text:style-name="T30"> O(M)</text:span><text:span text:style-name="T223"> cuando la clave removida contiene List, Set, Sorted Set o Hash</text:span></text:p>
      <text:p text:style-name="P145"><text:line-break/><text:span text:style-name="T30">mset </text:span><text:span text:style-name="T31">(set multiple)</text:span><text:span text:style-name="T223">: </text:span><text:span text:style-name="T183">Sets the given keys to their respective values. </text:span><text:a xlink:type="simple" xlink:href="https://redis.io/commands/mset" text:style-name="Internet_20_link" text:visited-style-name="Visited_20_Internet_20_Link">MSET</text:a><text:span text:style-name="T185"> </text:span><text:span text:style-name="T183">replaces existing values with new values, just as regular </text:span><text:a xlink:type="simple" xlink:href="https://redis.io/commands/set" text:style-name="Internet_20_link" text:visited-style-name="Visited_20_Internet_20_Link"><text:span text:style-name="T185">SET</text:span></text:a><text:span text:style-name="T183">. See </text:span><text:a xlink:type="simple" xlink:href="https://redis.io/commands/msetnx" text:style-name="Internet_20_link" text:visited-style-name="Visited_20_Internet_20_Link">MSETNX</text:a><text:span text:style-name="T185"> </text:span><text:span text:style-name="T183">if you don't want to overwrite existing values.</text:span></text:p>
      <text:p text:style-name="P237"><text:a xlink:type="simple" xlink:href="https://redis.io/commands/mset" text:style-name="Internet_20_link" text:visited-style-name="Visited_20_Internet_20_Link">MSET</text:a><text:span text:style-name="T185"> </text:span><text:span text:style-name="T183">is atomic, so all given keys are set at once. It is not possible for clients to see that some of the keys were updated while others are unchanged</text:span></text:p>
      <text:p text:style-name="P5">MSET key1 "Hello" key2 "World"</text:p>
      <text:p text:style-name="P6">- O(M) → si el set contiene 3 elementos = O(3)</text:p>
      <text:p text:style-name="P7">del → <text:span text:style-name="T225">se bloquea hasta que realiza la limpieza</text:span></text:p>
      <text:p text:style-name="P7">unlink → <text:span text:style-name="T225">no se bloquea</text:span></text:p>
      <text:p text:style-name="P7"><text:span text:style-name="T225">- </text:span><text:span text:style-name="T251">O(N*M)</text:span><text:span text:style-name="T226"> → </text:span><text:span text:style-name="T252">SINTER</text:span><text:span text:style-name="T227"> crea la interseccion de 2 o mas sets → N es la cardinalidad del set con menos elementos y M es el numero de sets</text:span></text:p>
      <text:p text:style-name="P8"><text:span text:style-name="T227">- </text:span><text:span text:style-name="T253">SINTER</text:span><text:span text:style-name="T228">: </text:span><text:span text:style-name="T247">Returns the members of the set resulting from the intersection of all the given sets →</text:span><text:span text:style-name="T248"> si alguno es vacio el resultado es vacio, si un set no existe se considera vacio</text:span></text:p>
      <text:p text:style-name="P8"><text:span text:style-name="T248">- </text:span><text:span text:style-name="T249">O(S + N) → LRANGE → </text:span><text:span text:style-name="T258">where S is the distance of start offset from HEAD for small lists, from nearest end (HEAD or TAIL) for large lists; and N is the number of elements in the specified range.</text:span></text:p>
      <text:p text:style-name="P121"/>
      <text:p text:style-name="P121"/>
      <text:p text:style-name="P259"/>
      <text:p text:style-name="P121"/>
      <text:p text:style-name="P122"><draw:frame draw:style-name="fr1" draw:name="Image13" text:anchor-type="paragraph" svg:width="3.4783in" svg:height="2.5307in" draw:z-index="12"><draw:image xlink:href="Pictures/10000201000002A0000001E98652A1FE3A50D249.png" xlink:type="simple" xlink:show="embed" xlink:actuate="onLoad" loext:mime-type="image/png"/></draw:frame></text:p>
      <text:p text:style-name="P122"/>
      <text:p text:style-name="P260"/>
      <text:p text:style-name="P122"/>
      <text:p text:style-name="P9"><text:span text:style-name="T258">- </text:span><text:span text:style-name="T257">si la lista es larga y el offset es pequeño → el </text:span><text:span text:style-name="T261">time complexity</text:span><text:span text:style-name="T257"> sera pequeño</text:span></text:p>
      <text:p text:style-name="P9"><text:span text:style-name="T257">- si el offset es grande o la cantidad de elementos retornados es grande el </text:span><text:span text:style-name="T261">time complexity</text:span><text:span text:style-name="T257"> aumenta</text:span></text:p>
      <text:p text:style-name="P9"><text:span text:style-name="T257">- </text:span><text:span text:style-name="T259">el numero de elementos en un set, sorted set, list o hash afectará el time complexity de la funcion, el offset tambien es relevante → el costo para acceder al primero no es el mismo para acceder al segundo o al del medio</text:span></text:p>
      <text:p text:style-name="P9"><text:span text:style-name="T259">– el costo para acceder a cualquier elemento de un hash es siempre el mismo, </text:span><text:span text:style-name="T260">considerar la cardinalidad</text:span></text:p>
      <text:p text:style-name="P63"><text:span text:style-name="T263">Time complexity </text:span><text:span text:style-name="T264">(Big O)</text:span><text:span text:style-name="T262"> defines the outside influences on a command. For example, the size of the structure being navigated. However, </text:span><text:span text:style-name="T263">wall clock execution</text:span><text:span text:style-name="T262"> time is dependant on other factors, such as the amount of the data that needs to be transported, the cost of execution of the command, other pending commands etc.</text:span></text:p>
      <text:p text:style-name="P25">La complejidad del tiempo define las influencias externas en un comando. Por ejemplo, el tamaño de la estructura que se está navegando. Sin embargo, el tiempo de ejecución del reloj de pared depende de otros factores, como la cantidad de datos que se deben transportar, el costo de ejecución del comando, otros comandos pendientes, etc.</text:p>
      <text:p text:style-name="P7"><text:span text:style-name="T266">The time complexity for </text:span><text:a xlink:type="simple" xlink:href="https://redis.io/commands/lrange" text:style-name="Internet_20_link" text:visited-style-name="Visited_20_Internet_20_Link"><text:span text:style-name="T224">LRANGE</text:span></text:a><text:span text:style-name="T267"> </text:span><text:span text:style-name="T266">is O(S + N), where</text:span></text:p>
      <text:list xml:id="list810076798" text:style-name="L1">
        <text:list-item>
          <text:p text:style-name="P291">S is offset from the Left of the List</text:p>
        </text:list-item>
        <text:list-item>
          <text:p text:style-name="P293">N is the number of elements specified in the range</text:p>
        </text:list-item>
      </text:list>
      <text:p text:style-name="P283">lrange my-list 9 17</text:p>
      <text:p text:style-name="P10"><text:span text:style-name="T250">0 1 2 3 4 5 6 7 8 9</text:span><text:span text:style-name="T225"> 10 11 12 13 14 15 16 17</text:span></text:p>
      <text:p text:style-name="P241">S = 10 <text:s/>+ N = 9</text:p>
      <text:p text:style-name="P11">Transacciones</text:p>
      <text:p text:style-name="P26">- redis procesa los comandos en el orden que el server los recibe</text:p>
      <text:p text:style-name="P26">- <text:span text:style-name="T268">cada comando que manipula data es atomico (se completa o no)</text:span></text:p>
      <text:p text:style-name="P26">- <text:span text:style-name="T268">trx: encapsula una serie de comandos que son garantizados atomicos</text:span></text:p>
      <text:p text:style-name="P26">- <text:span text:style-name="T268">los comandos son serializados y ejecutados sequencialmente, se ejecutan en una unica aislada operación</text:span></text:p>
      <text:p text:style-name="P26">- <text:span text:style-name="T268">nunca otra conexión puede hacer un cambio durante la ejecución de la trx</text:span></text:p>
      <text:p text:style-name="P26">- <text:span text:style-name="T268">si se pierde la conexión durante la ejecucion de los comandos se garantiza que ninguno de los comandos será ejecutado</text:span></text:p>
      <text:p text:style-name="P26">- <text:span text:style-name="T32">MULTI </text:span><text:span text:style-name="T269">→ indica el comienzo de una trx</text:span></text:p>
      <text:p text:style-name="P26">- <text:span text:style-name="T33">EXEC </text:span><text:span text:style-name="T270">→ ejecuta los comandos encolados</text:span></text:p>
      <text:p text:style-name="P26">- <text:span text:style-name="T34">DISCARD </text:span><text:span text:style-name="T271">→ descarta los comandos encolados</text:span></text:p>
      <text:p text:style-name="P26">- <text:span text:style-name="T272">TODOS los comando ejecutado dentro de la trx es respondido como </text:span><text:span text:style-name="T35">QUEUED</text:span></text:p>
      <text:p text:style-name="P26">- <text:span text:style-name="T273">luego de ejecutar el exec se ven todas las respuestas a los comandos</text:span></text:p>
      <text:p text:style-name="P26">- <text:span text:style-name="T274">NO hay soporte de trx anidadas</text:span></text:p>
      <text:p text:style-name="P26">- <text:span text:style-name="T275">cuando hay un error en la sintaxis de uno de los comandos/comando invalido (xej: un comando con los parámetros erróneos) se marcará la </text:span><text:span text:style-name="T36">trx como invalida</text:span></text:p>
      <text:p text:style-name="P26">- <text:span text:style-name="T276">si el comando es correcto sintacticamente pero no se puede aplicar (xej: INCR sobre una clave que contiene una lista) </text:span><text:span text:style-name="T37">NO se terminará la trx</text:span><text:span text:style-name="T276">, continuarán los comandos encolados</text:span></text:p>
      <text:p text:style-name="P64">Within a transaction, are changes made by a command visible to subsequent commands in the same transaction? →<text:span text:style-name="T277"> yes</text:span></text:p>
      <text:p text:style-name="P27"><text:span text:style-name="T5">Optimistic locking/Concurrency control </text:span>→ observa cambios en uno o mas claves, aborta transaction si la clave observada cambia</text:p>
      <text:p text:style-name="P28"><text:span text:style-name="T5">keyspace notifications</text:span> → notificar cambios <text:span text:style-name="T278">en claves observadas</text:span></text:p>
      <text:p text:style-name="P29"><text:span text:style-name="T44">WATCH </text:span><text:span text:style-name="T284">key [key …] </text:span></text:p>
      <text:p text:style-name="P29">→ define las claves de interés para observar </text:p>
      <text:p text:style-name="P29">→<text:span text:style-name="T279"> al ejecutar exec si alguna de las claves indicadas cambia la trx fallará </text:span></text:p>
      <text:p text:style-name="P29"><text:span text:style-name="T279">→ </text:span><text:span text:style-name="T38">antes</text:span><text:span text:style-name="T279"> de usar </text:span><text:span text:style-name="T38">MULTI </text:span><text:span text:style-name="T39">(multiples watch, no se sobreescriben, </text:span><text:span text:style-name="T40">son acumulativos</text:span><text:span text:style-name="T39">) </text:span></text:p>
      <text:p text:style-name="P29"><text:span text:style-name="T39">→</text:span><text:span text:style-name="T41"> locales</text:span><text:span text:style-name="T280"> al cliente y conexión </text:span></text:p>
      <text:p text:style-name="P32">→ luego del exec todas las claves vigiladas serán liberadas</text:p>
      <text:p text:style-name="P29">→<text:span text:style-name="T282"> NO se puede usar DENTRO de una TRX</text:span></text:p>
      <text:p text:style-name="P261"><draw:frame draw:style-name="fr1" draw:name="Image14" text:anchor-type="paragraph" svg:width="3.4272in" svg:height="1.3957in" draw:z-index="13"><draw:image xlink:href="Pictures/100002010000014900000086E9B5701410B14CB3.png" xlink:type="simple" xlink:show="embed" xlink:actuate="onLoad" loext:mime-type="image/png"/></draw:frame></text:p>
      <text:p text:style-name="P261"/>
      <text:p text:style-name="P30"><text:span text:style-name="T5">UNWATCH </text:span>→ remueve TODAS las watch keys</text:p>
      <text:p text:style-name="P31"><text:span text:style-name="T5">exec </text:span>retorna nil cuando algún cambio fue realizado <text:span text:style-name="T281">(sobre los observados)</text:span> durante la trx</text:p>
      <text:p text:style-name="P62">What data types can you set a WATCH on?</text:p>
      <text:p text:style-name="P248">String/List/Set/Sorted Set/<text:span text:style-name="T283">Hash</text:span></text:p>
      <text:p text:style-name="P249"/>
      <text:p text:style-name="Subtitle">Mapear Objetos en Hashes</text:p>
      <text:p text:style-name="P33"><text:span text:style-name="T5">- solo </text:span>pueden guardar string</text:p>
      <text:p text:style-name="P15">- <text:span text:style-name="T225">no hay orden en los campos dentro de un hash</text:span></text:p>
      <text:p text:style-name="P16"><text:span text:style-name="T250">HGET </text:span><text:span text:style-name="T225">key field →</text:span><text:span text:style-name="T232"> time complexity O(1) → el wall clock time es diferente </text:span></text:p>
      <text:p text:style-name="P16"><text:span text:style-name="T250">HMGET </text:span><text:span text:style-name="T225">key field [field] →</text:span><text:span text:style-name="T238"> los campos se retornan en el mismo orden que los solicitados</text:span></text:p>
      <text:p text:style-name="P16"><text:span text:style-name="T250">HGETALL </text:span><text:span text:style-name="T225">key →</text:span><text:span text:style-name="T229"> O(N) time complexity depende del </text:span><text:span text:style-name="T246">disz</text:span><text:span text:style-name="T229">numero de elementos →</text:span><text:span text:style-name="T230"> </text:span><text:span text:style-name="T254">blocking operations →</text:span><text:span text:style-name="T255"> usarlo principalmente en test</text:span></text:p>
      <text:p text:style-name="P17"><text:span text:style-name="T250">HSCAN </text:span><text:span text:style-name="T225">key cursor [MATCH pattern </text:span><text:span text:style-name="T231">(glob)</text:span><text:span text:style-name="T225">] [COUNT count] → non blocking</text:span></text:p>
      <text:p text:style-name="P18"><text:span text:style-name="T250">HSET </text:span><text:span text:style-name="T225">key field valor [field valor]</text:span></text:p>
      <text:p text:style-name="P18"><text:span text:style-name="T250">HEXISTS </text:span><text:span text:style-name="T225">key field →</text:span><text:span text:style-name="T233"> 1 = si , 0 = no</text:span></text:p>
      <text:p text:style-name="P19"><text:span text:style-name="T250">HSETNX </text:span><text:span text:style-name="T225">key field value → SOLO inserta el valor si el campo no existe →</text:span><text:span text:style-name="T234"> no permite multiples field/value →</text:span><text:span text:style-name="T235"> 1 = insertado / 0 = no insertado</text:span></text:p>
      <text:p text:style-name="P19"><text:span text:style-name="T234">— </text:span><text:span text:style-name="T236">el 0 retornado al usar el curso</text:span><text:span text:style-name="T237">r del hscan </text:span><text:span text:style-name="T236">indica que fue agotado, si fuera positivo indica que quedan elementos por recorrer</text:span></text:p>
      <text:p text:style-name="P34">– <text:span text:style-name="T285">al pedir muchos campos del hash es preferible usar el hash porque es cursor based permitiendo que entre las llamadas al cursor se ejecuten otros comandos, para pocos campos usar el hmget</text:span></text:p>
      <text:p text:style-name="P35"><text:span text:style-name="T5">HINCBY </text:span>key field increment →<text:span text:style-name="T287"> no hay decrement</text:span></text:p>
      <text:p text:style-name="P35"><text:span text:style-name="T5">HINCBYFLOAT </text:span>key field incrementa</text:p>
      <text:p text:style-name="P36"><text:span text:style-name="T5">HDEL </text:span>key field [field ...] → para remover 1 o mas valores →<text:span text:style-name="T286"> un hash SOLO existe con 1 o mas campos</text:span></text:p>
      <text:p text:style-name="P20"><text:span text:style-name="T250">HLEN </text:span><text:span text:style-name="T225">→ la cardinalidad de un hash</text:span></text:p>
      <text:p text:style-name="P21"><text:span text:style-name="T250">HKEYS </text:span><text:span text:style-name="T225">hash → retorna las claves</text:span></text:p>
      <text:p text:style-name="P21"><text:span text:style-name="T250">HVALS </text:span><text:span text:style-name="T225">hash → retorna los valores</text:span></text:p>
      <text:p text:style-name="P59">CAMPOS INDIVIDUALES NO PUEDEN SER EXPIRADOS, SOLO LA CLAVE</text:p>
      <text:p text:style-name="P22"><text:span text:style-name="T225">→</text:span><text:span text:style-name="T239"> campos individuales pueden user get/set, pueden ser incrementados, pueden ser testeados x existencia</text:span></text:p>
      <text:p text:style-name="P22"><text:span text:style-name="T239">– </text:span><text:span text:style-name="T240">estrategias para guardar objetos:</text:span></text:p>
      <text:p text:style-name="P37">- usar un hash por cada objeto (cada objeto relacionado tendra su propio hash)</text:p>
      <text:p text:style-name="P37">- usar multiples hash y las relaciones en sets</text:p>
      <text:p text:style-name="P37">- flattening relationship in a single hash</text:p>
      <text:p text:style-name="P37"/>
      <text:p text:style-name="P13"><text:span text:style-name="T288">e</text:span>strategia 1:</text:p>
      <text:p text:style-name="P262"><draw:frame draw:style-name="fr1" draw:name="Image15" text:anchor-type="paragraph" svg:width="3.9134in" svg:height="2.2154in" draw:z-index="14"><draw:image xlink:href="Pictures/1000020100000373000001F404B5A5E0251A1B96.png" xlink:type="simple" xlink:show="embed" xlink:actuate="onLoad" loext:mime-type="image/png"/></draw:frame></text:p>
      <text:p text:style-name="P274"><draw:frame draw:style-name="fr1" draw:name="Image16" text:anchor-type="paragraph" svg:width="3.9134in" svg:height="1.3535in" draw:z-index="15"><draw:image xlink:href="Pictures/10000201000003EE0000015C5A4112858BC8CC4C.png" xlink:type="simple" xlink:show="embed" xlink:actuate="onLoad" loext:mime-type="image/png"/></draw:frame><text:span text:style-name="T256">b</text:span><text:span text:style-name="T250">eneficios</text:span><text:span text:style-name="T225">: </text:span></text:p>
      <text:p text:style-name="P39">- un comando es atomico y permite manipular N campos</text:p>
      <text:p text:style-name="P39">- atomic deletes</text:p>
      <text:p text:style-name="P39">- no transaction</text:p>
      <text:p text:style-name="P39">- encapsulacion</text:p>
      <text:p text:style-name="P39">- cascade delete</text:p>
      <text:p text:style-name="P12">malo:</text:p>
      <text:p text:style-name="P39">- hay que remover las relaciones en forma independiente cuando no se requiere remover toda la entidad</text:p>
      <text:p text:style-name="P273"><text:span text:style-name="T240">- </text:span><text:span text:style-name="T241">mover data de un objeto a otro requiere copiar todos los campos</text:span></text:p>
      <text:p text:style-name="P40">- muchos objetos y relaciones generarán muchos hashes</text:p>
      <text:p text:style-name="P13"><text:span text:style-name="T288">estrategia </text:span>2<text:span text:style-name="T289">:</text:span></text:p>
      <text:p text:style-name="P275"/>
      <text:p text:style-name="P38"><draw:frame draw:style-name="fr1" draw:name="Image17" text:anchor-type="paragraph" svg:width="3.9134in" svg:height="2.2756in" draw:z-index="16"><draw:image xlink:href="Pictures/100002010000034E000001EC8E82BCEA3394DFE1.png" xlink:type="simple" xlink:show="embed" xlink:actuate="onLoad" loext:mime-type="image/png"/></draw:frame></text:p>
      <text:p text:style-name="P37"/>
      <text:p text:style-name="P262"><draw:frame draw:style-name="fr1" draw:name="Image18" text:anchor-type="paragraph" svg:width="3.9134in" svg:height="0.9138in" draw:z-index="17"><draw:image xlink:href="Pictures/10000201000003E5000000E98D0C3D8DD8D9102D.png" xlink:type="simple" xlink:show="embed" xlink:actuate="onLoad" loext:mime-type="image/png"/></draw:frame></text:p>
      <text:p text:style-name="P276"><text:span text:style-name="T240">r</text:span><text:span text:style-name="T225">equiere mantener un set por cada relacion:</text:span></text:p>
      <text:p text:style-name="P263"/>
      <text:p text:style-name="P41"><draw:frame draw:style-name="fr1" draw:name="Image19" text:anchor-type="paragraph" svg:width="3.9134in" svg:height="0.4937in" draw:z-index="18"><draw:image xlink:href="Pictures/10000201000003E60000007E0A604F2905AC2457.png" xlink:type="simple" xlink:show="embed" xlink:actuate="onLoad" loext:mime-type="image/png"/></draw:frame></text:p>
      <text:p text:style-name="P264">bueno:</text:p>
      <text:p text:style-name="P42">- ttl por separado</text:p>
      <text:p text:style-name="P42">- administracion independiente</text:p>
      <text:p text:style-name="P42">- cada hash contiene los atributos relevantes de cada parte del objeto</text:p>
      <text:p text:style-name="P42">malo:</text:p>
      <text:p text:style-name="P42">- requiere muchos hash para representar la estructuras</text:p>
      <text:p text:style-name="P24"><text:span text:style-name="T225">- </text:span><text:span text:style-name="T242">mantencion de las relaciones (hashes/set)</text:span></text:p>
      <text:p text:style-name="P24"><text:span text:style-name="T242">- </text:span><text:span text:style-name="T243">transacciones tienen que ser aplicadas a un single shard en el cluster →</text:span><text:span text:style-name="T244"> todas las claves asociadas tienen que estar en el mismo shar para poder usar la transaccion </text:span><text:span text:style-name="T245">en multiples hashes</text:span></text:p>
      <text:p text:style-name="P23"><text:span text:style-name="T288">R</text:span>EDIS NO ADMINISTRA AUTOMÁTICAMENTE RELACIONES, NO HAY</text:p>
      <text:p text:style-name="P43"/>
      <text:p text:style-name="P265"><draw:frame draw:style-name="fr1" draw:name="Image20" text:anchor-type="paragraph" svg:width="3.9134in" svg:height="2.5654in" draw:z-index="19"><draw:image xlink:href="Pictures/10000201000003360000021B6C9B0CE71E24F2D4.png" xlink:type="simple" xlink:show="embed" xlink:actuate="onLoad" loext:mime-type="image/png"/></draw:frame></text:p>
      <text:p text:style-name="P277">la transaccion NO ejecuta comandos solo los encolados</text:p>
      <text:p text:style-name="P242"/>
      <text:p text:style-name="P44"/>
      <text:h text:style-name="P282" text:outline-level="2">bit data in Redis</text:h>
      <text:p text:style-name="P44">- <text:span text:style-name="T290">redis soporta Bit fields y bit arrays</text:span></text:p>
      <text:p text:style-name="P44">- <text:span text:style-name="T290">compact, optimized structures → histograms counters → file permissions</text:span></text:p>
      <text:p text:style-name="P45">- comandos para manipular bits</text:p>
      <text:p text:style-name="P45">- NO explicit Bit data type</text:p>
      <text:p text:style-name="P45">- <text:span text:style-name="T291">commands operan sobre Strings (string = binary safe value)</text:span></text:p>
      <text:p text:style-name="P45">- <text:span text:style-name="T292">Bitfield → get/set/increment un valor en un bit field</text:span></text:p>
      <text:p text:style-name="P45"/>
      <text:p text:style-name="P266"><draw:frame draw:style-name="fr1" draw:name="Image21" text:anchor-type="paragraph" svg:width="3.9008in" svg:height="1.6638in" draw:z-index="20"><draw:image xlink:href="Pictures/100002010000028000000111AEEBFC063E3B808C.png" xlink:type="simple" xlink:show="embed" xlink:actuate="onLoad" loext:mime-type="image/png"/></draw:frame></text:p>
      <text:p text:style-name="P45"><text:span text:style-name="T5">BITFIELD </text:span>bit1 set u8 <text:span text:style-name="T293">(unsigned 8 bit)</text:span> 0 <text:span text:style-name="T293">(offset 0)</text:span> 42 <text:span text:style-name="T293">(valor)</text:span></text:p>
      <text:p text:style-name="P45">- <text:span text:style-name="T294">2 familias de comandos para tratar con bit data:</text:span></text:p>
      <text:p text:style-name="P46">BITFIELD <text:s/>+ BIT ARRAY</text:p>
      <text:p text:style-name="P46"><text:span text:style-name="T5">BITFIELD</text:span>: permite manipular 1 o mas enteros de largo variable dentro del string data type.</text:p>
      <text:p text:style-name="P266"/>
      <text:p text:style-name="P266"><draw:frame draw:style-name="fr1" draw:name="Image22" text:anchor-type="paragraph" svg:width="3.9008in" svg:height="2.6598in" draw:z-index="21"><draw:image xlink:href="Pictures/10000201000002A7000001CF475E2A375A2090CE.png" xlink:type="simple" xlink:show="embed" xlink:actuate="onLoad" loext:mime-type="image/png"/></draw:frame></text:p>
      <text:p text:style-name="P45"><draw:frame draw:style-name="fr1" draw:name="Image23" text:anchor-type="paragraph" svg:width="3.9008in" svg:height="1.722in" draw:z-index="22"><draw:image xlink:href="Pictures/10000201000003610000017E21013940B4277E47.png" xlink:type="simple" xlink:show="embed" xlink:actuate="onLoad" loext:mime-type="image/png"/></draw:frame></text:p>
      <text:p text:style-name="P14">Tipo:</text:p>
      <text:h text:style-name="P295" text:outline-level="1">Signed(i) </text:h>
      <text:h text:style-name="Heading_20_1" text:outline-level="1">Unsigned (u)</text:h>
      <text:p text:style-name="P267">Size →<text:span text:style-name="T295"> NO tiene que ser byte aligned, puede ser 5, 11, ...</text:span></text:p>
      <text:p text:style-name="P267">u8 → unsigned de 8 bits</text:p>
      <text:p text:style-name="P47">Hasta 64 bits signed y 63 bits unsigned</text:p>
      <text:p text:style-name="P47">redis NO mantiene un mapping o esquema del los bit fields (offsets, sizes son responsabilidad del developer)</text:p>
      <text:p text:style-name="P47">se puede usar get clave_bit</text:p>
      <text:p text:style-name="P47"/>
      <text:p text:style-name="P269"><draw:frame draw:style-name="fr1" draw:name="Image24" text:anchor-type="paragraph" svg:width="3.9008in" svg:height="1.9598in" draw:z-index="23"><draw:image xlink:href="Pictures/10000201000003100000018AC713B092A00510D4.png" xlink:type="simple" xlink:show="embed" xlink:actuate="onLoad" loext:mime-type="image/png"/></draw:frame></text:p>
      <text:p text:style-name="P48">- multiples get y set pueden ser especificados</text:p>
      <text:p text:style-name="P48">- usando bitfield bf2 set u8 <text:span text:style-name="T5">#1</text:span> 5 → offset por posición → redis calculará el bit position basado en el tamaño del tipo dado.</text:p>
      <text:p text:style-name="P268"><text:span text:style-name="T5">bitfield bit3 set <text:s/>u8 #1 5 </text:span>→<text:span text:style-name="T296"> 0 → guardar por posición</text:span></text:p>
      <text:p text:style-name="P47"><text:span text:style-name="T5">BITFIELD bit3 get u8 #1</text:span> →<text:span text:style-name="T296"> 5 → obtenerlo por posición</text:span></text:p>
      <text:p text:style-name="P47"><text:span text:style-name="T5">BITFIELD bit3 get u8 #1 get u8 8 </text:span>→<text:span text:style-name="T296"> 5/5 → obtenerlo por posición y offset</text:span></text:p>
      <text:h text:style-name="Heading_20_1" text:outline-level="1">arrays:</text:h>
      <text:p text:style-name="P49">- el mas significativo en el index 0</text:p>
      <text:p text:style-name="P49">- bit arrays permiten manipulacion de bits individuales dentro de un string datatype</text:p>
      <text:p text:style-name="P49">- 0 based offset</text:p>
      <text:p text:style-name="P49">- es como un string desde la izquierda (0) a la derecha</text:p>
      <text:p text:style-name="P47">- <text:span text:style-name="T297">bits son siempre limitados por el maximo tamaño de un string, pero no es recomendado guardar y manipular largos bit fields</text:span></text:p>
      <text:p text:style-name="P47"/>
      <text:p text:style-name="P268"><draw:frame draw:style-name="fr1" draw:name="Image25" text:anchor-type="paragraph" svg:width="3.9008in" svg:height="1.4835in" draw:z-index="24"><draw:image xlink:href="Pictures/10000201000001780000008FF9BE4636D1E33597.png" xlink:type="simple" xlink:show="embed" xlink:actuate="onLoad" loext:mime-type="image/png"/></draw:frame></text:p>
      <text:p text:style-name="P47"/>
      <text:p text:style-name="P270"><text:span text:style-name="T5">getbit </text:span>key offset</text:p>
      <text:p text:style-name="P50"><text:span text:style-name="T5">setbit</text:span> key offset value</text:p>
      <text:p text:style-name="P52"><text:span text:style-name="T5">bitcount</text:span> key [start end]</text:p>
      <text:p text:style-name="P53"><text:span text:style-name="T5">bitop </text:span>operation destkey key [key …] →<text:span text:style-name="T298"> byte wise operations AND/OR/EXCLUSIVE OR/NOT</text:span></text:p>
      <text:p text:style-name="P60"><text:span text:style-name="T43">bitpos </text:span><text:span text:style-name="T204">key bit [start] [end] → encuentra el index del primer set o unset bit desde un dado indice en un string →</text:span><text:span text:style-name="T205"> </text:span><text:span text:style-name="T265">position of a bit in a String</text:span></text:p>
      <text:p text:style-name="P51">bitfield es preferido porque entrega mayor flexibilidad (usando u1 en el tamaño para setear un individual bit)</text:p>
      <text:p text:style-name="P50"/>
      <text:p text:style-name="P47"/>
      <text:p text:style-name="P268"><draw:frame draw:style-name="fr1" draw:name="Image26" text:anchor-type="paragraph" svg:width="3.5835in" svg:height="2.1874in" draw:z-index="25"><draw:image xlink:href="Pictures/1000020100000158000000D21D8509D49A937650.png" xlink:type="simple" xlink:show="embed" xlink:actuate="onLoad" loext:mime-type="image/png"/></draw:frame></text:p>
      <text:p text:style-name="P54">bitfield ba1 set u1 6 1</text:p>
      <text:p text:style-name="P271">bitfield ba2 set u1 7 1</text:p>
      <text:p text:style-name="P54">bitop or ba3 ba1 ba2</text:p>
      <text:p text:style-name="P54">bitcount ba3 2</text:p>
      <text:p text:style-name="P56">- bitcount examina por defecto todo el string</text:p>
      <text:p text:style-name="P54">- <text:span text:style-name="T299">bitcount y bitpios especifican el </text:span><text:span text:style-name="T42">byte</text:span><text:span text:style-name="T299"> offset</text:span></text:p>
      <text:p text:style-name="P54"/>
      <text:p text:style-name="P271"/>
      <text:p text:style-name="P55"><draw:frame draw:style-name="fr1" draw:name="Image27" text:anchor-type="paragraph" svg:width="3.9008in" svg:height="1.2634in" draw:z-index="26"><draw:image xlink:href="Pictures/10000201000001CF00000096BB83C7452903B274.png" xlink:type="simple" xlink:show="embed" xlink:actuate="onLoad" loext:mime-type="image/png"/></draw:frame></text:p>
      <text:p text:style-name="P272">los menos significativos están en un circulo</text:p>
      <text:p text:style-name="P57">BITFIELD bit4 set u1 <text:span text:style-name="T5">7</text:span> 1 set u1 <text:span text:style-name="T5">15</text:span> 1 set u1 <text:span text:style-name="T5">23</text:span> 1</text:p>
      <text:p text:style-name="P57">BITCOUNT bit4 →<text:span text:style-name="T300"> 3</text:span></text:p>
      <text:p text:style-name="P57"/>
      <text:p text:style-name="P57"/>
      <text:p text:style-name="P272"><draw:frame draw:style-name="fr1" draw:name="Image28" text:anchor-type="paragraph" svg:width="3.9008in" svg:height="1.4598in" draw:z-index="27"><draw:image xlink:href="Pictures/100002010000030C00000124006DAC2FBB7CD3FF.png" xlink:type="simple" xlink:show="embed" xlink:actuate="onLoad" loext:mime-type="image/png"/></draw:frame>BITCOUNT bit4 1 <text:span text:style-name="T301">(primer byte)</text:span> 2 <text:span text:style-name="T301">(segundo byte) → usa un byte offset</text:span></text:p>
      <text:p text:style-name="P57"/>
      <text:p text:style-name="P284"/>
      <text:p text:style-name="P287">bitfield <text:s/>ba-q1 set u8 #0 42</text:p>
      <text:p text:style-name="P286">bitfield <text:s/>ba-q2 set u8 #0 19</text:p>
      <text:p text:style-name="P285">bitop and ba-q3 ba-q1 ba-q2</text:p>
      <text:p text:style-name="P285">bitfield ba-q3 get u8 #0</text:p>
      <text:p text:style-name="P285"><text:s text:c="2"/>ba-q1 0 0 1 0 1 0 1 0</text:p>
      <text:p text:style-name="P285"><text:s text:c="2"/>ba-q2 0 0 0 1 0 0 1 1</text:p>
      <text:p text:style-name="P285">AND</text:p>
      <text:p text:style-name="P285"><text:s text:c="5"/>ba-q3 0 0 0 0 0 0 1 0 →<text:span text:style-name="T302"> 2</text:span></text:p>
      <text:p text:style-name="P58">casos de uso:</text:p>
      <text:p text:style-name="P58">- compact representation of data</text:p>
      <text:p text:style-name="P58">- histogram counters or other fixed sized numeric data</text:p>
      <text:p text:style-name="P58">- bit array pueden representar file permission (los bits de unix/linux)</text:p>
      <text:p text:style-name="P58"/>
      <text:p text:style-name="P58">** <text:span text:style-name="T303">son compact and optimized structures that allow dense amounts of data to be stored in a single key, no hay explicit bit type, los valores son guardados en string data type</text:span></text:p>
      <text:p text:style-name="P58"/>
      <text:p text:style-name="P289">A U32 is an unsigned 32 bit field, so all 32 bits are available. If this value had been defined as an I32, that is a signed 32 bit value, then only 31 bits would have been available, since one bit would be required to store the sign</text:p>
      <text:p text:style-name="P289"/>
      <text:p text:style-name="P294"><draw:frame draw:style-name="fr1" draw:name="Image29" text:anchor-type="paragraph" svg:width="3.9008in" svg:height="2.2146in" draw:z-index="28"><draw:image xlink:href="Pictures/100002010000031C000001C4329E7692F7853142.png" xlink:type="simple" xlink:show="embed" xlink:actuate="onLoad" loext:mime-type="image/png"/></draw:frame></text:p>
      <text:p text:style-name="P289"/>
      <text:p text:style-name="P294">BITCOUNT returns the count of the number of set bits only.</text:p>
      <text:p text:style-name="P292"><text:span text:style-name="T184">BITPOS can be used to find the index of the first set or unset bit.</text:span></text:p>
      <text:p text:style-name="P289"/>
      <text:p text:style-name="P290">PX → agrega ttl de 5 segundos a la clave</text:p>
      <text:p text:style-name="P29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style:font-face style:name="Menlo" svg:font-family="Menlo, monospace"/>
    <style:font-face style:name="Open Sans1" svg:font-family="'Open Sans', Helvetica, sans-serif"/>
    <style:font-face style:name="Open Sans" svg:font-family="'Open Sans', Verdana, Geneva, sans-serif, sans-serif"/>
    <style:font-face style:name="monospace" svg:font-family="monospace, monospace"/>
    <style:font-face style:name="Droid Sans Devanagari1" svg:font-family="'Droid Sans Devanagari'"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L"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s" fo:country="CL"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7T21:51:48.518751652</meta:creation-date>
    <meta:generator>LibreOffice/6.1.3.2$Linux_X86_64 LibreOffice_project/10$Build-2</meta:generator>
    <dc:date>2018-12-20T01:35:49.104099458</dc:date>
    <meta:editing-duration>PT14H43M30S</meta:editing-duration>
    <meta:editing-cycles>475</meta:editing-cycles>
    <meta:document-statistic meta:table-count="0" meta:image-count="29" meta:object-count="0" meta:page-count="1" meta:paragraph-count="477" meta:word-count="4823" meta:character-count="26552" meta:non-whitespace-character-count="22126"/>
  </office:meta>
</office:document-meta>
</file>